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0.852cm"/>
    </style:style>
    <style:style style:name="co3" style:family="table-column">
      <style:table-column-properties fo:break-before="auto" style:column-width="6.835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#00ae00"/>
    </style:style>
    <style:style style:name="ce4" style:family="table-cell" style:parent-style-name="Default">
      <style:table-cell-properties fo:background-color="#23ff23"/>
    </style:style>
    <style:style style:name="ce5" style:family="table-cell" style:parent-style-name="Default">
      <style:table-cell-properties fo:background-color="#ffcc99" fo:wrap-option="wrap"/>
    </style:style>
    <style:style style:name="ce6" style:family="table-cell" style:parent-style-name="Default">
      <style:table-cell-properties fo:background-color="#00ae00" fo:wrap-option="wrap"/>
    </style:style>
    <style:style style:name="ce7" style:family="table-cell" style:parent-style-name="Default">
      <style:table-cell-properties fo:background-color="#23ff23" fo:wrap-option="wrap"/>
    </style:style>
  </office:automatic-styles>
  <office:body>
    <office:spreadsheet>
      <table:calculation-settings table:case-sensitive="false" table:automatic-find-labels="false"/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District ID</text:p>
          </table:table-cell>
          <table:table-cell table:style-name="ce1" office:value-type="string">
            <text:p>Prov</text:p>
          </table:table-cell>
          <table:table-cell office:value-type="string">
            <text:p>Riding unique name</text:p>
          </table:table-cell>
          <table:table-cell office:value-type="string">
            <text:p>Winner</text:p>
          </table:table-cell>
          <table:table-cell table:style-name="ce1" office:value-type="string">
            <text:p>Voters to convince </text:p>
          </table:table-cell>
          <table:table-cell table:style-name="ce1" office:value-type="string">
            <text:p>Highest Pro PR votes</text:p>
          </table:table-cell>
          <table:table-cell table:style-name="ce1" office:value-type="string">
            <text:p>Highest non-pro PR votes</text:p>
          </table:table-cell>
          <table:table-cell table:style-name="ce1" table:number-columns-repeated="1017"/>
        </table:table-row>
        <table:table-row table:style-name="ro2">
          <table:table-cell office:value-type="float" office:value="2041">
            <text:p>2041</text:p>
          </table:table-cell>
          <table:table-cell office:value-type="string">
            <text:p>AB</text:p>
          </table:table-cell>
          <table:table-cell office:value-type="string">
            <text:p>Edmonton--St. Albert</text:p>
          </table:table-cell>
          <table:table-cell office:value-type="string">
            <text:p>Brent Rathgeber</text:p>
          </table:table-cell>
          <table:table-cell office:value-type="float" office:value="-28672">
            <text:p>-28672</text:p>
          </table:table-cell>
          <table:table-cell office:value-type="float" office:value="34468">
            <text:p>34468</text:p>
          </table:table-cell>
          <table:table-cell office:value-type="float" office:value="5796">
            <text:p>5796</text:p>
          </table:table-cell>
          <table:table-cell table:number-columns-repeated="1017"/>
        </table:table-row>
        <table:table-row table:style-name="ro2">
          <table:table-cell table:style-name="ce2" office:value-type="float" office:value="1837">
            <text:p>1837</text:p>
          </table:table-cell>
          <table:table-cell table:style-name="ce2" office:value-type="string">
            <text:p>QC</text:p>
          </table:table-cell>
          <table:table-cell table:style-name="ce5" office:value-type="string">
            <text:p>Gatineau</text:p>
          </table:table-cell>
          <table:table-cell table:style-name="ce5" office:value-type="string">
            <text:p>Françoise Boivin</text:p>
          </table:table-cell>
          <table:table-cell table:style-name="ce2" office:value-type="float" office:value="-26643">
            <text:p>-26643</text:p>
          </table:table-cell>
          <table:table-cell table:style-name="ce2" office:value-type="float" office:value="35262">
            <text:p>35262</text:p>
          </table:table-cell>
          <table:table-cell table:style-name="ce2" office:value-type="float" office:value="8619">
            <text:p>8619</text:p>
          </table:table-cell>
          <table:table-cell table:style-name="ce2" table:number-columns-repeated="1017"/>
        </table:table-row>
        <table:table-row table:style-name="ro2">
          <table:table-cell office:value-type="float" office:value="1808">
            <text:p>1808</text:p>
          </table:table-cell>
          <table:table-cell office:value-type="string">
            <text:p>NB</text:p>
          </table:table-cell>
          <table:table-cell office:value-type="string">
            <text:p>Acadie--Bathurst</text:p>
          </table:table-cell>
          <table:table-cell office:value-type="string">
            <text:p>Yvon Godin</text:p>
          </table:table-cell>
          <table:table-cell office:value-type="float" office:value="-24611">
            <text:p>-24611</text:p>
          </table:table-cell>
          <table:table-cell office:value-type="float" office:value="32067">
            <text:p>32067</text:p>
          </table:table-cell>
          <table:table-cell office:value-type="float" office:value="7456">
            <text:p>7456</text:p>
          </table:table-cell>
          <table:table-cell table:number-columns-repeated="1017"/>
        </table:table-row>
        <table:table-row table:style-name="ro2">
          <table:table-cell table:style-name="ce2" office:value-type="float" office:value="1840">
            <text:p>1840</text:p>
          </table:table-cell>
          <table:table-cell table:style-name="ce2" office:value-type="string">
            <text:p>QC</text:p>
          </table:table-cell>
          <table:table-cell table:style-name="ce5" office:value-type="string">
            <text:p>Hull--Aylmer</text:p>
          </table:table-cell>
          <table:table-cell table:style-name="ce5" office:value-type="string">
            <text:p>Nycole Turmel</text:p>
          </table:table-cell>
          <table:table-cell table:style-name="ce2" office:value-type="float" office:value="-23143">
            <text:p>-23143</text:p>
          </table:table-cell>
          <table:table-cell table:style-name="ce2" office:value-type="float" office:value="35194">
            <text:p>35194</text:p>
          </table:table-cell>
          <table:table-cell table:style-name="ce2" office:value-type="float" office:value="12051">
            <text:p>12051</text:p>
          </table:table-cell>
          <table:table-cell table:style-name="ce2" table:number-columns-repeated="1017"/>
        </table:table-row>
        <table:table-row table:style-name="ro2">
          <table:table-cell office:value-type="float" office:value="1791">
            <text:p>1791</text:p>
          </table:table-cell>
          <table:table-cell office:value-type="string">
            <text:p>NL</text:p>
          </table:table-cell>
          <table:table-cell office:value-type="string">
            <text:p>St. John's East</text:p>
          </table:table-cell>
          <table:table-cell office:value-type="string">
            <text:p>Jack Harris</text:p>
          </table:table-cell>
          <table:table-cell office:value-type="float" office:value="-22190">
            <text:p>-22190</text:p>
          </table:table-cell>
          <table:table-cell office:value-type="float" office:value="31388">
            <text:p>31388</text:p>
          </table:table-cell>
          <table:table-cell office:value-type="float" office:value="9198">
            <text:p>9198</text:p>
          </table:table-cell>
          <table:table-cell table:number-columns-repeated="1017"/>
        </table:table-row>
        <table:table-row table:style-name="ro2">
          <table:table-cell office:value-type="float" office:value="1986">
            <text:p>1986</text:p>
          </table:table-cell>
          <table:table-cell office:value-type="string">
            <text:p>ON</text:p>
          </table:table-cell>
          <table:table-cell office:value-type="string">
            <text:p>Toronto--Danforth</text:p>
          </table:table-cell>
          <table:table-cell office:value-type="string">
            <text:p>Jack Layton</text:p>
          </table:table-cell>
          <table:table-cell office:value-type="float" office:value="-20763">
            <text:p>-20763</text:p>
          </table:table-cell>
          <table:table-cell office:value-type="float" office:value="29235">
            <text:p>29235</text:p>
          </table:table-cell>
          <table:table-cell office:value-type="float" office:value="8472">
            <text:p>8472</text:p>
          </table:table-cell>
          <table:table-cell table:number-columns-repeated="1017"/>
        </table:table-row>
        <table:table-row table:style-name="ro2">
          <table:table-cell office:value-type="float" office:value="1987">
            <text:p>1987</text:p>
          </table:table-cell>
          <table:table-cell office:value-type="string">
            <text:p>ON</text:p>
          </table:table-cell>
          <table:table-cell office:value-type="string">
            <text:p>Trinity--Spadina</text:p>
          </table:table-cell>
          <table:table-cell office:value-type="string">
            <text:p>Olivia Chow</text:p>
          </table:table-cell>
          <table:table-cell office:value-type="float" office:value="-20325">
            <text:p>-20325</text:p>
          </table:table-cell>
          <table:table-cell office:value-type="float" office:value="35601">
            <text:p>35601</text:p>
          </table:table-cell>
          <table:table-cell office:value-type="float" office:value="15276">
            <text:p>15276</text:p>
          </table:table-cell>
          <table:table-cell table:number-columns-repeated="1017"/>
        </table:table-row>
        <table:table-row table:style-name="ro2">
          <table:table-cell table:style-name="ce2" office:value-type="float" office:value="1954">
            <text:p>1954</text:p>
          </table:table-cell>
          <table:table-cell table:style-name="ce2" office:value-type="string">
            <text:p>ON</text:p>
          </table:table-cell>
          <table:table-cell table:style-name="ce5" office:value-type="string">
            <text:p>Ottawa Centre</text:p>
          </table:table-cell>
          <table:table-cell table:style-name="ce5" office:value-type="string">
            <text:p>Paul Dewar</text:p>
          </table:table-cell>
          <table:table-cell table:style-name="ce2" office:value-type="float" office:value="-19742">
            <text:p>-19742</text:p>
          </table:table-cell>
          <table:table-cell table:style-name="ce2" office:value-type="float" office:value="33805">
            <text:p>33805</text:p>
          </table:table-cell>
          <table:table-cell table:style-name="ce2" office:value-type="float" office:value="14063">
            <text:p>14063</text:p>
          </table:table-cell>
          <table:table-cell table:style-name="ce2" table:number-columns-repeated="1017"/>
        </table:table-row>
        <table:table-row table:style-name="ro2">
          <table:table-cell office:value-type="float" office:value="2084">
            <text:p>2084</text:p>
          </table:table-cell>
          <table:table-cell office:value-type="string">
            <text:p>BC</text:p>
          </table:table-cell>
          <table:table-cell office:value-type="string">
            <text:p>Vancouver East</text:p>
          </table:table-cell>
          <table:table-cell office:value-type="string">
            <text:p>Libby Davies</text:p>
          </table:table-cell>
          <table:table-cell office:value-type="float" office:value="-19433">
            <text:p>-19433</text:p>
          </table:table-cell>
          <table:table-cell office:value-type="float" office:value="27794">
            <text:p>27794</text:p>
          </table:table-cell>
          <table:table-cell office:value-type="float" office:value="8361">
            <text:p>8361</text:p>
          </table:table-cell>
          <table:table-cell table:number-columns-repeated="1017"/>
        </table:table-row>
        <table:table-row table:style-name="ro2">
          <table:table-cell office:value-type="float" office:value="2089">
            <text:p>2089</text:p>
          </table:table-cell>
          <table:table-cell office:value-type="string">
            <text:p>BC</text:p>
          </table:table-cell>
          <table:table-cell office:value-type="string">
            <text:p>Victoria</text:p>
          </table:table-cell>
          <table:table-cell office:value-type="string">
            <text:p>Denise Savoie</text:p>
          </table:table-cell>
          <table:table-cell office:value-type="float" office:value="-16404">
            <text:p>-16404</text:p>
          </table:table-cell>
          <table:table-cell office:value-type="float" office:value="30679">
            <text:p>30679</text:p>
          </table:table-cell>
          <table:table-cell office:value-type="float" office:value="14275">
            <text:p>14275</text:p>
          </table:table-cell>
          <table:table-cell table:number-columns-repeated="1017"/>
        </table:table-row>
        <table:table-row table:style-name="ro2">
          <table:table-cell office:value-type="float" office:value="1889">
            <text:p>1889</text:p>
          </table:table-cell>
          <table:table-cell office:value-type="string">
            <text:p>QC</text:p>
          </table:table-cell>
          <table:table-cell office:value-type="string">
            <text:p>Trois-Rivières</text:p>
          </table:table-cell>
          <table:table-cell office:value-type="string">
            <text:p>Robert Aubin</text:p>
          </table:table-cell>
          <table:table-cell office:value-type="float" office:value="-14994">
            <text:p>-14994</text:p>
          </table:table-cell>
          <table:table-cell office:value-type="float" office:value="26981">
            <text:p>26981</text:p>
          </table:table-cell>
          <table:table-cell office:value-type="float" office:value="11987">
            <text:p>11987</text:p>
          </table:table-cell>
          <table:table-cell table:number-columns-repeated="1017"/>
        </table:table-row>
        <table:table-row table:style-name="ro2">
          <table:table-cell office:value-type="float" office:value="1886">
            <text:p>1886</text:p>
          </table:table-cell>
          <table:table-cell office:value-type="string">
            <text:p>QC</text:p>
          </table:table-cell>
          <table:table-cell office:value-type="string">
            <text:p>Shefford</text:p>
          </table:table-cell>
          <table:table-cell office:value-type="string">
            <text:p>Réjean Genest</text:p>
          </table:table-cell>
          <table:table-cell office:value-type="float" office:value="-14960">
            <text:p>-14960</text:p>
          </table:table-cell>
          <table:table-cell office:value-type="float" office:value="27575">
            <text:p>27575</text:p>
          </table:table-cell>
          <table:table-cell office:value-type="float" office:value="12615">
            <text:p>12615</text:p>
          </table:table-cell>
          <table:table-cell table:number-columns-repeated="1017"/>
        </table:table-row>
        <table:table-row table:style-name="ro2">
          <table:table-cell office:value-type="float" office:value="1860">
            <text:p>1860</text:p>
          </table:table-cell>
          <table:table-cell office:value-type="string">
            <text:p>QC</text:p>
          </table:table-cell>
          <table:table-cell office:value-type="string">
            <text:p>Montcalm</text:p>
          </table:table-cell>
          <table:table-cell office:value-type="string">
            <text:p>Manon Perreault</text:p>
          </table:table-cell>
          <table:table-cell office:value-type="float" office:value="-14825">
            <text:p>-14825</text:p>
          </table:table-cell>
          <table:table-cell office:value-type="float" office:value="34434">
            <text:p>34434</text:p>
          </table:table-cell>
          <table:table-cell office:value-type="float" office:value="19609">
            <text:p>19609</text:p>
          </table:table-cell>
          <table:table-cell table:number-columns-repeated="1017"/>
        </table:table-row>
        <table:table-row table:style-name="ro2">
          <table:table-cell office:value-type="float" office:value="1850">
            <text:p>1850</text:p>
          </table:table-cell>
          <table:table-cell office:value-type="string">
            <text:p>QC</text:p>
          </table:table-cell>
          <table:table-cell office:value-type="string">
            <text:p>Laval--Les Îles</text:p>
          </table:table-cell>
          <table:table-cell office:value-type="string">
            <text:p>François Pilon</text:p>
          </table:table-cell>
          <table:table-cell office:value-type="float" office:value="-14595">
            <text:p>-14595</text:p>
          </table:table-cell>
          <table:table-cell office:value-type="float" office:value="25703">
            <text:p>25703</text:p>
          </table:table-cell>
          <table:table-cell office:value-type="float" office:value="11108">
            <text:p>11108</text:p>
          </table:table-cell>
          <table:table-cell table:number-columns-repeated="1017"/>
        </table:table-row>
        <table:table-row table:style-name="ro3">
          <table:table-cell office:value-type="float" office:value="1876">
            <text:p>1876</text:p>
          </table:table-cell>
          <table:table-cell office:value-type="string">
            <text:p>QC</text:p>
          </table:table-cell>
          <table:table-cell office:value-type="string">
            <text:p>Rivière-du-Nord</text:p>
          </table:table-cell>
          <table:table-cell office:value-type="string">
            <text:p>Pierre Dionne Labelle</text:p>
          </table:table-cell>
          <table:table-cell office:value-type="float" office:value="-14498">
            <text:p>-14498</text:p>
          </table:table-cell>
          <table:table-cell office:value-type="float" office:value="29603">
            <text:p>29603</text:p>
          </table:table-cell>
          <table:table-cell office:value-type="float" office:value="15105">
            <text:p>15105</text:p>
          </table:table-cell>
          <table:table-cell table:number-columns-repeated="1017"/>
        </table:table-row>
        <table:table-row table:style-name="ro3">
          <table:table-cell office:value-type="float" office:value="1880">
            <text:p>1880</text:p>
          </table:table-cell>
          <table:table-cell office:value-type="string">
            <text:p>QC</text:p>
          </table:table-cell>
          <table:table-cell office:value-type="string">
            <text:p>Saint-Hyacinthe--Bagot</text:p>
          </table:table-cell>
          <table:table-cell office:value-type="string">
            <text:p>Marie-Claude Morin</text:p>
          </table:table-cell>
          <table:table-cell office:value-type="float" office:value="-14312">
            <text:p>-14312</text:p>
          </table:table-cell>
          <table:table-cell office:value-type="float" office:value="26963">
            <text:p>26963</text:p>
          </table:table-cell>
          <table:table-cell office:value-type="float" office:value="12651">
            <text:p>12651</text:p>
          </table:table-cell>
          <table:table-cell table:number-columns-repeated="1017"/>
        </table:table-row>
        <table:table-row table:style-name="ro2">
          <table:table-cell office:value-type="float" office:value="1832">
            <text:p>1832</text:p>
          </table:table-cell>
          <table:table-cell office:value-type="string">
            <text:p>QC</text:p>
          </table:table-cell>
          <table:table-cell office:value-type="string">
            <text:p>Châteauguay--Saint-Constant</text:p>
          </table:table-cell>
          <table:table-cell office:value-type="string">
            <text:p>Sylvain Chicoine</text:p>
          </table:table-cell>
          <table:table-cell office:value-type="float" office:value="-14199">
            <text:p>-14199</text:p>
          </table:table-cell>
          <table:table-cell office:value-type="float" office:value="29156">
            <text:p>29156</text:p>
          </table:table-cell>
          <table:table-cell office:value-type="float" office:value="14957">
            <text:p>14957</text:p>
          </table:table-cell>
          <table:table-cell table:number-columns-repeated="1017"/>
        </table:table-row>
        <table:table-row table:style-name="ro3">
          <table:table-cell office:value-type="float" office:value="1835">
            <text:p>1835</text:p>
          </table:table-cell>
          <table:table-cell office:value-type="string">
            <text:p>QC</text:p>
          </table:table-cell>
          <table:table-cell office:value-type="string">
            <text:p>Drummond</text:p>
          </table:table-cell>
          <table:table-cell office:value-type="string">
            <text:p>François Choquette</text:p>
          </table:table-cell>
          <table:table-cell office:value-type="float" office:value="-14079">
            <text:p>-14079</text:p>
          </table:table-cell>
          <table:table-cell office:value-type="float" office:value="24489">
            <text:p>24489</text:p>
          </table:table-cell>
          <table:table-cell office:value-type="float" office:value="10410">
            <text:p>10410</text:p>
          </table:table-cell>
          <table:table-cell table:number-columns-repeated="1017"/>
        </table:table-row>
        <table:table-row table:style-name="ro2">
          <table:table-cell office:value-type="float" office:value="1857">
            <text:p>1857</text:p>
          </table:table-cell>
          <table:table-cell office:value-type="string">
            <text:p>QC</text:p>
          </table:table-cell>
          <table:table-cell office:value-type="string">
            <text:p>Marc-Aurèle-Fortin</text:p>
          </table:table-cell>
          <table:table-cell office:value-type="string">
            <text:p>Alain Giguère</text:p>
          </table:table-cell>
          <table:table-cell office:value-type="float" office:value="-13637">
            <text:p>-13637</text:p>
          </table:table-cell>
          <table:table-cell office:value-type="float" office:value="29107">
            <text:p>29107</text:p>
          </table:table-cell>
          <table:table-cell office:value-type="float" office:value="15470">
            <text:p>15470</text:p>
          </table:table-cell>
          <table:table-cell table:number-columns-repeated="1017"/>
        </table:table-row>
        <table:table-row table:style-name="ro2">
          <table:table-cell office:value-type="float" office:value="1852">
            <text:p>1852</text:p>
          </table:table-cell>
          <table:table-cell office:value-type="string">
            <text:p>QC</text:p>
          </table:table-cell>
          <table:table-cell office:value-type="string">
            <text:p>Longueuil--Pierre-Boucher</text:p>
          </table:table-cell>
          <table:table-cell office:value-type="string">
            <text:p>Pierre Nantel</text:p>
          </table:table-cell>
          <table:table-cell office:value-type="float" office:value="-12938">
            <text:p>-12938</text:p>
          </table:table-cell>
          <table:table-cell office:value-type="float" office:value="27119">
            <text:p>27119</text:p>
          </table:table-cell>
          <table:table-cell office:value-type="float" office:value="14181">
            <text:p>14181</text:p>
          </table:table-cell>
          <table:table-cell table:number-columns-repeated="1017"/>
        </table:table-row>
        <table:table-row table:style-name="ro3">
          <table:table-cell office:value-type="float" office:value="1870">
            <text:p>1870</text:p>
          </table:table-cell>
          <table:table-cell office:value-type="string">
            <text:p>QC</text:p>
          </table:table-cell>
          <table:table-cell office:value-type="string">
            <text:p>Repentigny</text:p>
          </table:table-cell>
          <table:table-cell office:value-type="string">
            <text:p>Jean-François Larose</text:p>
          </table:table-cell>
          <table:table-cell office:value-type="float" office:value="-12889">
            <text:p>-12889</text:p>
          </table:table-cell>
          <table:table-cell office:value-type="float" office:value="32131">
            <text:p>32131</text:p>
          </table:table-cell>
          <table:table-cell office:value-type="float" office:value="19242">
            <text:p>19242</text:p>
          </table:table-cell>
          <table:table-cell table:number-columns-repeated="1017"/>
        </table:table-row>
        <table:table-row table:style-name="ro3">
          <table:table-cell office:value-type="float" office:value="1923">
            <text:p>1923</text:p>
          </table:table-cell>
          <table:table-cell office:value-type="string">
            <text:p>ON</text:p>
          </table:table-cell>
          <table:table-cell office:value-type="string">
            <text:p>Hamilton Centre</text:p>
          </table:table-cell>
          <table:table-cell office:value-type="string">
            <text:p>David Christopherson</text:p>
          </table:table-cell>
          <table:table-cell office:value-type="float" office:value="-12829">
            <text:p>-12829</text:p>
          </table:table-cell>
          <table:table-cell office:value-type="float" office:value="23849">
            <text:p>23849</text:p>
          </table:table-cell>
          <table:table-cell office:value-type="float" office:value="11020">
            <text:p>11020</text:p>
          </table:table-cell>
          <table:table-cell table:number-columns-repeated="1017"/>
        </table:table-row>
        <table:table-row table:style-name="ro2">
          <table:table-cell office:value-type="float" office:value="1864">
            <text:p>1864</text:p>
          </table:table-cell>
          <table:table-cell office:value-type="string">
            <text:p>QC</text:p>
          </table:table-cell>
          <table:table-cell office:value-type="string">
            <text:p>Outremont</text:p>
          </table:table-cell>
          <table:table-cell office:value-type="string">
            <text:p>Thomas Mulcair</text:p>
          </table:table-cell>
          <table:table-cell office:value-type="float" office:value="-12702">
            <text:p>-12702</text:p>
          </table:table-cell>
          <table:table-cell office:value-type="float" office:value="21906">
            <text:p>21906</text:p>
          </table:table-cell>
          <table:table-cell office:value-type="float" office:value="9204">
            <text:p>9204</text:p>
          </table:table-cell>
          <table:table-cell table:number-columns-repeated="1017"/>
        </table:table-row>
        <table:table-row table:style-name="ro2">
          <table:table-cell office:value-type="float" office:value="1871">
            <text:p>1871</text:p>
          </table:table-cell>
          <table:table-cell office:value-type="string">
            <text:p>QC</text:p>
          </table:table-cell>
          <table:table-cell office:value-type="string">
            <text:p>Bas-Richelieu--Nicolet--Bécancour</text:p>
          </table:table-cell>
          <table:table-cell office:value-type="string">
            <text:p>Louis Plamondon</text:p>
          </table:table-cell>
          <table:table-cell office:value-type="float" office:value="-12568">
            <text:p>-12568</text:p>
          </table:table-cell>
          <table:table-cell office:value-type="float" office:value="19046">
            <text:p>19046</text:p>
          </table:table-cell>
          <table:table-cell office:value-type="float" office:value="6478">
            <text:p>6478</text:p>
          </table:table-cell>
          <table:table-cell table:number-columns-repeated="1017"/>
        </table:table-row>
        <table:table-row table:style-name="ro2">
          <table:table-cell office:value-type="float" office:value="1890">
            <text:p>1890</text:p>
          </table:table-cell>
          <table:table-cell office:value-type="string">
            <text:p>QC</text:p>
          </table:table-cell>
          <table:table-cell office:value-type="string">
            <text:p>Vaudreuil-Soulanges</text:p>
          </table:table-cell>
          <table:table-cell office:value-type="string">
            <text:p>Jamie Nicholls</text:p>
          </table:table-cell>
          <table:table-cell office:value-type="float" office:value="-12396">
            <text:p>-12396</text:p>
          </table:table-cell>
          <table:table-cell office:value-type="float" office:value="30177">
            <text:p>30177</text:p>
          </table:table-cell>
          <table:table-cell office:value-type="float" office:value="17781">
            <text:p>17781</text:p>
          </table:table-cell>
          <table:table-cell table:number-columns-repeated="1017"/>
        </table:table-row>
        <table:table-row table:style-name="ro2">
          <table:table-cell office:value-type="float" office:value="1948">
            <text:p>1948</text:p>
          </table:table-cell>
          <table:table-cell office:value-type="string">
            <text:p>ON</text:p>
          </table:table-cell>
          <table:table-cell office:value-type="string">
            <text:p>Nickel Belt</text:p>
          </table:table-cell>
          <table:table-cell office:value-type="string">
            <text:p>Claude Gravelle</text:p>
          </table:table-cell>
          <table:table-cell office:value-type="float" office:value="-12063">
            <text:p>-12063</text:p>
          </table:table-cell>
          <table:table-cell office:value-type="float" office:value="24566">
            <text:p>24566</text:p>
          </table:table-cell>
          <table:table-cell office:value-type="float" office:value="12503">
            <text:p>12503</text:p>
          </table:table-cell>
          <table:table-cell table:number-columns-repeated="1017"/>
        </table:table-row>
        <table:table-row table:style-name="ro2">
          <table:table-cell office:value-type="float" office:value="1800">
            <text:p>1800</text:p>
          </table:table-cell>
          <table:table-cell office:value-type="string">
            <text:p>NS</text:p>
          </table:table-cell>
          <table:table-cell office:value-type="string">
            <text:p>Halifax</text:p>
          </table:table-cell>
          <table:table-cell office:value-type="string">
            <text:p>Megan Leslie</text:p>
          </table:table-cell>
          <table:table-cell office:value-type="float" office:value="-11953">
            <text:p>-11953</text:p>
          </table:table-cell>
          <table:table-cell office:value-type="float" office:value="23746">
            <text:p>23746</text:p>
          </table:table-cell>
          <table:table-cell office:value-type="float" office:value="11793">
            <text:p>11793</text:p>
          </table:table-cell>
          <table:table-cell table:number-columns-repeated="1017"/>
        </table:table-row>
        <table:table-row table:style-name="ro2">
          <table:table-cell office:value-type="float" office:value="1834">
            <text:p>1834</text:p>
          </table:table-cell>
          <table:table-cell office:value-type="string">
            <text:p>QC</text:p>
          </table:table-cell>
          <table:table-cell office:value-type="string">
            <text:p>Compton--Stanstead</text:p>
          </table:table-cell>
          <table:table-cell office:value-type="string">
            <text:p>Jean Rousseau</text:p>
          </table:table-cell>
          <table:table-cell office:value-type="float" office:value="-10918">
            <text:p>-10918</text:p>
          </table:table-cell>
          <table:table-cell office:value-type="float" office:value="24097">
            <text:p>24097</text:p>
          </table:table-cell>
          <table:table-cell office:value-type="float" office:value="13179">
            <text:p>13179</text:p>
          </table:table-cell>
          <table:table-cell table:number-columns-repeated="1017"/>
        </table:table-row>
        <table:table-row table:style-name="ro2">
          <table:table-cell office:value-type="float" office:value="1827">
            <text:p>1827</text:p>
          </table:table-cell>
          <table:table-cell office:value-type="string">
            <text:p>QC</text:p>
          </table:table-cell>
          <table:table-cell office:value-type="string">
            <text:p>Brome--Missisquoi</text:p>
          </table:table-cell>
          <table:table-cell office:value-type="string">
            <text:p>Pierre Jacob</text:p>
          </table:table-cell>
          <table:table-cell office:value-type="float" office:value="-10818">
            <text:p>-10818</text:p>
          </table:table-cell>
          <table:table-cell office:value-type="float" office:value="22407">
            <text:p>22407</text:p>
          </table:table-cell>
          <table:table-cell office:value-type="float" office:value="11589">
            <text:p>11589</text:p>
          </table:table-cell>
          <table:table-cell table:number-columns-repeated="1017"/>
        </table:table-row>
        <table:table-row table:style-name="ro2">
          <table:table-cell office:value-type="float" office:value="1874">
            <text:p>1874</text:p>
          </table:table-cell>
          <table:table-cell office:value-type="string">
            <text:p>QC</text:p>
          </table:table-cell>
          <table:table-cell office:value-type="string">
            <text:p>Rivière-des-Mille-Îles</text:p>
          </table:table-cell>
          <table:table-cell office:value-type="string">
            <text:p>Laurin Liu</text:p>
          </table:table-cell>
          <table:table-cell office:value-type="float" office:value="-10766">
            <text:p>-10766</text:p>
          </table:table-cell>
          <table:table-cell office:value-type="float" office:value="25639">
            <text:p>25639</text:p>
          </table:table-cell>
          <table:table-cell office:value-type="float" office:value="14873">
            <text:p>14873</text:p>
          </table:table-cell>
          <table:table-cell table:number-columns-repeated="1017"/>
        </table:table-row>
        <table:table-row table:style-name="ro2">
          <table:table-cell office:value-type="float" office:value="1841">
            <text:p>1841</text:p>
          </table:table-cell>
          <table:table-cell office:value-type="string">
            <text:p>QC</text:p>
          </table:table-cell>
          <table:table-cell office:value-type="string">
            <text:p>Jeanne-Le Ber</text:p>
          </table:table-cell>
          <table:table-cell office:value-type="string">
            <text:p>Tyrone Benskin</text:p>
          </table:table-cell>
          <table:table-cell office:value-type="float" office:value="-10658">
            <text:p>-10658</text:p>
          </table:table-cell>
          <table:table-cell office:value-type="float" office:value="23293">
            <text:p>23293</text:p>
          </table:table-cell>
          <table:table-cell office:value-type="float" office:value="12635">
            <text:p>12635</text:p>
          </table:table-cell>
          <table:table-cell table:number-columns-repeated="1017"/>
        </table:table-row>
        <table:table-row table:style-name="ro2">
          <table:table-cell office:value-type="float" office:value="1883">
            <text:p>1883</text:p>
          </table:table-cell>
          <table:table-cell office:value-type="string">
            <text:p>QC</text:p>
          </table:table-cell>
          <table:table-cell office:value-type="string">
            <text:p>Saint-Laurent--Cartierville</text:p>
          </table:table-cell>
          <table:table-cell office:value-type="string">
            <text:p>Stéphane Dion</text:p>
          </table:table-cell>
          <table:table-cell office:value-type="float" office:value="-10602">
            <text:p>-10602</text:p>
          </table:table-cell>
          <table:table-cell office:value-type="float" office:value="17726">
            <text:p>17726</text:p>
          </table:table-cell>
          <table:table-cell office:value-type="float" office:value="7124">
            <text:p>7124</text:p>
          </table:table-cell>
          <table:table-cell table:number-columns-repeated="1017"/>
        </table:table-row>
        <table:table-row table:style-name="ro2">
          <table:table-cell office:value-type="float" office:value="1888">
            <text:p>1888</text:p>
          </table:table-cell>
          <table:table-cell office:value-type="string">
            <text:p>QC</text:p>
          </table:table-cell>
          <table:table-cell office:value-type="string">
            <text:p>Terrebonne--Blainville</text:p>
          </table:table-cell>
          <table:table-cell office:value-type="string">
            <text:p>Charmaine Borg</text:p>
          </table:table-cell>
          <table:table-cell office:value-type="float" office:value="-10597">
            <text:p>-10597</text:p>
          </table:table-cell>
          <table:table-cell office:value-type="float" office:value="28260">
            <text:p>28260</text:p>
          </table:table-cell>
          <table:table-cell office:value-type="float" office:value="17663">
            <text:p>17663</text:p>
          </table:table-cell>
          <table:table-cell table:number-columns-repeated="1017"/>
        </table:table-row>
        <table:table-row table:style-name="ro3">
          <table:table-cell office:value-type="float" office:value="1820">
            <text:p>1820</text:p>
          </table:table-cell>
          <table:table-cell office:value-type="string">
            <text:p>QC</text:p>
          </table:table-cell>
          <table:table-cell office:value-type="string">
            <text:p>Alfred-Pellan</text:p>
          </table:table-cell>
          <table:table-cell office:value-type="string">
            <text:p>Rosane Doré Lefebvre</text:p>
          </table:table-cell>
          <table:table-cell office:value-type="float" office:value="-10594">
            <text:p>-10594</text:p>
          </table:table-cell>
          <table:table-cell office:value-type="float" office:value="23098">
            <text:p>23098</text:p>
          </table:table-cell>
          <table:table-cell office:value-type="float" office:value="12504">
            <text:p>12504</text:p>
          </table:table-cell>
          <table:table-cell table:number-columns-repeated="1017"/>
        </table:table-row>
        <table:table-row table:style-name="ro2">
          <table:table-cell office:value-type="float" office:value="1849">
            <text:p>1849</text:p>
          </table:table-cell>
          <table:table-cell office:value-type="string">
            <text:p>QC</text:p>
          </table:table-cell>
          <table:table-cell office:value-type="string">
            <text:p>Laval</text:p>
          </table:table-cell>
          <table:table-cell office:value-type="string">
            <text:p>José Nunez-Melo</text:p>
          </table:table-cell>
          <table:table-cell office:value-type="float" office:value="-10483">
            <text:p>-10483</text:p>
          </table:table-cell>
          <table:table-cell office:value-type="float" office:value="22050">
            <text:p>22050</text:p>
          </table:table-cell>
          <table:table-cell office:value-type="float" office:value="11567">
            <text:p>11567</text:p>
          </table:table-cell>
          <table:table-cell table:number-columns-repeated="1017"/>
        </table:table-row>
        <table:table-row table:style-name="ro2">
          <table:table-cell office:value-type="float" office:value="1824">
            <text:p>1824</text:p>
          </table:table-cell>
          <table:table-cell office:value-type="string">
            <text:p>QC</text:p>
          </table:table-cell>
          <table:table-cell office:value-type="string">
            <text:p>Beauport--Limoilou</text:p>
          </table:table-cell>
          <table:table-cell office:value-type="string">
            <text:p>Raymond Côté</text:p>
          </table:table-cell>
          <table:table-cell office:value-type="float" office:value="-10461">
            <text:p>-10461</text:p>
          </table:table-cell>
          <table:table-cell office:value-type="float" office:value="24306">
            <text:p>24306</text:p>
          </table:table-cell>
          <table:table-cell office:value-type="float" office:value="13845">
            <text:p>13845</text:p>
          </table:table-cell>
          <table:table-cell table:number-columns-repeated="1017"/>
        </table:table-row>
        <table:table-row table:style-name="ro2">
          <table:table-cell office:value-type="float" office:value="1829">
            <text:p>1829</text:p>
          </table:table-cell>
          <table:table-cell office:value-type="string">
            <text:p>QC</text:p>
          </table:table-cell>
          <table:table-cell office:value-type="string">
            <text:p>Chambly--Borduas</text:p>
          </table:table-cell>
          <table:table-cell office:value-type="string">
            <text:p>Matthew Dubé</text:p>
          </table:table-cell>
          <table:table-cell office:value-type="float" office:value="-10444">
            <text:p>-10444</text:p>
          </table:table-cell>
          <table:table-cell office:value-type="float" office:value="29591">
            <text:p>29591</text:p>
          </table:table-cell>
          <table:table-cell office:value-type="float" office:value="19147">
            <text:p>19147</text:p>
          </table:table-cell>
          <table:table-cell table:number-columns-repeated="1017"/>
        </table:table-row>
        <table:table-row table:style-name="ro2">
          <table:table-cell office:value-type="float" office:value="2086">
            <text:p>2086</text:p>
          </table:table-cell>
          <table:table-cell office:value-type="string">
            <text:p>BC</text:p>
          </table:table-cell>
          <table:table-cell office:value-type="string">
            <text:p>Vancouver Kingsway</text:p>
          </table:table-cell>
          <table:table-cell office:value-type="string">
            <text:p>Don Davies</text:p>
          </table:table-cell>
          <table:table-cell office:value-type="float" office:value="-10295">
            <text:p>-10295</text:p>
          </table:table-cell>
          <table:table-cell office:value-type="float" office:value="23452">
            <text:p>23452</text:p>
          </table:table-cell>
          <table:table-cell office:value-type="float" office:value="13157">
            <text:p>13157</text:p>
          </table:table-cell>
          <table:table-cell table:number-columns-repeated="1017"/>
        </table:table-row>
        <table:table-row table:style-name="ro2">
          <table:table-cell office:value-type="float" office:value="1907">
            <text:p>1907</text:p>
          </table:table-cell>
          <table:table-cell office:value-type="string">
            <text:p>ON</text:p>
          </table:table-cell>
          <table:table-cell office:value-type="string">
            <text:p>Davenport</text:p>
          </table:table-cell>
          <table:table-cell office:value-type="string">
            <text:p>Andrew Cash</text:p>
          </table:table-cell>
          <table:table-cell office:value-type="float" office:value="-10150">
            <text:p>-10150</text:p>
          </table:table-cell>
          <table:table-cell office:value-type="float" office:value="21096">
            <text:p>21096</text:p>
          </table:table-cell>
          <table:table-cell office:value-type="float" office:value="10946">
            <text:p>10946</text:p>
          </table:table-cell>
          <table:table-cell table:number-columns-repeated="1017"/>
        </table:table-row>
        <table:table-row table:style-name="ro2">
          <table:table-cell office:value-type="float" office:value="1804">
            <text:p>1804</text:p>
          </table:table-cell>
          <table:table-cell office:value-type="string">
            <text:p>NS</text:p>
          </table:table-cell>
          <table:table-cell office:value-type="string">
            <text:p>Sackville--Eastern Shore</text:p>
          </table:table-cell>
          <table:table-cell office:value-type="string">
            <text:p>Peter Stoffer</text:p>
          </table:table-cell>
          <table:table-cell office:value-type="float" office:value="-9821">
            <text:p>-9821</text:p>
          </table:table-cell>
          <table:table-cell office:value-type="float" office:value="22483">
            <text:p>22483</text:p>
          </table:table-cell>
          <table:table-cell office:value-type="float" office:value="12662">
            <text:p>12662</text:p>
          </table:table-cell>
          <table:table-cell table:number-columns-repeated="1017"/>
        </table:table-row>
        <table:table-row table:style-name="ro2">
          <table:table-cell office:value-type="float" office:value="1980">
            <text:p>1980</text:p>
          </table:table-cell>
          <table:table-cell office:value-type="string">
            <text:p>ON</text:p>
          </table:table-cell>
          <table:table-cell office:value-type="string">
            <text:p>Sudbury</text:p>
          </table:table-cell>
          <table:table-cell office:value-type="string">
            <text:p>Glenn Thibeault</text:p>
          </table:table-cell>
          <table:table-cell office:value-type="float" office:value="-9803">
            <text:p>-9803</text:p>
          </table:table-cell>
          <table:table-cell office:value-type="float" office:value="22684">
            <text:p>22684</text:p>
          </table:table-cell>
          <table:table-cell office:value-type="float" office:value="12881">
            <text:p>12881</text:p>
          </table:table-cell>
          <table:table-cell table:number-columns-repeated="1017"/>
        </table:table-row>
        <table:table-row table:style-name="ro3">
          <table:table-cell office:value-type="float" office:value="1878">
            <text:p>1878</text:p>
          </table:table-cell>
          <table:table-cell office:value-type="string">
            <text:p>QC</text:p>
          </table:table-cell>
          <table:table-cell office:value-type="string">
            <text:p>Rosemont--La Petite-Patrie</text:p>
          </table:table-cell>
          <table:table-cell office:value-type="string">
            <text:p>Alexandre Boulerice</text:p>
          </table:table-cell>
          <table:table-cell office:value-type="float" office:value="-9782">
            <text:p>-9782</text:p>
          </table:table-cell>
          <table:table-cell office:value-type="float" office:value="27484">
            <text:p>27484</text:p>
          </table:table-cell>
          <table:table-cell office:value-type="float" office:value="17702">
            <text:p>17702</text:p>
          </table:table-cell>
          <table:table-cell table:number-columns-repeated="1017"/>
        </table:table-row>
        <table:table-row table:style-name="ro2">
          <table:table-cell office:value-type="float" office:value="1818">
            <text:p>1818</text:p>
          </table:table-cell>
          <table:table-cell office:value-type="string">
            <text:p>QC</text:p>
          </table:table-cell>
          <table:table-cell office:value-type="string">
            <text:p>Abitibi--Témiscamingue</text:p>
          </table:table-cell>
          <table:table-cell office:value-type="string">
            <text:p>Christine Moore</text:p>
          </table:table-cell>
          <table:table-cell office:value-type="float" office:value="-9505">
            <text:p>-9505</text:p>
          </table:table-cell>
          <table:table-cell office:value-type="float" office:value="24763">
            <text:p>24763</text:p>
          </table:table-cell>
          <table:table-cell office:value-type="float" office:value="15258">
            <text:p>15258</text:p>
          </table:table-cell>
          <table:table-cell table:number-columns-repeated="1017"/>
        </table:table-row>
        <table:table-row table:style-name="ro2">
          <table:table-cell office:value-type="float" office:value="1994">
            <text:p>1994</text:p>
          </table:table-cell>
          <table:table-cell office:value-type="string">
            <text:p>ON</text:p>
          </table:table-cell>
          <table:table-cell office:value-type="string">
            <text:p>Windsor West</text:p>
          </table:table-cell>
          <table:table-cell office:value-type="string">
            <text:p>Brian Masse</text:p>
          </table:table-cell>
          <table:table-cell office:value-type="float" office:value="-9015">
            <text:p>-9015</text:p>
          </table:table-cell>
          <table:table-cell office:value-type="float" office:value="21592">
            <text:p>21592</text:p>
          </table:table-cell>
          <table:table-cell office:value-type="float" office:value="12577">
            <text:p>12577</text:p>
          </table:table-cell>
          <table:table-cell table:number-columns-repeated="1017"/>
        </table:table-row>
        <table:table-row table:style-name="ro2">
          <table:table-cell office:value-type="float" office:value="1879">
            <text:p>1879</text:p>
          </table:table-cell>
          <table:table-cell office:value-type="string">
            <text:p>QC</text:p>
          </table:table-cell>
          <table:table-cell office:value-type="string">
            <text:p>Saint-Bruno--Saint-Hubert</text:p>
          </table:table-cell>
          <table:table-cell office:value-type="string">
            <text:p>Djaouida Sellah</text:p>
          </table:table-cell>
          <table:table-cell office:value-type="float" office:value="-8977">
            <text:p>-8977</text:p>
          </table:table-cell>
          <table:table-cell office:value-type="float" office:value="24361">
            <text:p>24361</text:p>
          </table:table-cell>
          <table:table-cell office:value-type="float" office:value="15384">
            <text:p>15384</text:p>
          </table:table-cell>
          <table:table-cell table:number-columns-repeated="1017"/>
        </table:table-row>
        <table:table-row table:style-name="ro2">
          <table:table-cell office:value-type="float" office:value="1821">
            <text:p>1821</text:p>
          </table:table-cell>
          <table:table-cell office:value-type="string">
            <text:p>QC</text:p>
          </table:table-cell>
          <table:table-cell office:value-type="string">
            <text:p>Argenteuil--Papineau--Mirabel</text:p>
          </table:table-cell>
          <table:table-cell office:value-type="string">
            <text:p>Mylène Freeman</text:p>
          </table:table-cell>
          <table:table-cell office:value-type="float" office:value="-8922">
            <text:p>-8922</text:p>
          </table:table-cell>
          <table:table-cell office:value-type="float" office:value="25802">
            <text:p>25802</text:p>
          </table:table-cell>
          <table:table-cell office:value-type="float" office:value="16880">
            <text:p>16880</text:p>
          </table:table-cell>
          <table:table-cell table:number-columns-repeated="1017"/>
        </table:table-row>
        <table:table-row table:style-name="ro2">
          <table:table-cell office:value-type="float" office:value="1881">
            <text:p>1881</text:p>
          </table:table-cell>
          <table:table-cell office:value-type="string">
            <text:p>QC</text:p>
          </table:table-cell>
          <table:table-cell office:value-type="string">
            <text:p>Saint-Jean</text:p>
          </table:table-cell>
          <table:table-cell office:value-type="string">
            <text:p>Tarik Brahmi</text:p>
          </table:table-cell>
          <table:table-cell office:value-type="float" office:value="-8920">
            <text:p>-8920</text:p>
          </table:table-cell>
          <table:table-cell office:value-type="float" office:value="24943">
            <text:p>24943</text:p>
          </table:table-cell>
          <table:table-cell office:value-type="float" office:value="16023">
            <text:p>16023</text:p>
          </table:table-cell>
          <table:table-cell table:number-columns-repeated="1017"/>
        </table:table-row>
        <table:table-row table:style-name="ro2">
          <table:table-cell office:value-type="float" office:value="1854">
            <text:p>1854</text:p>
          </table:table-cell>
          <table:table-cell office:value-type="string">
            <text:p>QC</text:p>
          </table:table-cell>
          <table:table-cell office:value-type="string">
            <text:p>Louis-Hébert</text:p>
          </table:table-cell>
          <table:table-cell office:value-type="string">
            <text:p>Denis Blanchette</text:p>
          </table:table-cell>
          <table:table-cell office:value-type="float" office:value="-8733">
            <text:p>-8733</text:p>
          </table:table-cell>
          <table:table-cell office:value-type="float" office:value="23373">
            <text:p>23373</text:p>
          </table:table-cell>
          <table:table-cell office:value-type="float" office:value="14640">
            <text:p>14640</text:p>
          </table:table-cell>
          <table:table-cell table:number-columns-repeated="1017"/>
        </table:table-row>
        <table:table-row table:style-name="ro2">
          <table:table-cell office:value-type="float" office:value="1828">
            <text:p>1828</text:p>
          </table:table-cell>
          <table:table-cell office:value-type="string">
            <text:p>QC</text:p>
          </table:table-cell>
          <table:table-cell office:value-type="string">
            <text:p>Brossard--La Prairie</text:p>
          </table:table-cell>
          <table:table-cell office:value-type="string">
            <text:p>Hoang Mai</text:p>
          </table:table-cell>
          <table:table-cell office:value-type="float" office:value="-8536">
            <text:p>-8536</text:p>
          </table:table-cell>
          <table:table-cell office:value-type="float" office:value="25512">
            <text:p>25512</text:p>
          </table:table-cell>
          <table:table-cell office:value-type="float" office:value="16976">
            <text:p>16976</text:p>
          </table:table-cell>
          <table:table-cell table:number-columns-repeated="1017"/>
        </table:table-row>
        <table:table-row table:style-name="ro2">
          <table:table-cell office:value-type="float" office:value="1842">
            <text:p>1842</text:p>
          </table:table-cell>
          <table:table-cell office:value-type="string">
            <text:p>QC</text:p>
          </table:table-cell>
          <table:table-cell office:value-type="string">
            <text:p>Joliette</text:p>
          </table:table-cell>
          <table:table-cell office:value-type="string">
            <text:p>Francine Raynault</text:p>
          </table:table-cell>
          <table:table-cell office:value-type="float" office:value="-8246">
            <text:p>-8246</text:p>
          </table:table-cell>
          <table:table-cell office:value-type="float" office:value="27050">
            <text:p>27050</text:p>
          </table:table-cell>
          <table:table-cell office:value-type="float" office:value="18804">
            <text:p>18804</text:p>
          </table:table-cell>
          <table:table-cell table:number-columns-repeated="1017"/>
        </table:table-row>
        <table:table-row table:style-name="ro2">
          <table:table-cell office:value-type="float" office:value="1982">
            <text:p>1982</text:p>
          </table:table-cell>
          <table:table-cell office:value-type="string">
            <text:p>ON</text:p>
          </table:table-cell>
          <table:table-cell office:value-type="string">
            <text:p>Thunder Bay--Rainy River</text:p>
          </table:table-cell>
          <table:table-cell office:value-type="string">
            <text:p>John Rafferty</text:p>
          </table:table-cell>
          <table:table-cell office:value-type="float" office:value="-7988">
            <text:p>-7988</text:p>
          </table:table-cell>
          <table:table-cell office:value-type="float" office:value="18085">
            <text:p>18085</text:p>
          </table:table-cell>
          <table:table-cell office:value-type="float" office:value="10097">
            <text:p>10097</text:p>
          </table:table-cell>
          <table:table-cell table:number-columns-repeated="1017"/>
        </table:table-row>
        <table:table-row table:style-name="ro2">
          <table:table-cell table:style-name="ce2" office:value-type="float" office:value="1867">
            <text:p>1867</text:p>
          </table:table-cell>
          <table:table-cell table:style-name="ce2" office:value-type="string">
            <text:p>QC</text:p>
          </table:table-cell>
          <table:table-cell table:style-name="ce5" office:value-type="string">
            <text:p>Pontiac</text:p>
          </table:table-cell>
          <table:table-cell table:style-name="ce5" office:value-type="string">
            <text:p>Mathieu Ravignat</text:p>
          </table:table-cell>
          <table:table-cell table:style-name="ce2" office:value-type="float" office:value="-7935">
            <text:p>-7935</text:p>
          </table:table-cell>
          <table:table-cell table:style-name="ce2" office:value-type="float" office:value="22376">
            <text:p>22376</text:p>
          </table:table-cell>
          <table:table-cell table:style-name="ce2" office:value-type="float" office:value="14441">
            <text:p>14441</text:p>
          </table:table-cell>
          <table:table-cell table:style-name="ce2" table:number-columns-repeated="1017"/>
        </table:table-row>
        <table:table-row table:style-name="ro2">
          <table:table-cell office:value-type="float" office:value="1830">
            <text:p>1830</text:p>
          </table:table-cell>
          <table:table-cell office:value-type="string">
            <text:p>QC</text:p>
          </table:table-cell>
          <table:table-cell office:value-type="string">
            <text:p>Charlesbourg--Haute-Saint-Charles</text:p>
          </table:table-cell>
          <table:table-cell office:value-type="string">
            <text:p>Anne-Marie Day</text:p>
          </table:table-cell>
          <table:table-cell office:value-type="float" office:value="-7911">
            <text:p>-7911</text:p>
          </table:table-cell>
          <table:table-cell office:value-type="float" office:value="24131">
            <text:p>24131</text:p>
          </table:table-cell>
          <table:table-cell office:value-type="float" office:value="16220">
            <text:p>16220</text:p>
          </table:table-cell>
          <table:table-cell table:number-columns-repeated="1017"/>
        </table:table-row>
        <table:table-row table:style-name="ro3">
          <table:table-cell office:value-type="float" office:value="1838">
            <text:p>1838</text:p>
          </table:table-cell>
          <table:table-cell office:value-type="string">
            <text:p>QC</text:p>
          </table:table-cell>
          <table:table-cell office:value-type="string">
            <text:p>Hochelaga</text:p>
          </table:table-cell>
          <table:table-cell office:value-type="string">
            <text:p>Marjolaine Boutin-Sweet</text:p>
          </table:table-cell>
          <table:table-cell office:value-type="float" office:value="-7863">
            <text:p>-7863</text:p>
          </table:table-cell>
          <table:table-cell office:value-type="float" office:value="22314">
            <text:p>22314</text:p>
          </table:table-cell>
          <table:table-cell office:value-type="float" office:value="14451">
            <text:p>14451</text:p>
          </table:table-cell>
          <table:table-cell table:number-columns-repeated="1017"/>
        </table:table-row>
        <table:table-row table:style-name="ro2">
          <table:table-cell office:value-type="float" office:value="1868">
            <text:p>1868</text:p>
          </table:table-cell>
          <table:table-cell office:value-type="string">
            <text:p>QC</text:p>
          </table:table-cell>
          <table:table-cell office:value-type="string">
            <text:p>Portneuf--Jacques-Cartier</text:p>
          </table:table-cell>
          <table:table-cell office:value-type="string">
            <text:p>Élaine Michaud</text:p>
          </table:table-cell>
          <table:table-cell office:value-type="float" office:value="-7793">
            <text:p>-7793</text:p>
          </table:table-cell>
          <table:table-cell office:value-type="float" office:value="22387">
            <text:p>22387</text:p>
          </table:table-cell>
          <table:table-cell office:value-type="float" office:value="14594">
            <text:p>14594</text:p>
          </table:table-cell>
          <table:table-cell table:number-columns-repeated="1017"/>
        </table:table-row>
        <table:table-row table:style-name="ro2">
          <table:table-cell office:value-type="float" office:value="1894">
            <text:p>1894</text:p>
          </table:table-cell>
          <table:table-cell office:value-type="string">
            <text:p>ON</text:p>
          </table:table-cell>
          <table:table-cell office:value-type="string">
            <text:p>Algoma--Manitoulin--Kapuskasing</text:p>
          </table:table-cell>
          <table:table-cell office:value-type="string">
            <text:p>Carol Hughes</text:p>
          </table:table-cell>
          <table:table-cell office:value-type="float" office:value="-7756">
            <text:p>-7756</text:p>
          </table:table-cell>
          <table:table-cell office:value-type="float" office:value="18747">
            <text:p>18747</text:p>
          </table:table-cell>
          <table:table-cell office:value-type="float" office:value="10991">
            <text:p>10991</text:p>
          </table:table-cell>
          <table:table-cell table:number-columns-repeated="1017"/>
        </table:table-row>
        <table:table-row table:style-name="ro2">
          <table:table-cell office:value-type="float" office:value="1869">
            <text:p>1869</text:p>
          </table:table-cell>
          <table:table-cell office:value-type="string">
            <text:p>QC</text:p>
          </table:table-cell>
          <table:table-cell office:value-type="string">
            <text:p>Québec</text:p>
          </table:table-cell>
          <table:table-cell office:value-type="string">
            <text:p>Annick Papillon</text:p>
          </table:table-cell>
          <table:table-cell office:value-type="float" office:value="-7709">
            <text:p>-7709</text:p>
          </table:table-cell>
          <table:table-cell office:value-type="float" office:value="22393">
            <text:p>22393</text:p>
          </table:table-cell>
          <table:table-cell office:value-type="float" office:value="14684">
            <text:p>14684</text:p>
          </table:table-cell>
          <table:table-cell table:number-columns-repeated="1017"/>
        </table:table-row>
        <table:table-row table:style-name="ro2">
          <table:table-cell office:value-type="float" office:value="1925">
            <text:p>1925</text:p>
          </table:table-cell>
          <table:table-cell office:value-type="string">
            <text:p>ON</text:p>
          </table:table-cell>
          <table:table-cell office:value-type="string">
            <text:p>Hamilton Mountain</text:p>
          </table:table-cell>
          <table:table-cell office:value-type="string">
            <text:p>Chris Charlton</text:p>
          </table:table-cell>
          <table:table-cell office:value-type="float" office:value="-7659">
            <text:p>-7659</text:p>
          </table:table-cell>
          <table:table-cell office:value-type="float" office:value="25595">
            <text:p>25595</text:p>
          </table:table-cell>
          <table:table-cell office:value-type="float" office:value="17936">
            <text:p>17936</text:p>
          </table:table-cell>
          <table:table-cell table:number-columns-repeated="1017"/>
        </table:table-row>
        <table:table-row table:style-name="ro2">
          <table:table-cell office:value-type="float" office:value="1845">
            <text:p>1845</text:p>
          </table:table-cell>
          <table:table-cell office:value-type="string">
            <text:p>QC</text:p>
          </table:table-cell>
          <table:table-cell office:value-type="string">
            <text:p>La Pointe-de-l'Île</text:p>
          </table:table-cell>
          <table:table-cell office:value-type="string">
            <text:p>Ève Péclet</text:p>
          </table:table-cell>
          <table:table-cell office:value-type="float" office:value="-7558">
            <text:p>-7558</text:p>
          </table:table-cell>
          <table:table-cell office:value-type="float" office:value="23033">
            <text:p>23033</text:p>
          </table:table-cell>
          <table:table-cell office:value-type="float" office:value="15475">
            <text:p>15475</text:p>
          </table:table-cell>
          <table:table-cell table:number-columns-repeated="1017"/>
        </table:table-row>
        <table:table-row table:style-name="ro2">
          <table:table-cell office:value-type="float" office:value="1792">
            <text:p>1792</text:p>
          </table:table-cell>
          <table:table-cell office:value-type="string">
            <text:p>NL</text:p>
          </table:table-cell>
          <table:table-cell office:value-type="string">
            <text:p>St. John's South--Mount Pearl</text:p>
          </table:table-cell>
          <table:table-cell office:value-type="string">
            <text:p>Ryan Cleary</text:p>
          </table:table-cell>
          <table:table-cell office:value-type="float" office:value="-7551">
            <text:p>-7551</text:p>
          </table:table-cell>
          <table:table-cell office:value-type="float" office:value="18681">
            <text:p>18681</text:p>
          </table:table-cell>
          <table:table-cell office:value-type="float" office:value="11130">
            <text:p>11130</text:p>
          </table:table-cell>
          <table:table-cell table:number-columns-repeated="1017"/>
        </table:table-row>
        <table:table-row table:style-name="ro2">
          <table:table-cell office:value-type="float" office:value="1983">
            <text:p>1983</text:p>
          </table:table-cell>
          <table:table-cell office:value-type="string">
            <text:p>ON</text:p>
          </table:table-cell>
          <table:table-cell office:value-type="string">
            <text:p>Thunder Bay--Superior North</text:p>
          </table:table-cell>
          <table:table-cell office:value-type="string">
            <text:p>Bruce Hyer</text:p>
          </table:table-cell>
          <table:table-cell office:value-type="float" office:value="-7440">
            <text:p>-7440</text:p>
          </table:table-cell>
          <table:table-cell office:value-type="float" office:value="18334">
            <text:p>18334</text:p>
          </table:table-cell>
          <table:table-cell office:value-type="float" office:value="10894">
            <text:p>10894</text:p>
          </table:table-cell>
          <table:table-cell table:number-columns-repeated="1017"/>
        </table:table-row>
        <table:table-row table:style-name="ro2">
          <table:table-cell office:value-type="float" office:value="1934">
            <text:p>1934</text:p>
          </table:table-cell>
          <table:table-cell office:value-type="string">
            <text:p>ON</text:p>
          </table:table-cell>
          <table:table-cell office:value-type="string">
            <text:p>London--Fanshawe</text:p>
          </table:table-cell>
          <table:table-cell office:value-type="string">
            <text:p>Irene Mathyssen</text:p>
          </table:table-cell>
          <table:table-cell office:value-type="float" office:value="-7395">
            <text:p>-7395</text:p>
          </table:table-cell>
          <table:table-cell office:value-type="float" office:value="21689">
            <text:p>21689</text:p>
          </table:table-cell>
          <table:table-cell office:value-type="float" office:value="14294">
            <text:p>14294</text:p>
          </table:table-cell>
          <table:table-cell table:number-columns-repeated="1017"/>
        </table:table-row>
        <table:table-row table:style-name="ro2">
          <table:table-cell office:value-type="float" office:value="1882">
            <text:p>1882</text:p>
          </table:table-cell>
          <table:table-cell office:value-type="string">
            <text:p>QC</text:p>
          </table:table-cell>
          <table:table-cell office:value-type="string">
            <text:p>Saint-Lambert</text:p>
          </table:table-cell>
          <table:table-cell office:value-type="string">
            <text:p>Sadia Groguhé</text:p>
          </table:table-cell>
          <table:table-cell office:value-type="float" office:value="-7352">
            <text:p>-7352</text:p>
          </table:table-cell>
          <table:table-cell office:value-type="float" office:value="18705">
            <text:p>18705</text:p>
          </table:table-cell>
          <table:table-cell office:value-type="float" office:value="11353">
            <text:p>11353</text:p>
          </table:table-cell>
          <table:table-cell table:number-columns-repeated="1017"/>
        </table:table-row>
        <table:table-row table:style-name="ro2">
          <table:table-cell office:value-type="float" office:value="2078">
            <text:p>2078</text:p>
          </table:table-cell>
          <table:table-cell office:value-type="string">
            <text:p>BC</text:p>
          </table:table-cell>
          <table:table-cell office:value-type="string">
            <text:p>Saanich--Gulf Islands</text:p>
          </table:table-cell>
          <table:table-cell office:value-type="string">
            <text:p>Elizabeth May</text:p>
          </table:table-cell>
          <table:table-cell office:value-type="float" office:value="-7346">
            <text:p>-7346</text:p>
          </table:table-cell>
          <table:table-cell office:value-type="float" office:value="31890">
            <text:p>31890</text:p>
          </table:table-cell>
          <table:table-cell office:value-type="float" office:value="24544">
            <text:p>24544</text:p>
          </table:table-cell>
          <table:table-cell table:number-columns-repeated="1017"/>
        </table:table-row>
        <table:table-row table:style-name="ro2">
          <table:table-cell office:value-type="float" office:value="2079">
            <text:p>2079</text:p>
          </table:table-cell>
          <table:table-cell office:value-type="string">
            <text:p>BC</text:p>
          </table:table-cell>
          <table:table-cell office:value-type="string">
            <text:p>Skeena--Bulkley Valley</text:p>
          </table:table-cell>
          <table:table-cell office:value-type="string">
            <text:p>Nathan Paul Cullen</text:p>
          </table:table-cell>
          <table:table-cell office:value-type="float" office:value="-7314">
            <text:p>-7314</text:p>
          </table:table-cell>
          <table:table-cell office:value-type="float" office:value="19431">
            <text:p>19431</text:p>
          </table:table-cell>
          <table:table-cell office:value-type="float" office:value="12117">
            <text:p>12117</text:p>
          </table:table-cell>
          <table:table-cell table:number-columns-repeated="1017"/>
        </table:table-row>
        <table:table-row table:style-name="ro2">
          <table:table-cell office:value-type="float" office:value="1993">
            <text:p>1993</text:p>
          </table:table-cell>
          <table:table-cell office:value-type="string">
            <text:p>ON</text:p>
          </table:table-cell>
          <table:table-cell office:value-type="string">
            <text:p>Windsor--Tecumseh</text:p>
          </table:table-cell>
          <table:table-cell office:value-type="string">
            <text:p>Joe Comartin</text:p>
          </table:table-cell>
          <table:table-cell office:value-type="float" office:value="-7290">
            <text:p>-7290</text:p>
          </table:table-cell>
          <table:table-cell office:value-type="float" office:value="22235">
            <text:p>22235</text:p>
          </table:table-cell>
          <table:table-cell office:value-type="float" office:value="14945">
            <text:p>14945</text:p>
          </table:table-cell>
          <table:table-cell table:number-columns-repeated="1017"/>
        </table:table-row>
        <table:table-row table:style-name="ro2">
          <table:table-cell office:value-type="float" office:value="1960">
            <text:p>1960</text:p>
          </table:table-cell>
          <table:table-cell office:value-type="string">
            <text:p>ON</text:p>
          </table:table-cell>
          <table:table-cell office:value-type="string">
            <text:p>Parkdale--High Park</text:p>
          </table:table-cell>
          <table:table-cell office:value-type="string">
            <text:p>Peggy Nash</text:p>
          </table:table-cell>
          <table:table-cell office:value-type="float" office:value="-7289">
            <text:p>-7289</text:p>
          </table:table-cell>
          <table:table-cell office:value-type="float" office:value="24046">
            <text:p>24046</text:p>
          </table:table-cell>
          <table:table-cell office:value-type="float" office:value="16757">
            <text:p>16757</text:p>
          </table:table-cell>
          <table:table-cell table:number-columns-repeated="1017"/>
        </table:table-row>
        <table:table-row table:style-name="ro2">
          <table:table-cell office:value-type="float" office:value="1847">
            <text:p>1847</text:p>
          </table:table-cell>
          <table:table-cell office:value-type="string">
            <text:p>QC</text:p>
          </table:table-cell>
          <table:table-cell office:value-type="string">
            <text:p>Laurentides--Labelle</text:p>
          </table:table-cell>
          <table:table-cell office:value-type="string">
            <text:p>Marc-André Morin</text:p>
          </table:table-cell>
          <table:table-cell office:value-type="float" office:value="-7001">
            <text:p>-7001</text:p>
          </table:table-cell>
          <table:table-cell office:value-type="float" office:value="24800">
            <text:p>24800</text:p>
          </table:table-cell>
          <table:table-cell office:value-type="float" office:value="17799">
            <text:p>17799</text:p>
          </table:table-cell>
          <table:table-cell table:number-columns-repeated="1017"/>
        </table:table-row>
        <table:table-row table:style-name="ro2">
          <table:table-cell office:value-type="float" office:value="1863">
            <text:p>1863</text:p>
          </table:table-cell>
          <table:table-cell office:value-type="string">
            <text:p>QC</text:p>
          </table:table-cell>
          <table:table-cell office:value-type="string">
            <text:p>Abitibi--Baie-James--Nunavik--Eeyou</text:p>
          </table:table-cell>
          <table:table-cell office:value-type="string">
            <text:p>Romeo Saganash</text:p>
          </table:table-cell>
          <table:table-cell office:value-type="float" office:value="-6872">
            <text:p>-6872</text:p>
          </table:table-cell>
          <table:table-cell office:value-type="float" office:value="13961">
            <text:p>13961</text:p>
          </table:table-cell>
          <table:table-cell office:value-type="float" office:value="7089">
            <text:p>7089</text:p>
          </table:table-cell>
          <table:table-cell table:number-columns-repeated="1017"/>
        </table:table-row>
        <table:table-row table:style-name="ro2">
          <table:table-cell office:value-type="float" office:value="2069">
            <text:p>2069</text:p>
          </table:table-cell>
          <table:table-cell office:value-type="string">
            <text:p>BC</text:p>
          </table:table-cell>
          <table:table-cell office:value-type="string">
            <text:p>Nanaimo--Cowichan</text:p>
          </table:table-cell>
          <table:table-cell office:value-type="string">
            <text:p>Jean Crowder</text:p>
          </table:table-cell>
          <table:table-cell office:value-type="float" office:value="-6775">
            <text:p>-6775</text:p>
          </table:table-cell>
          <table:table-cell office:value-type="float" office:value="31272">
            <text:p>31272</text:p>
          </table:table-cell>
          <table:table-cell office:value-type="float" office:value="24497">
            <text:p>24497</text:p>
          </table:table-cell>
          <table:table-cell table:number-columns-repeated="1017"/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MB</text:p>
          </table:table-cell>
          <table:table-cell office:value-type="string">
            <text:p>Winnipeg Centre</text:p>
          </table:table-cell>
          <table:table-cell office:value-type="string">
            <text:p>Pat Martin</text:p>
          </table:table-cell>
          <table:table-cell office:value-type="float" office:value="-6755">
            <text:p>-6755</text:p>
          </table:table-cell>
          <table:table-cell office:value-type="float" office:value="13928">
            <text:p>13928</text:p>
          </table:table-cell>
          <table:table-cell office:value-type="float" office:value="7173">
            <text:p>7173</text:p>
          </table:table-cell>
          <table:table-cell table:number-columns-repeated="1017"/>
        </table:table-row>
        <table:table-row table:style-name="ro2">
          <table:table-cell office:value-type="float" office:value="1846">
            <text:p>1846</text:p>
          </table:table-cell>
          <table:table-cell office:value-type="string">
            <text:p>QC</text:p>
          </table:table-cell>
          <table:table-cell office:value-type="string">
            <text:p>LaSalle--Émard</text:p>
          </table:table-cell>
          <table:table-cell office:value-type="string">
            <text:p>Hélène LeBlanc</text:p>
          </table:table-cell>
          <table:table-cell office:value-type="float" office:value="-6519">
            <text:p>-6519</text:p>
          </table:table-cell>
          <table:table-cell office:value-type="float" office:value="17691">
            <text:p>17691</text:p>
          </table:table-cell>
          <table:table-cell office:value-type="float" office:value="11172">
            <text:p>11172</text:p>
          </table:table-cell>
          <table:table-cell table:number-columns-repeated="1017"/>
        </table:table-row>
        <table:table-row table:style-name="ro2">
          <table:table-cell office:value-type="float" office:value="2044">
            <text:p>2044</text:p>
          </table:table-cell>
          <table:table-cell office:value-type="string">
            <text:p>AB</text:p>
          </table:table-cell>
          <table:table-cell office:value-type="string">
            <text:p>Edmonton--Strathcona</text:p>
          </table:table-cell>
          <table:table-cell office:value-type="string">
            <text:p>Linda Duncan</text:p>
          </table:table-cell>
          <table:table-cell office:value-type="float" office:value="-6331">
            <text:p>-6331</text:p>
          </table:table-cell>
          <table:table-cell office:value-type="float" office:value="26093">
            <text:p>26093</text:p>
          </table:table-cell>
          <table:table-cell office:value-type="float" office:value="19762">
            <text:p>19762</text:p>
          </table:table-cell>
          <table:table-cell table:number-columns-repeated="1017"/>
        </table:table-row>
        <table:table-row table:style-name="ro2">
          <table:table-cell table:style-name="ce2" office:value-type="float" office:value="1956">
            <text:p>1956</text:p>
          </table:table-cell>
          <table:table-cell table:style-name="ce2" office:value-type="string">
            <text:p>ON</text:p>
          </table:table-cell>
          <table:table-cell table:style-name="ce5" office:value-type="string">
            <text:p>Ottawa South</text:p>
          </table:table-cell>
          <table:table-cell table:style-name="ce5" office:value-type="string">
            <text:p>David McGuinty</text:p>
          </table:table-cell>
          <table:table-cell table:style-name="ce2" office:value-type="float" office:value="-6329">
            <text:p>-6329</text:p>
          </table:table-cell>
          <table:table-cell table:style-name="ce2" office:value-type="float" office:value="25963">
            <text:p>25963</text:p>
          </table:table-cell>
          <table:table-cell table:style-name="ce2" office:value-type="float" office:value="19634">
            <text:p>19634</text:p>
          </table:table-cell>
          <table:table-cell table:style-name="ce2" table:number-columns-repeated="1017"/>
        </table:table-row>
        <table:table-row table:style-name="ro2">
          <table:table-cell office:value-type="float" office:value="1984">
            <text:p>1984</text:p>
          </table:table-cell>
          <table:table-cell office:value-type="string">
            <text:p>ON</text:p>
          </table:table-cell>
          <table:table-cell office:value-type="string">
            <text:p>Timmins--James Bay</text:p>
          </table:table-cell>
          <table:table-cell office:value-type="string">
            <text:p>Charlie Angus</text:p>
          </table:table-cell>
          <table:table-cell office:value-type="float" office:value="-6212">
            <text:p>-6212</text:p>
          </table:table-cell>
          <table:table-cell office:value-type="float" office:value="16738">
            <text:p>16738</text:p>
          </table:table-cell>
          <table:table-cell office:value-type="float" office:value="10526">
            <text:p>10526</text:p>
          </table:table-cell>
          <table:table-cell table:number-columns-repeated="1017"/>
        </table:table-row>
        <table:table-row table:style-name="ro2">
          <table:table-cell office:value-type="float" office:value="2057">
            <text:p>2057</text:p>
          </table:table-cell>
          <table:table-cell office:value-type="string">
            <text:p>BC</text:p>
          </table:table-cell>
          <table:table-cell office:value-type="string">
            <text:p>Burnaby--New Westminster</text:p>
          </table:table-cell>
          <table:table-cell office:value-type="string">
            <text:p>Peter Julian</text:p>
          </table:table-cell>
          <table:table-cell office:value-type="float" office:value="-6184">
            <text:p>-6184</text:p>
          </table:table-cell>
          <table:table-cell office:value-type="float" office:value="22193">
            <text:p>22193</text:p>
          </table:table-cell>
          <table:table-cell office:value-type="float" office:value="16009">
            <text:p>16009</text:p>
          </table:table-cell>
          <table:table-cell table:number-columns-repeated="1017"/>
        </table:table-row>
        <table:table-row table:style-name="ro3">
          <table:table-cell office:value-type="float" office:value="1856">
            <text:p>1856</text:p>
          </table:table-cell>
          <table:table-cell office:value-type="string">
            <text:p>QC</text:p>
          </table:table-cell>
          <table:table-cell office:value-type="string">
            <text:p>Manicouagan</text:p>
          </table:table-cell>
          <table:table-cell office:value-type="string">
            <text:p>Jonathan Genest-Jourdain</text:p>
          </table:table-cell>
          <table:table-cell office:value-type="float" office:value="-5942">
            <text:p>-5942</text:p>
          </table:table-cell>
          <table:table-cell office:value-type="float" office:value="16437">
            <text:p>16437</text:p>
          </table:table-cell>
          <table:table-cell office:value-type="float" office:value="10495">
            <text:p>10495</text:p>
          </table:table-cell>
          <table:table-cell table:number-columns-repeated="1017"/>
        </table:table-row>
        <table:table-row table:style-name="ro2">
          <table:table-cell office:value-type="float" office:value="2080">
            <text:p>2080</text:p>
          </table:table-cell>
          <table:table-cell office:value-type="string">
            <text:p>BC</text:p>
          </table:table-cell>
          <table:table-cell office:value-type="string">
            <text:p>British Columbia Southern Interior</text:p>
          </table:table-cell>
          <table:table-cell office:value-type="string">
            <text:p>Alex Atamanenko</text:p>
          </table:table-cell>
          <table:table-cell office:value-type="float" office:value="-5933">
            <text:p>-5933</text:p>
          </table:table-cell>
          <table:table-cell office:value-type="float" office:value="25206">
            <text:p>25206</text:p>
          </table:table-cell>
          <table:table-cell office:value-type="float" office:value="19273">
            <text:p>19273</text:p>
          </table:table-cell>
          <table:table-cell table:number-columns-repeated="1017"/>
        </table:table-row>
        <table:table-row table:style-name="ro2">
          <table:table-cell table:style-name="ce2" office:value-type="float" office:value="1957">
            <text:p>1957</text:p>
          </table:table-cell>
          <table:table-cell table:style-name="ce2" office:value-type="string">
            <text:p>ON</text:p>
          </table:table-cell>
          <table:table-cell table:style-name="ce5" office:value-type="string">
            <text:p>Ottawa--Vanier</text:p>
          </table:table-cell>
          <table:table-cell table:style-name="ce5" office:value-type="string">
            <text:p>Mauril Bélanger</text:p>
          </table:table-cell>
          <table:table-cell table:style-name="ce2" office:value-type="float" office:value="-5825">
            <text:p>-5825</text:p>
          </table:table-cell>
          <table:table-cell table:style-name="ce2" office:value-type="float" office:value="20009">
            <text:p>20009</text:p>
          </table:table-cell>
          <table:table-cell table:style-name="ce2" office:value-type="float" office:value="14184">
            <text:p>14184</text:p>
          </table:table-cell>
          <table:table-cell table:style-name="ce2" table:number-columns-repeated="1017"/>
        </table:table-row>
        <table:table-row table:style-name="ro3">
          <table:table-cell office:value-type="float" office:value="1823">
            <text:p>1823</text:p>
          </table:table-cell>
          <table:table-cell office:value-type="string">
            <text:p>QC</text:p>
          </table:table-cell>
          <table:table-cell office:value-type="string">
            <text:p>Beauharnois--Salaberry</text:p>
          </table:table-cell>
          <table:table-cell office:value-type="string">
            <text:p>Anne Minh-Thu Quach</text:p>
          </table:table-cell>
          <table:table-cell office:value-type="float" office:value="-5816">
            <text:p>-5816</text:p>
          </table:table-cell>
          <table:table-cell office:value-type="float" office:value="23998">
            <text:p>23998</text:p>
          </table:table-cell>
          <table:table-cell office:value-type="float" office:value="18182">
            <text:p>18182</text:p>
          </table:table-cell>
          <table:table-cell table:number-columns-repeated="1017"/>
        </table:table-row>
        <table:table-row table:style-name="ro3">
          <table:table-cell office:value-type="float" office:value="1825">
            <text:p>1825</text:p>
          </table:table-cell>
          <table:table-cell office:value-type="string">
            <text:p>QC</text:p>
          </table:table-cell>
          <table:table-cell office:value-type="string">
            <text:p>Berthier--Maskinongé</text:p>
          </table:table-cell>
          <table:table-cell office:value-type="string">
            <text:p>Ruth Ellen Brosseau</text:p>
          </table:table-cell>
          <table:table-cell office:value-type="float" office:value="-5735">
            <text:p>-5735</text:p>
          </table:table-cell>
          <table:table-cell office:value-type="float" office:value="22403">
            <text:p>22403</text:p>
          </table:table-cell>
          <table:table-cell office:value-type="float" office:value="16668">
            <text:p>16668</text:p>
          </table:table-cell>
          <table:table-cell table:number-columns-repeated="1017"/>
        </table:table-row>
        <table:table-row table:style-name="ro2">
          <table:table-cell office:value-type="float" office:value="1797">
            <text:p>1797</text:p>
          </table:table-cell>
          <table:table-cell office:value-type="string">
            <text:p>NS</text:p>
          </table:table-cell>
          <table:table-cell office:value-type="string">
            <text:p>Cape Breton--Canso</text:p>
          </table:table-cell>
          <table:table-cell office:value-type="string">
            <text:p>Rodger Cuzner</text:p>
          </table:table-cell>
          <table:table-cell office:value-type="float" office:value="-5605">
            <text:p>-5605</text:p>
          </table:table-cell>
          <table:table-cell office:value-type="float" office:value="16478">
            <text:p>16478</text:p>
          </table:table-cell>
          <table:table-cell office:value-type="float" office:value="10873">
            <text:p>10873</text:p>
          </table:table-cell>
          <table:table-cell table:number-columns-repeated="1017"/>
        </table:table-row>
        <table:table-row table:style-name="ro2">
          <table:table-cell office:value-type="float" office:value="1848">
            <text:p>1848</text:p>
          </table:table-cell>
          <table:table-cell office:value-type="string">
            <text:p>QC</text:p>
          </table:table-cell>
          <table:table-cell office:value-type="string">
            <text:p>Laurier--Sainte-Marie</text:p>
          </table:table-cell>
          <table:table-cell office:value-type="string">
            <text:p>Hélène Laverdière</text:p>
          </table:table-cell>
          <table:table-cell office:value-type="float" office:value="-5382">
            <text:p>-5382</text:p>
          </table:table-cell>
          <table:table-cell office:value-type="float" office:value="23373">
            <text:p>23373</text:p>
          </table:table-cell>
          <table:table-cell office:value-type="float" office:value="17991">
            <text:p>17991</text:p>
          </table:table-cell>
          <table:table-cell table:number-columns-repeated="1017"/>
        </table:table-row>
        <table:table-row table:style-name="ro2">
          <table:table-cell office:value-type="float" office:value="1897">
            <text:p>1897</text:p>
          </table:table-cell>
          <table:table-cell office:value-type="string">
            <text:p>ON</text:p>
          </table:table-cell>
          <table:table-cell office:value-type="string">
            <text:p>Beaches--East York</text:p>
          </table:table-cell>
          <table:table-cell office:value-type="string">
            <text:p>Matthew Kellway</text:p>
          </table:table-cell>
          <table:table-cell office:value-type="float" office:value="-5298">
            <text:p>-5298</text:p>
          </table:table-cell>
          <table:table-cell office:value-type="float" office:value="20265">
            <text:p>20265</text:p>
          </table:table-cell>
          <table:table-cell office:value-type="float" office:value="14967">
            <text:p>14967</text:p>
          </table:table-cell>
          <table:table-cell table:number-columns-repeated="1017"/>
        </table:table-row>
        <table:table-row table:style-name="ro3">
          <table:table-cell office:value-type="float" office:value="1873">
            <text:p>1873</text:p>
          </table:table-cell>
          <table:table-cell office:value-type="string">
            <text:p>QC</text:p>
          </table:table-cell>
          <table:table-cell office:value-type="string">
            <text:p>Rimouski-Neigette--Témiscouata--Les Basques</text:p>
          </table:table-cell>
          <table:table-cell office:value-type="string">
            <text:p>Guy Caron</text:p>
          </table:table-cell>
          <table:table-cell office:value-type="float" office:value="-5190">
            <text:p>-5190</text:p>
          </table:table-cell>
          <table:table-cell office:value-type="float" office:value="18360">
            <text:p>18360</text:p>
          </table:table-cell>
          <table:table-cell office:value-type="float" office:value="13170">
            <text:p>13170</text:p>
          </table:table-cell>
          <table:table-cell table:number-columns-repeated="1017"/>
        </table:table-row>
        <table:table-row table:style-name="ro2">
          <table:table-cell office:value-type="float" office:value="2001">
            <text:p>2001</text:p>
          </table:table-cell>
          <table:table-cell office:value-type="string">
            <text:p>MB</text:p>
          </table:table-cell>
          <table:table-cell office:value-type="string">
            <text:p>Churchill</text:p>
          </table:table-cell>
          <table:table-cell office:value-type="string">
            <text:p>Niki Ashton</text:p>
          </table:table-cell>
          <table:table-cell office:value-type="float" office:value="-5006">
            <text:p>-5006</text:p>
          </table:table-cell>
          <table:table-cell office:value-type="float" office:value="10262">
            <text:p>10262</text:p>
          </table:table-cell>
          <table:table-cell office:value-type="float" office:value="5256">
            <text:p>5256</text:p>
          </table:table-cell>
          <table:table-cell table:number-columns-repeated="1017"/>
        </table:table-row>
        <table:table-row table:style-name="ro3">
          <table:table-cell office:value-type="float" office:value="1975">
            <text:p>1975</text:p>
          </table:table-cell>
          <table:table-cell office:value-type="string">
            <text:p>ON</text:p>
          </table:table-cell>
          <table:table-cell office:value-type="string">
            <text:p>Scarborough--Rouge River</text:p>
          </table:table-cell>
          <table:table-cell office:value-type="string">
            <text:p>Rathika Sitsabaiesan</text:p>
          </table:table-cell>
          <table:table-cell office:value-type="float" office:value="-5000">
            <text:p>-5000</text:p>
          </table:table-cell>
          <table:table-cell office:value-type="float" office:value="18935">
            <text:p>18935</text:p>
          </table:table-cell>
          <table:table-cell office:value-type="float" office:value="13935">
            <text:p>13935</text:p>
          </table:table-cell>
          <table:table-cell table:number-columns-repeated="1017"/>
        </table:table-row>
        <table:table-row table:style-name="ro2">
          <table:table-cell office:value-type="float" office:value="1833">
            <text:p>1833</text:p>
          </table:table-cell>
          <table:table-cell office:value-type="string">
            <text:p>QC</text:p>
          </table:table-cell>
          <table:table-cell office:value-type="string">
            <text:p>Chicoutimi--Le Fjord</text:p>
          </table:table-cell>
          <table:table-cell office:value-type="string">
            <text:p>Dany Morin</text:p>
          </table:table-cell>
          <table:table-cell office:value-type="float" office:value="-4755">
            <text:p>-4755</text:p>
          </table:table-cell>
          <table:table-cell office:value-type="float" office:value="19430">
            <text:p>19430</text:p>
          </table:table-cell>
          <table:table-cell office:value-type="float" office:value="14675">
            <text:p>14675</text:p>
          </table:table-cell>
          <table:table-cell table:number-columns-repeated="1017"/>
        </table:table-row>
        <table:table-row table:style-name="ro2">
          <table:table-cell office:value-type="float" office:value="1885">
            <text:p>1885</text:p>
          </table:table-cell>
          <table:table-cell office:value-type="string">
            <text:p>QC</text:p>
          </table:table-cell>
          <table:table-cell office:value-type="string">
            <text:p>Saint-Maurice--Champlain</text:p>
          </table:table-cell>
          <table:table-cell office:value-type="string">
            <text:p>Lise St-Denis</text:p>
          </table:table-cell>
          <table:table-cell office:value-type="float" office:value="-4667">
            <text:p>-4667</text:p>
          </table:table-cell>
          <table:table-cell office:value-type="float" office:value="18628">
            <text:p>18628</text:p>
          </table:table-cell>
          <table:table-cell office:value-type="float" office:value="13961">
            <text:p>13961</text:p>
          </table:table-cell>
          <table:table-cell table:number-columns-repeated="1017"/>
        </table:table-row>
        <table:table-row table:style-name="ro2">
          <table:table-cell office:value-type="float" office:value="1969">
            <text:p>1969</text:p>
          </table:table-cell>
          <table:table-cell office:value-type="string">
            <text:p>ON</text:p>
          </table:table-cell>
          <table:table-cell office:value-type="string">
            <text:p>St. Paul's</text:p>
          </table:table-cell>
          <table:table-cell office:value-type="string">
            <text:p>Carolyn Bennett</text:p>
          </table:table-cell>
          <table:table-cell office:value-type="float" office:value="-4545">
            <text:p>-4545</text:p>
          </table:table-cell>
          <table:table-cell office:value-type="float" office:value="22409">
            <text:p>22409</text:p>
          </table:table-cell>
          <table:table-cell office:value-type="float" office:value="17864">
            <text:p>17864</text:p>
          </table:table-cell>
          <table:table-cell table:number-columns-repeated="1017"/>
        </table:table-row>
        <table:table-row table:style-name="ro2">
          <table:table-cell office:value-type="float" office:value="1924">
            <text:p>1924</text:p>
          </table:table-cell>
          <table:table-cell office:value-type="string">
            <text:p>ON</text:p>
          </table:table-cell>
          <table:table-cell office:value-type="string">
            <text:p>Hamilton East--Stoney Creek</text:p>
          </table:table-cell>
          <table:table-cell office:value-type="string">
            <text:p>Wayne Marston</text:p>
          </table:table-cell>
          <table:table-cell office:value-type="float" office:value="-4364">
            <text:p>-4364</text:p>
          </table:table-cell>
          <table:table-cell office:value-type="float" office:value="21931">
            <text:p>21931</text:p>
          </table:table-cell>
          <table:table-cell office:value-type="float" office:value="17567">
            <text:p>17567</text:p>
          </table:table-cell>
          <table:table-cell table:number-columns-repeated="1017"/>
        </table:table-row>
        <table:table-row table:style-name="ro2">
          <table:table-cell office:value-type="float" office:value="1843">
            <text:p>1843</text:p>
          </table:table-cell>
          <table:table-cell office:value-type="string">
            <text:p>QC</text:p>
          </table:table-cell>
          <table:table-cell office:value-type="string">
            <text:p>Jonquière--Alma</text:p>
          </table:table-cell>
          <table:table-cell office:value-type="string">
            <text:p>Claude Patry</text:p>
          </table:table-cell>
          <table:table-cell office:value-type="float" office:value="-4331">
            <text:p>-4331</text:p>
          </table:table-cell>
          <table:table-cell office:value-type="float" office:value="22900">
            <text:p>22900</text:p>
          </table:table-cell>
          <table:table-cell office:value-type="float" office:value="18569">
            <text:p>18569</text:p>
          </table:table-cell>
          <table:table-cell table:number-columns-repeated="1017"/>
        </table:table-row>
        <table:table-row table:style-name="ro2">
          <table:table-cell office:value-type="float" office:value="1891">
            <text:p>1891</text:p>
          </table:table-cell>
          <table:table-cell office:value-type="string">
            <text:p>QC</text:p>
          </table:table-cell>
          <table:table-cell office:value-type="string">
            <text:p>Verchères--Les Patriotes</text:p>
          </table:table-cell>
          <table:table-cell office:value-type="string">
            <text:p>Sana Hassainia</text:p>
          </table:table-cell>
          <table:table-cell office:value-type="float" office:value="-3921">
            <text:p>-3921</text:p>
          </table:table-cell>
          <table:table-cell office:value-type="float" office:value="24514">
            <text:p>24514</text:p>
          </table:table-cell>
          <table:table-cell office:value-type="float" office:value="20593">
            <text:p>20593</text:p>
          </table:table-cell>
          <table:table-cell table:number-columns-repeated="1017"/>
        </table:table-row>
        <table:table-row table:style-name="ro3">
          <table:table-cell office:value-type="float" office:value="1887">
            <text:p>1887</text:p>
          </table:table-cell>
          <table:table-cell office:value-type="string">
            <text:p>QC</text:p>
          </table:table-cell>
          <table:table-cell office:value-type="string">
            <text:p>Sherbrooke</text:p>
          </table:table-cell>
          <table:table-cell office:value-type="string">
            <text:p>Pierre-Luc Dusseault</text:p>
          </table:table-cell>
          <table:table-cell office:value-type="float" office:value="-3750">
            <text:p>-3750</text:p>
          </table:table-cell>
          <table:table-cell office:value-type="float" office:value="22415">
            <text:p>22415</text:p>
          </table:table-cell>
          <table:table-cell office:value-type="float" office:value="18665">
            <text:p>18665</text:p>
          </table:table-cell>
          <table:table-cell table:number-columns-repeated="1017"/>
        </table:table-row>
        <table:table-row table:style-name="ro2">
          <table:table-cell office:value-type="float" office:value="1862">
            <text:p>1862</text:p>
          </table:table-cell>
          <table:table-cell office:value-type="string">
            <text:p>QC</text:p>
          </table:table-cell>
          <table:table-cell office:value-type="string">
            <text:p>Notre-Dame-de-Grâce--Lachine</text:p>
          </table:table-cell>
          <table:table-cell office:value-type="string">
            <text:p>Isabelle Morin</text:p>
          </table:table-cell>
          <table:table-cell office:value-type="float" office:value="-3536">
            <text:p>-3536</text:p>
          </table:table-cell>
          <table:table-cell office:value-type="float" office:value="17943">
            <text:p>17943</text:p>
          </table:table-cell>
          <table:table-cell office:value-type="float" office:value="14407">
            <text:p>14407</text:p>
          </table:table-cell>
          <table:table-cell table:number-columns-repeated="1017"/>
        </table:table-row>
        <table:table-row table:style-name="ro2">
          <table:table-cell office:value-type="float" office:value="1916">
            <text:p>1916</text:p>
          </table:table-cell>
          <table:table-cell office:value-type="string">
            <text:p>ON</text:p>
          </table:table-cell>
          <table:table-cell office:value-type="string">
            <text:p>Etobicoke North</text:p>
          </table:table-cell>
          <table:table-cell office:value-type="string">
            <text:p>Kirsty Duncan</text:p>
          </table:table-cell>
          <table:table-cell office:value-type="float" office:value="-3308">
            <text:p>-3308</text:p>
          </table:table-cell>
          <table:table-cell office:value-type="float" office:value="13665">
            <text:p>13665</text:p>
          </table:table-cell>
          <table:table-cell office:value-type="float" office:value="10357">
            <text:p>10357</text:p>
          </table:table-cell>
          <table:table-cell table:number-columns-repeated="1017"/>
        </table:table-row>
        <table:table-row table:style-name="ro2">
          <table:table-cell office:value-type="float" office:value="2083">
            <text:p>2083</text:p>
          </table:table-cell>
          <table:table-cell office:value-type="string">
            <text:p>BC</text:p>
          </table:table-cell>
          <table:table-cell office:value-type="string">
            <text:p>Vancouver Centre</text:p>
          </table:table-cell>
          <table:table-cell office:value-type="string">
            <text:p>Hedy Fry</text:p>
          </table:table-cell>
          <table:table-cell office:value-type="float" office:value="-2937">
            <text:p>-2937</text:p>
          </table:table-cell>
          <table:table-cell office:value-type="float" office:value="18260">
            <text:p>18260</text:p>
          </table:table-cell>
          <table:table-cell office:value-type="float" office:value="15323">
            <text:p>15323</text:p>
          </table:table-cell>
          <table:table-cell table:number-columns-repeated="1017"/>
        </table:table-row>
        <table:table-row table:style-name="ro2">
          <table:table-cell office:value-type="float" office:value="1839">
            <text:p>1839</text:p>
          </table:table-cell>
          <table:table-cell office:value-type="string">
            <text:p>QC</text:p>
          </table:table-cell>
          <table:table-cell office:value-type="string">
            <text:p>Honoré-Mercier</text:p>
          </table:table-cell>
          <table:table-cell office:value-type="string">
            <text:p>Paulina Ayala</text:p>
          </table:table-cell>
          <table:table-cell office:value-type="float" office:value="-2904">
            <text:p>-2904</text:p>
          </table:table-cell>
          <table:table-cell office:value-type="float" office:value="17545">
            <text:p>17545</text:p>
          </table:table-cell>
          <table:table-cell office:value-type="float" office:value="14641">
            <text:p>14641</text:p>
          </table:table-cell>
          <table:table-cell table:number-columns-repeated="1017"/>
        </table:table-row>
        <table:table-row table:style-name="ro2">
          <table:table-cell office:value-type="float" office:value="1928">
            <text:p>1928</text:p>
          </table:table-cell>
          <table:table-cell office:value-type="string">
            <text:p>ON</text:p>
          </table:table-cell>
          <table:table-cell office:value-type="string">
            <text:p>Kingston and the Islands</text:p>
          </table:table-cell>
          <table:table-cell office:value-type="string">
            <text:p>Ted Hsu</text:p>
          </table:table-cell>
          <table:table-cell office:value-type="float" office:value="-2653">
            <text:p>-2653</text:p>
          </table:table-cell>
          <table:table-cell office:value-type="float" office:value="23842">
            <text:p>23842</text:p>
          </table:table-cell>
          <table:table-cell office:value-type="float" office:value="21189">
            <text:p>21189</text:p>
          </table:table-cell>
          <table:table-cell table:number-columns-repeated="1017"/>
        </table:table-row>
        <table:table-row table:style-name="ro2">
          <table:table-cell office:value-type="float" office:value="1997">
            <text:p>1997</text:p>
          </table:table-cell>
          <table:table-cell office:value-type="string">
            <text:p>ON</text:p>
          </table:table-cell>
          <table:table-cell office:value-type="string">
            <text:p>York South--Weston</text:p>
          </table:table-cell>
          <table:table-cell office:value-type="string">
            <text:p>Mike Sullivan</text:p>
          </table:table-cell>
          <table:table-cell office:value-type="float" office:value="-2580">
            <text:p>-2580</text:p>
          </table:table-cell>
          <table:table-cell office:value-type="float" office:value="14122">
            <text:p>14122</text:p>
          </table:table-cell>
          <table:table-cell office:value-type="float" office:value="11542">
            <text:p>11542</text:p>
          </table:table-cell>
          <table:table-cell table:number-columns-repeated="1017"/>
        </table:table-row>
        <table:table-row table:style-name="ro2">
          <table:table-cell office:value-type="float" office:value="2071">
            <text:p>2071</text:p>
          </table:table-cell>
          <table:table-cell office:value-type="string">
            <text:p>BC</text:p>
          </table:table-cell>
          <table:table-cell office:value-type="string">
            <text:p>New Westminster--Coquitlam</text:p>
          </table:table-cell>
          <table:table-cell office:value-type="string">
            <text:p>Fin Donnelly</text:p>
          </table:table-cell>
          <table:table-cell office:value-type="float" office:value="-2247">
            <text:p>-2247</text:p>
          </table:table-cell>
          <table:table-cell office:value-type="float" office:value="23023">
            <text:p>23023</text:p>
          </table:table-cell>
          <table:table-cell office:value-type="float" office:value="20776">
            <text:p>20776</text:p>
          </table:table-cell>
          <table:table-cell table:number-columns-repeated="1017"/>
        </table:table-row>
        <table:table-row table:style-name="ro2">
          <table:table-cell office:value-type="float" office:value="2092">
            <text:p>2092</text:p>
          </table:table-cell>
          <table:table-cell office:value-type="string">
            <text:p>NT</text:p>
          </table:table-cell>
          <table:table-cell office:value-type="string">
            <text:p>Western Arctic</text:p>
          </table:table-cell>
          <table:table-cell office:value-type="string">
            <text:p>Dennis Bevington</text:p>
          </table:table-cell>
          <table:table-cell office:value-type="float" office:value="-2139">
            <text:p>-2139</text:p>
          </table:table-cell>
          <table:table-cell office:value-type="float" office:value="7140">
            <text:p>7140</text:p>
          </table:table-cell>
          <table:table-cell office:value-type="float" office:value="5001">
            <text:p>5001</text:p>
          </table:table-cell>
          <table:table-cell table:number-columns-repeated="1017"/>
        </table:table-row>
        <table:table-row table:style-name="ro2">
          <table:table-cell office:value-type="float" office:value="2087">
            <text:p>2087</text:p>
          </table:table-cell>
          <table:table-cell office:value-type="string">
            <text:p>BC</text:p>
          </table:table-cell>
          <table:table-cell office:value-type="string">
            <text:p>Vancouver Quadra</text:p>
          </table:table-cell>
          <table:table-cell office:value-type="string">
            <text:p>Joyce Murray</text:p>
          </table:table-cell>
          <table:table-cell office:value-type="float" office:value="-1919">
            <text:p>-1919</text:p>
          </table:table-cell>
          <table:table-cell office:value-type="float" office:value="22903">
            <text:p>22903</text:p>
          </table:table-cell>
          <table:table-cell office:value-type="float" office:value="20984">
            <text:p>20984</text:p>
          </table:table-cell>
          <table:table-cell table:number-columns-repeated="1017"/>
        </table:table-row>
        <table:table-row table:style-name="ro2">
          <table:table-cell office:value-type="float" office:value="1819">
            <text:p>1819</text:p>
          </table:table-cell>
          <table:table-cell office:value-type="string">
            <text:p>QC</text:p>
          </table:table-cell>
          <table:table-cell office:value-type="string">
            <text:p>Ahuntsic</text:p>
          </table:table-cell>
          <table:table-cell office:value-type="string">
            <text:p>Maria Mourani</text:p>
          </table:table-cell>
          <table:table-cell office:value-type="float" office:value="-1821">
            <text:p>-1821</text:p>
          </table:table-cell>
          <table:table-cell office:value-type="float" office:value="14908">
            <text:p>14908</text:p>
          </table:table-cell>
          <table:table-cell office:value-type="float" office:value="13087">
            <text:p>13087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QC</text:p>
          </table:table-cell>
          <table:table-cell office:value-type="string">
            <text:p>Pierrefonds--Dollard</text:p>
          </table:table-cell>
          <table:table-cell office:value-type="string">
            <text:p>Lysane Blanchette-Lamothe</text:p>
          </table:table-cell>
          <table:table-cell office:value-type="float" office:value="-1758">
            <text:p>-1758</text:p>
          </table:table-cell>
          <table:table-cell office:value-type="float" office:value="16390">
            <text:p>16390</text:p>
          </table:table-cell>
          <table:table-cell office:value-type="float" office:value="14632">
            <text:p>14632</text:p>
          </table:table-cell>
          <table:table-cell table:number-columns-repeated="1017"/>
        </table:table-row>
        <table:table-row table:style-name="ro2">
          <table:table-cell office:value-type="float" office:value="1937">
            <text:p>1937</text:p>
          </table:table-cell>
          <table:table-cell office:value-type="string">
            <text:p>ON</text:p>
          </table:table-cell>
          <table:table-cell office:value-type="string">
            <text:p>Markham--Unionville</text:p>
          </table:table-cell>
          <table:table-cell office:value-type="string">
            <text:p>John McCallum</text:p>
          </table:table-cell>
          <table:table-cell office:value-type="float" office:value="-1695">
            <text:p>-1695</text:p>
          </table:table-cell>
          <table:table-cell office:value-type="float" office:value="19429">
            <text:p>19429</text:p>
          </table:table-cell>
          <table:table-cell office:value-type="float" office:value="17734">
            <text:p>17734</text:p>
          </table:table-cell>
          <table:table-cell table:number-columns-repeated="1017"/>
        </table:table-row>
        <table:table-row table:style-name="ro2">
          <table:table-cell office:value-type="float" office:value="2082">
            <text:p>2082</text:p>
          </table:table-cell>
          <table:table-cell office:value-type="string">
            <text:p>BC</text:p>
          </table:table-cell>
          <table:table-cell office:value-type="string">
            <text:p>Surrey North</text:p>
          </table:table-cell>
          <table:table-cell office:value-type="string">
            <text:p>Jasbir Sandhu</text:p>
          </table:table-cell>
          <table:table-cell office:value-type="float" office:value="-1497">
            <text:p>-1497</text:p>
          </table:table-cell>
          <table:table-cell office:value-type="float" office:value="14678">
            <text:p>14678</text:p>
          </table:table-cell>
          <table:table-cell office:value-type="float" office:value="13181">
            <text:p>13181</text:p>
          </table:table-cell>
          <table:table-cell table:number-columns-repeated="1017"/>
        </table:table-row>
        <table:table-row table:style-name="ro3">
          <table:table-cell office:value-type="float" office:value="1855">
            <text:p>1855</text:p>
          </table:table-cell>
          <table:table-cell office:value-type="string">
            <text:p>QC</text:p>
          </table:table-cell>
          <table:table-cell office:value-type="string">
            <text:p>Louis-Saint-Laurent</text:p>
          </table:table-cell>
          <table:table-cell office:value-type="string">
            <text:p>Alexandrine Latendresse</text:p>
          </table:table-cell>
          <table:table-cell office:value-type="float" office:value="-1295">
            <text:p>-1295</text:p>
          </table:table-cell>
          <table:table-cell office:value-type="float" office:value="22629">
            <text:p>22629</text:p>
          </table:table-cell>
          <table:table-cell office:value-type="float" office:value="21334">
            <text:p>21334</text:p>
          </table:table-cell>
          <table:table-cell table:number-columns-repeated="1017"/>
        </table:table-row>
        <table:table-row table:style-name="ro2">
          <table:table-cell office:value-type="float" office:value="1976">
            <text:p>1976</text:p>
          </table:table-cell>
          <table:table-cell office:value-type="string">
            <text:p>ON</text:p>
          </table:table-cell>
          <table:table-cell office:value-type="string">
            <text:p>Scarborough Southwest</text:p>
          </table:table-cell>
          <table:table-cell office:value-type="string">
            <text:p>Dan Harris</text:p>
          </table:table-cell>
          <table:table-cell office:value-type="float" office:value="-1289">
            <text:p>-1289</text:p>
          </table:table-cell>
          <table:table-cell office:value-type="float" office:value="14119">
            <text:p>14119</text:p>
          </table:table-cell>
          <table:table-cell office:value-type="float" office:value="12830">
            <text:p>12830</text:p>
          </table:table-cell>
          <table:table-cell table:number-columns-repeated="1017"/>
        </table:table-row>
        <table:table-row table:style-name="ro3">
          <table:table-cell office:value-type="float" office:value="1831">
            <text:p>1831</text:p>
          </table:table-cell>
          <table:table-cell office:value-type="string">
            <text:p>QC</text:p>
          </table:table-cell>
          <table:table-cell office:value-type="string">
            <text:p>Montmorency--Charlevoix--Haute-Côte-Nord</text:p>
          </table:table-cell>
          <table:table-cell office:value-type="string">
            <text:p>Jonathan Tremblay</text:p>
          </table:table-cell>
          <table:table-cell office:value-type="float" office:value="-1176">
            <text:p>-1176</text:p>
          </table:table-cell>
          <table:table-cell office:value-type="float" office:value="17601">
            <text:p>17601</text:p>
          </table:table-cell>
          <table:table-cell office:value-type="float" office:value="16425">
            <text:p>16425</text:p>
          </table:table-cell>
          <table:table-cell table:number-columns-repeated="1017"/>
        </table:table-row>
        <table:table-row table:style-name="ro2">
          <table:table-cell table:style-name="ce3" office:value-type="float" office:value="1802">
            <text:p>1802</text:p>
          </table:table-cell>
          <table:table-cell table:style-name="ce3" office:value-type="string">
            <text:p>NS</text:p>
          </table:table-cell>
          <table:table-cell table:style-name="ce6" office:value-type="string">
            <text:p>Kings--Hants</text:p>
          </table:table-cell>
          <table:table-cell table:style-name="ce6" office:value-type="string">
            <text:p>Scott Brison</text:p>
          </table:table-cell>
          <table:table-cell table:style-name="ce3" office:value-type="float" office:value="-1173">
            <text:p>-1173</text:p>
          </table:table-cell>
          <table:table-cell table:style-name="ce3" office:value-type="float" office:value="15887">
            <text:p>15887</text:p>
          </table:table-cell>
          <table:table-cell table:style-name="ce3" office:value-type="float" office:value="14714">
            <text:p>14714</text:p>
          </table:table-cell>
          <table:table-cell table:style-name="ce3" table:number-columns-repeated="1017"/>
        </table:table-row>
        <table:table-row table:style-name="ro2">
          <table:table-cell table:style-name="ce3" office:value-type="float" office:value="1989">
            <text:p>1989</text:p>
          </table:table-cell>
          <table:table-cell table:style-name="ce3" office:value-type="string">
            <text:p>ON</text:p>
          </table:table-cell>
          <table:table-cell table:style-name="ce6" office:value-type="string">
            <text:p>Welland</text:p>
          </table:table-cell>
          <table:table-cell table:style-name="ce6" office:value-type="string">
            <text:p>Malcolm Allen</text:p>
          </table:table-cell>
          <table:table-cell table:style-name="ce3" office:value-type="float" office:value="-1022">
            <text:p>-1022</text:p>
          </table:table-cell>
          <table:table-cell table:style-name="ce3" office:value-type="float" office:value="21917">
            <text:p>21917</text:p>
          </table:table-cell>
          <table:table-cell table:style-name="ce3" office:value-type="float" office:value="20895">
            <text:p>20895</text:p>
          </table:table-cell>
          <table:table-cell table:style-name="ce3" table:number-columns-repeated="1017"/>
        </table:table-row>
        <table:table-row table:style-name="ro2">
          <table:table-cell table:style-name="ce3" office:value-type="float" office:value="2056">
            <text:p>2056</text:p>
          </table:table-cell>
          <table:table-cell table:style-name="ce3" office:value-type="string">
            <text:p>BC</text:p>
          </table:table-cell>
          <table:table-cell table:style-name="ce6" office:value-type="string">
            <text:p>Burnaby--Douglas</text:p>
          </table:table-cell>
          <table:table-cell table:style-name="ce6" office:value-type="string">
            <text:p>Kennedy Stewart</text:p>
          </table:table-cell>
          <table:table-cell table:style-name="ce3" office:value-type="float" office:value="-1011">
            <text:p>-1011</text:p>
          </table:table-cell>
          <table:table-cell table:style-name="ce3" office:value-type="float" office:value="20943">
            <text:p>20943</text:p>
          </table:table-cell>
          <table:table-cell table:style-name="ce3" office:value-type="float" office:value="19932">
            <text:p>19932</text:p>
          </table:table-cell>
          <table:table-cell table:style-name="ce3" table:number-columns-repeated="1017"/>
        </table:table-row>
        <table:table-row table:style-name="ro2">
          <table:table-cell table:style-name="ce3" office:value-type="float" office:value="2070">
            <text:p>2070</text:p>
          </table:table-cell>
          <table:table-cell table:style-name="ce3" office:value-type="string">
            <text:p>BC</text:p>
          </table:table-cell>
          <table:table-cell table:style-name="ce6" office:value-type="string">
            <text:p>Newton--North Delta</text:p>
          </table:table-cell>
          <table:table-cell table:style-name="ce6" office:value-type="string">
            <text:p>Jinny Sims</text:p>
          </table:table-cell>
          <table:table-cell table:style-name="ce3" office:value-type="float" office:value="-903">
            <text:p>-903</text:p>
          </table:table-cell>
          <table:table-cell table:style-name="ce3" office:value-type="float" office:value="15413">
            <text:p>15413</text:p>
          </table:table-cell>
          <table:table-cell table:style-name="ce3" office:value-type="float" office:value="14510">
            <text:p>14510</text:p>
          </table:table-cell>
          <table:table-cell table:style-name="ce3" table:number-columns-repeated="1017"/>
        </table:table-row>
        <table:table-row table:style-name="ro2">
          <table:table-cell table:style-name="ce3" office:value-type="float" office:value="1836">
            <text:p>1836</text:p>
          </table:table-cell>
          <table:table-cell table:style-name="ce3" office:value-type="string">
            <text:p>QC</text:p>
          </table:table-cell>
          <table:table-cell table:style-name="ce6" office:value-type="string">
            <text:p>Gaspésie--Îles-de-la-Madeleine</text:p>
          </table:table-cell>
          <table:table-cell table:style-name="ce6" office:value-type="string">
            <text:p>Philip Toone</text:p>
          </table:table-cell>
          <table:table-cell table:style-name="ce3" office:value-type="float" office:value="-777">
            <text:p>-777</text:p>
          </table:table-cell>
          <table:table-cell table:style-name="ce3" office:value-type="float" office:value="12427">
            <text:p>12427</text:p>
          </table:table-cell>
          <table:table-cell table:style-name="ce3" office:value-type="float" office:value="11650">
            <text:p>11650</text:p>
          </table:table-cell>
          <table:table-cell table:style-name="ce3" table:number-columns-repeated="1017"/>
        </table:table-row>
        <table:table-row table:style-name="ro2">
          <table:table-cell table:style-name="ce4" office:value-type="float" office:value="1806">
            <text:p>1806</text:p>
          </table:table-cell>
          <table:table-cell table:style-name="ce4" office:value-type="string">
            <text:p>NS</text:p>
          </table:table-cell>
          <table:table-cell table:style-name="ce7" office:value-type="string">
            <text:p>Sydney--Victoria</text:p>
          </table:table-cell>
          <table:table-cell table:style-name="ce7" office:value-type="string">
            <text:p>Mark Eyking</text:p>
          </table:table-cell>
          <table:table-cell table:style-name="ce4" office:value-type="float" office:value="-765">
            <text:p>-765</text:p>
          </table:table-cell>
          <table:table-cell table:style-name="ce4" office:value-type="float" office:value="14788">
            <text:p>14788</text:p>
          </table:table-cell>
          <table:table-cell table:style-name="ce4" office:value-type="float" office:value="14023">
            <text:p>14023</text:p>
          </table:table-cell>
          <table:table-cell table:style-name="ce4" table:number-columns-repeated="1017"/>
        </table:table-row>
        <table:table-row table:style-name="ro2">
          <table:table-cell table:style-name="ce4" office:value-type="float" office:value="1974">
            <text:p>1974</text:p>
          </table:table-cell>
          <table:table-cell table:style-name="ce4" office:value-type="string">
            <text:p>ON</text:p>
          </table:table-cell>
          <table:table-cell table:style-name="ce7" office:value-type="string">
            <text:p>Scarborough--Guildwood</text:p>
          </table:table-cell>
          <table:table-cell table:style-name="ce7" office:value-type="string">
            <text:p>John McKay</text:p>
          </table:table-cell>
          <table:table-cell table:style-name="ce4" office:value-type="float" office:value="-691">
            <text:p>-691</text:p>
          </table:table-cell>
          <table:table-cell table:style-name="ce4" office:value-type="float" office:value="13849">
            <text:p>13849</text:p>
          </table:table-cell>
          <table:table-cell table:style-name="ce4" office:value-type="float" office:value="13158">
            <text:p>13158</text:p>
          </table:table-cell>
          <table:table-cell table:style-name="ce4" table:number-columns-repeated="1017"/>
        </table:table-row>
        <table:table-row table:style-name="ro2">
          <table:table-cell table:style-name="ce4" office:value-type="float" office:value="1796">
            <text:p>1796</text:p>
          </table:table-cell>
          <table:table-cell table:style-name="ce4" office:value-type="string">
            <text:p>PE</text:p>
          </table:table-cell>
          <table:table-cell table:style-name="ce7" office:value-type="string">
            <text:p>Malpeque</text:p>
          </table:table-cell>
          <table:table-cell table:style-name="ce7" office:value-type="string">
            <text:p>Wayne Easter</text:p>
          </table:table-cell>
          <table:table-cell table:style-name="ce4" office:value-type="float" office:value="-671">
            <text:p>-671</text:p>
          </table:table-cell>
          <table:table-cell table:style-name="ce4" office:value-type="float" office:value="8605">
            <text:p>8605</text:p>
          </table:table-cell>
          <table:table-cell table:style-name="ce4" office:value-type="float" office:value="7934">
            <text:p>7934</text:p>
          </table:table-cell>
          <table:table-cell table:style-name="ce4" table:number-columns-repeated="1017"/>
        </table:table-row>
        <table:table-row table:style-name="ro2">
          <table:table-cell table:style-name="ce4" office:value-type="float" office:value="1799">
            <text:p>1799</text:p>
          </table:table-cell>
          <table:table-cell table:style-name="ce4" office:value-type="string">
            <text:p>NS</text:p>
          </table:table-cell>
          <table:table-cell table:style-name="ce7" office:value-type="string">
            <text:p>Dartmouth--Cole Harbour</text:p>
          </table:table-cell>
          <table:table-cell table:style-name="ce7" office:value-type="string">
            <text:p>Robert Chisholm</text:p>
          </table:table-cell>
          <table:table-cell table:style-name="ce4" office:value-type="float" office:value="-497">
            <text:p>-497</text:p>
          </table:table-cell>
          <table:table-cell table:style-name="ce4" office:value-type="float" office:value="15678">
            <text:p>15678</text:p>
          </table:table-cell>
          <table:table-cell table:style-name="ce4" office:value-type="float" office:value="15181">
            <text:p>15181</text:p>
          </table:table-cell>
          <table:table-cell table:style-name="ce4" table:number-columns-repeated="1017"/>
        </table:table-row>
        <table:table-row table:style-name="ro3">
          <table:table-cell table:style-name="ce4" office:value-type="float" office:value="2062">
            <text:p>2062</text:p>
          </table:table-cell>
          <table:table-cell table:style-name="ce4" office:value-type="string">
            <text:p>BC</text:p>
          </table:table-cell>
          <table:table-cell table:style-name="ce7" office:value-type="string">
            <text:p>Esquimalt--Juan de Fuca</text:p>
          </table:table-cell>
          <table:table-cell table:style-name="ce7" office:value-type="string">
            <text:p>Randall C. Garrison</text:p>
          </table:table-cell>
          <table:table-cell table:style-name="ce4" office:value-type="float" office:value="-406">
            <text:p>-406</text:p>
          </table:table-cell>
          <table:table-cell table:style-name="ce4" office:value-type="float" office:value="26198">
            <text:p>26198</text:p>
          </table:table-cell>
          <table:table-cell table:style-name="ce4" office:value-type="float" office:value="25792">
            <text:p>25792</text:p>
          </table:table-cell>
          <table:table-cell table:style-name="ce4" table:number-columns-repeated="1017"/>
        </table:table-row>
        <table:table-row table:style-name="ro3">
          <table:table-cell table:style-name="ce3" office:value-type="float" office:value="1875">
            <text:p>1875</text:p>
          </table:table-cell>
          <table:table-cell table:style-name="ce3" office:value-type="string">
            <text:p>QC</text:p>
          </table:table-cell>
          <table:table-cell table:style-name="ce6" office:value-type="string">
            <text:p>Montmagny--L'Islet--Kamouraska--Rivière-du-Loup</text:p>
          </table:table-cell>
          <table:table-cell table:style-name="ce6" office:value-type="string">
            <text:p>François Lapointe</text:p>
          </table:table-cell>
          <table:table-cell table:style-name="ce3" office:value-type="float" office:value="-9">
            <text:p>-9</text:p>
          </table:table-cell>
          <table:table-cell table:style-name="ce3" office:value-type="float" office:value="17285">
            <text:p>17285</text:p>
          </table:table-cell>
          <table:table-cell table:style-name="ce3" office:value-type="float" office:value="17276">
            <text:p>17276</text:p>
          </table:table-cell>
          <table:table-cell table:style-name="ce3" table:number-columns-repeated="1017"/>
        </table:table-row>
        <table:table-row table:style-name="ro2">
          <table:table-cell table:style-name="ce4" office:value-type="float" office:value="2010">
            <text:p>2010</text:p>
          </table:table-cell>
          <table:table-cell table:style-name="ce4" office:value-type="string">
            <text:p>MB</text:p>
          </table:table-cell>
          <table:table-cell table:style-name="ce7" office:value-type="string">
            <text:p>Winnipeg North</text:p>
          </table:table-cell>
          <table:table-cell table:style-name="ce7" office:value-type="string">
            <text:p>Kevin Lamoureux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9053">
            <text:p>9053</text:p>
          </table:table-cell>
          <table:table-cell table:style-name="ce4" office:value-type="float" office:value="9097">
            <text:p>9097</text:p>
          </table:table-cell>
          <table:table-cell table:style-name="ce4" table:number-columns-repeated="1017"/>
        </table:table-row>
        <table:table-row table:style-name="ro2">
          <table:table-cell table:style-name="ce4" office:value-type="float" office:value="2003">
            <text:p>2003</text:p>
          </table:table-cell>
          <table:table-cell table:style-name="ce4" office:value-type="string">
            <text:p>MB</text:p>
          </table:table-cell>
          <table:table-cell table:style-name="ce7" office:value-type="string">
            <text:p>Elmwood--Transcona</text:p>
          </table:table-cell>
          <table:table-cell table:style-name="ce7" office:value-type="string">
            <text:p>Lawrence Toet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4998">
            <text:p>14998</text:p>
          </table:table-cell>
          <table:table-cell table:style-name="ce4" office:value-type="float" office:value="15298">
            <text:p>15298</text:p>
          </table:table-cell>
          <table:table-cell table:style-name="ce4" table:number-columns-repeated="1017"/>
        </table:table-row>
        <table:table-row table:style-name="ro2">
          <table:table-cell table:style-name="ce4" office:value-type="float" office:value="2022">
            <text:p>2022</text:p>
          </table:table-cell>
          <table:table-cell table:style-name="ce4" office:value-type="string">
            <text:p>SK</text:p>
          </table:table-cell>
          <table:table-cell table:style-name="ce7" office:value-type="string">
            <text:p>Saskatoon--Rosetown--Biggar</text:p>
          </table:table-cell>
          <table:table-cell table:style-name="ce7" office:value-type="string">
            <text:p>Kelly Block</text:p>
          </table:table-cell>
          <table:table-cell table:style-name="ce4" office:value-type="float" office:value="538">
            <text:p>538</text:p>
          </table:table-cell>
          <table:table-cell table:style-name="ce4" office:value-type="float" office:value="14114">
            <text:p>14114</text:p>
          </table:table-cell>
          <table:table-cell table:style-name="ce4" office:value-type="float" office:value="14652">
            <text:p>14652</text:p>
          </table:table-cell>
          <table:table-cell table:style-name="ce4" table:number-columns-repeated="1017"/>
        </table:table-row>
        <table:table-row table:style-name="ro2">
          <table:table-cell table:style-name="ce4" office:value-type="float" office:value="1898">
            <text:p>1898</text:p>
          </table:table-cell>
          <table:table-cell table:style-name="ce4" office:value-type="string">
            <text:p>ON</text:p>
          </table:table-cell>
          <table:table-cell table:style-name="ce7" office:value-type="string">
            <text:p>Bramalea--Gore--Malton</text:p>
          </table:table-cell>
          <table:table-cell table:style-name="ce7" office:value-type="string">
            <text:p>Bal Gosal</text:p>
          </table:table-cell>
          <table:table-cell table:style-name="ce4" office:value-type="float" office:value="539">
            <text:p>539</text:p>
          </table:table-cell>
          <table:table-cell table:style-name="ce4" office:value-type="float" office:value="19368">
            <text:p>19368</text:p>
          </table:table-cell>
          <table:table-cell table:style-name="ce4" office:value-type="float" office:value="19907">
            <text:p>19907</text:p>
          </table:table-cell>
          <table:table-cell table:style-name="ce4" table:number-columns-repeated="1017"/>
        </table:table-row>
        <table:table-row table:style-name="ro2">
          <table:table-cell table:style-name="ce3" office:value-type="float" office:value="1892">
            <text:p>1892</text:p>
          </table:table-cell>
          <table:table-cell table:style-name="ce3" office:value-type="string">
            <text:p>QC</text:p>
          </table:table-cell>
          <table:table-cell table:style-name="ce6" office:value-type="string">
            <text:p>Westmount--Ville-Marie</text:p>
          </table:table-cell>
          <table:table-cell table:style-name="ce6" office:value-type="string">
            <text:p>Marc Garneau</text:p>
          </table:table-cell>
          <table:table-cell table:style-name="ce3" office:value-type="float" office:value="642">
            <text:p>642</text:p>
          </table:table-cell>
          <table:table-cell table:style-name="ce3" office:value-type="float" office:value="14704">
            <text:p>14704</text:p>
          </table:table-cell>
          <table:table-cell table:style-name="ce3" office:value-type="float" office:value="15346">
            <text:p>15346</text:p>
          </table:table-cell>
          <table:table-cell table:style-name="ce3" table:number-columns-repeated="1017"/>
        </table:table-row>
        <table:table-row table:style-name="ro2">
          <table:table-cell table:style-name="ce3" office:value-type="float" office:value="1872">
            <text:p>1872</text:p>
          </table:table-cell>
          <table:table-cell table:style-name="ce3" office:value-type="string">
            <text:p>QC</text:p>
          </table:table-cell>
          <table:table-cell table:style-name="ce6" office:value-type="string">
            <text:p>Richmond--Arthabaska</text:p>
          </table:table-cell>
          <table:table-cell table:style-name="ce6" office:value-type="string">
            <text:p>André Bellavance</text:p>
          </table:table-cell>
          <table:table-cell table:style-name="ce3" office:value-type="float" office:value="717">
            <text:p>717</text:p>
          </table:table-cell>
          <table:table-cell table:style-name="ce3" office:value-type="float" office:value="17316">
            <text:p>17316</text:p>
          </table:table-cell>
          <table:table-cell table:style-name="ce3" office:value-type="float" office:value="18033">
            <text:p>18033</text:p>
          </table:table-cell>
          <table:table-cell table:style-name="ce3" table:number-columns-repeated="1017"/>
        </table:table-row>
        <table:table-row table:style-name="ro2">
          <table:table-cell table:style-name="ce4" office:value-type="float" office:value="2017">
            <text:p>2017</text:p>
          </table:table-cell>
          <table:table-cell table:style-name="ce4" office:value-type="string">
            <text:p>SK</text:p>
          </table:table-cell>
          <table:table-cell table:style-name="ce7" office:value-type="string">
            <text:p>Palliser</text:p>
          </table:table-cell>
          <table:table-cell table:style-name="ce7" office:value-type="string">
            <text:p>Ray Boughen</text:p>
          </table:table-cell>
          <table:table-cell table:style-name="ce4" office:value-type="float" office:value="766">
            <text:p>766</text:p>
          </table:table-cell>
          <table:table-cell table:style-name="ce4" office:value-type="float" office:value="15084">
            <text:p>15084</text:p>
          </table:table-cell>
          <table:table-cell table:style-name="ce4" office:value-type="float" office:value="15850">
            <text:p>15850</text:p>
          </table:table-cell>
          <table:table-cell table:style-name="ce4" table:number-columns-repeated="1017"/>
        </table:table-row>
        <table:table-row table:style-name="ro2">
          <table:table-cell table:style-name="ce3" office:value-type="float" office:value="1853">
            <text:p>1853</text:p>
          </table:table-cell>
          <table:table-cell table:style-name="ce3" office:value-type="string">
            <text:p>QC</text:p>
          </table:table-cell>
          <table:table-cell table:style-name="ce6" office:value-type="string">
            <text:p>Lotbinière--Chutes-de-la-Chaudière</text:p>
          </table:table-cell>
          <table:table-cell table:style-name="ce6" office:value-type="string">
            <text:p>Jacques Gourde</text:p>
          </table:table-cell>
          <table:table-cell table:style-name="ce3" office:value-type="float" office:value="777">
            <text:p>777</text:p>
          </table:table-cell>
          <table:table-cell table:style-name="ce3" office:value-type="float" office:value="21683">
            <text:p>21683</text:p>
          </table:table-cell>
          <table:table-cell table:style-name="ce3" office:value-type="float" office:value="22460">
            <text:p>22460</text:p>
          </table:table-cell>
          <table:table-cell table:style-name="ce3" table:number-columns-repeated="1017"/>
        </table:table-row>
        <table:table-row table:style-name="ro2">
          <table:table-cell table:style-name="ce3" office:value-type="float" office:value="2015">
            <text:p>2015</text:p>
          </table:table-cell>
          <table:table-cell table:style-name="ce3" office:value-type="string">
            <text:p>SK</text:p>
          </table:table-cell>
          <table:table-cell table:style-name="ce6" office:value-type="string">
            <text:p>Desnethé--Missinippi--Churchill River</text:p>
          </table:table-cell>
          <table:table-cell table:style-name="ce6" office:value-type="string">
            <text:p>Rob Gordon Clarke</text:p>
          </table:table-cell>
          <table:table-cell table:style-name="ce3" office:value-type="float" office:value="794">
            <text:p>794</text:p>
          </table:table-cell>
          <table:table-cell table:style-name="ce3" office:value-type="float" office:value="9715">
            <text:p>9715</text:p>
          </table:table-cell>
          <table:table-cell table:style-name="ce3" office:value-type="float" office:value="10509">
            <text:p>10509</text:p>
          </table:table-cell>
          <table:table-cell table:style-name="ce3" table:number-columns-repeated="1017"/>
        </table:table-row>
        <table:table-row table:style-name="ro2">
          <table:table-cell office:value-type="float" office:value="2085">
            <text:p>2085</text:p>
          </table:table-cell>
          <table:table-cell office:value-type="string">
            <text:p>BC</text:p>
          </table:table-cell>
          <table:table-cell office:value-type="string">
            <text:p>Vancouver Island North</text:p>
          </table:table-cell>
          <table:table-cell office:value-type="string">
            <text:p>John Duncan</text:p>
          </table:table-cell>
          <table:table-cell office:value-type="float" office:value="1827">
            <text:p>1827</text:p>
          </table:table-cell>
          <table:table-cell office:value-type="float" office:value="25379">
            <text:p>25379</text:p>
          </table:table-cell>
          <table:table-cell office:value-type="float" office:value="27206">
            <text:p>27206</text:p>
          </table:table-cell>
          <table:table-cell table:number-columns-repeated="1017"/>
        </table:table-row>
        <table:table-row table:style-name="ro2">
          <table:table-cell office:value-type="float" office:value="1971">
            <text:p>1971</text:p>
          </table:table-cell>
          <table:table-cell office:value-type="string">
            <text:p>ON</text:p>
          </table:table-cell>
          <table:table-cell office:value-type="string">
            <text:p>Sault Ste. Marie</text:p>
          </table:table-cell>
          <table:table-cell office:value-type="string">
            <text:p>Bryan Hayes</text:p>
          </table:table-cell>
          <table:table-cell office:value-type="float" office:value="1861">
            <text:p>1861</text:p>
          </table:table-cell>
          <table:table-cell office:value-type="float" office:value="16467">
            <text:p>16467</text:p>
          </table:table-cell>
          <table:table-cell office:value-type="float" office:value="18328">
            <text:p>18328</text:p>
          </table:table-cell>
          <table:table-cell table:number-columns-repeated="1017"/>
        </table:table-row>
        <table:table-row table:style-name="ro2">
          <table:table-cell office:value-type="float" office:value="1973">
            <text:p>1973</text:p>
          </table:table-cell>
          <table:table-cell office:value-type="string">
            <text:p>ON</text:p>
          </table:table-cell>
          <table:table-cell office:value-type="string">
            <text:p>Scarborough Centre</text:p>
          </table:table-cell>
          <table:table-cell office:value-type="string">
            <text:p>Roxanne James</text:p>
          </table:table-cell>
          <table:table-cell office:value-type="float" office:value="2055">
            <text:p>2055</text:p>
          </table:table-cell>
          <table:table-cell office:value-type="float" office:value="11443">
            <text:p>11443</text:p>
          </table:table-cell>
          <table:table-cell office:value-type="float" office:value="13498">
            <text:p>13498</text:p>
          </table:table-cell>
          <table:table-cell table:number-columns-repeated="1017"/>
        </table:table-row>
        <table:table-row table:style-name="ro2">
          <table:table-cell office:value-type="float" office:value="1789">
            <text:p>1789</text:p>
          </table:table-cell>
          <table:table-cell office:value-type="string">
            <text:p>NL</text:p>
          </table:table-cell>
          <table:table-cell office:value-type="string">
            <text:p>Labrador</text:p>
          </table:table-cell>
          <table:table-cell office:value-type="string">
            <text:p>Peter Penashue</text:p>
          </table:table-cell>
          <table:table-cell office:value-type="float" office:value="2136">
            <text:p>2136</text:p>
          </table:table-cell>
          <table:table-cell office:value-type="float" office:value="2120">
            <text:p>2120</text:p>
          </table:table-cell>
          <table:table-cell office:value-type="float" office:value="4256">
            <text:p>4256</text:p>
          </table:table-cell>
          <table:table-cell table:number-columns-repeated="1017"/>
        </table:table-row>
        <table:table-row table:style-name="ro3">
          <table:table-cell office:value-type="float" office:value="1844">
            <text:p>1844</text:p>
          </table:table-cell>
          <table:table-cell office:value-type="string">
            <text:p>QC</text:p>
          </table:table-cell>
          <table:table-cell office:value-type="string">
            <text:p>Lac-Saint-Louis</text:p>
          </table:table-cell>
          <table:table-cell office:value-type="string">
            <text:p>Francis Scarpaleggia</text:p>
          </table:table-cell>
          <table:table-cell office:value-type="float" office:value="2204">
            <text:p>2204</text:p>
          </table:table-cell>
          <table:table-cell office:value-type="float" office:value="16253">
            <text:p>16253</text:p>
          </table:table-cell>
          <table:table-cell office:value-type="float" office:value="18457">
            <text:p>18457</text:p>
          </table:table-cell>
          <table:table-cell table:number-columns-repeated="1017"/>
        </table:table-row>
        <table:table-row table:style-name="ro2">
          <table:table-cell office:value-type="float" office:value="2091">
            <text:p>2091</text:p>
          </table:table-cell>
          <table:table-cell office:value-type="string">
            <text:p>YT</text:p>
          </table:table-cell>
          <table:table-cell office:value-type="string">
            <text:p>Yukon</text:p>
          </table:table-cell>
          <table:table-cell office:value-type="string">
            <text:p>Ryan Leef</text:p>
          </table:table-cell>
          <table:table-cell office:value-type="float" office:value="2385">
            <text:p>2385</text:p>
          </table:table-cell>
          <table:table-cell office:value-type="float" office:value="3037">
            <text:p>3037</text:p>
          </table:table-cell>
          <table:table-cell office:value-type="float" office:value="5422">
            <text:p>5422</text:p>
          </table:table-cell>
          <table:table-cell table:number-columns-repeated="1017"/>
        </table:table-row>
        <table:table-row table:style-name="ro2">
          <table:table-cell office:value-type="float" office:value="2093">
            <text:p>2093</text:p>
          </table:table-cell>
          <table:table-cell office:value-type="string">
            <text:p>NU</text:p>
          </table:table-cell>
          <table:table-cell office:value-type="string">
            <text:p>Nunavut</text:p>
          </table:table-cell>
          <table:table-cell office:value-type="string">
            <text:p>Leona Aglukkaq</text:p>
          </table:table-cell>
          <table:table-cell office:value-type="float" office:value="2405">
            <text:p>2405</text:p>
          </table:table-cell>
          <table:table-cell office:value-type="float" office:value="1525">
            <text:p>1525</text:p>
          </table:table-cell>
          <table:table-cell office:value-type="float" office:value="3930">
            <text:p>3930</text:p>
          </table:table-cell>
          <table:table-cell table:number-columns-repeated="1017"/>
        </table:table-row>
        <table:table-row table:style-name="ro2">
          <table:table-cell office:value-type="float" office:value="1794">
            <text:p>1794</text:p>
          </table:table-cell>
          <table:table-cell office:value-type="string">
            <text:p>PE</text:p>
          </table:table-cell>
          <table:table-cell office:value-type="string">
            <text:p>Charlottetown</text:p>
          </table:table-cell>
          <table:table-cell office:value-type="string">
            <text:p>Sean Casey</text:p>
          </table:table-cell>
          <table:table-cell office:value-type="float" office:value="2660">
            <text:p>2660</text:p>
          </table:table-cell>
          <table:table-cell office:value-type="float" office:value="4632">
            <text:p>4632</text:p>
          </table:table-cell>
          <table:table-cell office:value-type="float" office:value="7292">
            <text:p>7292</text:p>
          </table:table-cell>
          <table:table-cell table:number-columns-repeated="1017"/>
        </table:table-row>
        <table:table-row table:style-name="ro2">
          <table:table-cell office:value-type="float" office:value="1805">
            <text:p>1805</text:p>
          </table:table-cell>
          <table:table-cell office:value-type="string">
            <text:p>NS</text:p>
          </table:table-cell>
          <table:table-cell office:value-type="string">
            <text:p>South Shore--St. Margaret's</text:p>
          </table:table-cell>
          <table:table-cell office:value-type="string">
            <text:p>Gerald Keddy</text:p>
          </table:table-cell>
          <table:table-cell office:value-type="float" office:value="2915">
            <text:p>2915</text:p>
          </table:table-cell>
          <table:table-cell office:value-type="float" office:value="15033">
            <text:p>15033</text:p>
          </table:table-cell>
          <table:table-cell office:value-type="float" office:value="17948">
            <text:p>17948</text:p>
          </table:table-cell>
          <table:table-cell table:number-columns-repeated="1017"/>
        </table:table-row>
        <table:table-row table:style-name="ro2">
          <table:table-cell office:value-type="float" office:value="1801">
            <text:p>1801</text:p>
          </table:table-cell>
          <table:table-cell office:value-type="string">
            <text:p>NS</text:p>
          </table:table-cell>
          <table:table-cell office:value-type="string">
            <text:p>Halifax West</text:p>
          </table:table-cell>
          <table:table-cell office:value-type="string">
            <text:p>Geoff Regan</text:p>
          </table:table-cell>
          <table:table-cell office:value-type="float" office:value="2991">
            <text:p>2991</text:p>
          </table:table-cell>
          <table:table-cell office:value-type="float" office:value="13239">
            <text:p>13239</text:p>
          </table:table-cell>
          <table:table-cell office:value-type="float" office:value="16230">
            <text:p>16230</text:p>
          </table:table-cell>
          <table:table-cell table:number-columns-repeated="1017"/>
        </table:table-row>
        <table:table-row table:style-name="ro2">
          <table:table-cell office:value-type="float" office:value="1826">
            <text:p>1826</text:p>
          </table:table-cell>
          <table:table-cell office:value-type="string">
            <text:p>QC</text:p>
          </table:table-cell>
          <table:table-cell office:value-type="string">
            <text:p>Bourassa</text:p>
          </table:table-cell>
          <table:table-cell office:value-type="string">
            <text:p>Denis Coderre</text:p>
          </table:table-cell>
          <table:table-cell office:value-type="float" office:value="3280">
            <text:p>3280</text:p>
          </table:table-cell>
          <table:table-cell office:value-type="float" office:value="12270">
            <text:p>12270</text:p>
          </table:table-cell>
          <table:table-cell office:value-type="float" office:value="15550">
            <text:p>15550</text:p>
          </table:table-cell>
          <table:table-cell table:number-columns-repeated="1017"/>
        </table:table-row>
        <table:table-row table:style-name="ro2">
          <table:table-cell office:value-type="float" office:value="1814">
            <text:p>1814</text:p>
          </table:table-cell>
          <table:table-cell office:value-type="string">
            <text:p>NB</text:p>
          </table:table-cell>
          <table:table-cell office:value-type="string">
            <text:p>Moncton--Riverview--Dieppe</text:p>
          </table:table-cell>
          <table:table-cell office:value-type="string">
            <text:p>Robert Goguen</text:p>
          </table:table-cell>
          <table:table-cell office:value-type="float" office:value="3355">
            <text:p>3355</text:p>
          </table:table-cell>
          <table:table-cell office:value-type="float" office:value="14053">
            <text:p>14053</text:p>
          </table:table-cell>
          <table:table-cell office:value-type="float" office:value="17408">
            <text:p>17408</text:p>
          </table:table-cell>
          <table:table-cell table:number-columns-repeated="1017"/>
        </table:table-row>
        <table:table-row table:style-name="ro2">
          <table:table-cell office:value-type="float" office:value="1884">
            <text:p>1884</text:p>
          </table:table-cell>
          <table:table-cell office:value-type="string">
            <text:p>QC</text:p>
          </table:table-cell>
          <table:table-cell office:value-type="string">
            <text:p>Saint-Léonard--Saint-Michel</text:p>
          </table:table-cell>
          <table:table-cell office:value-type="string">
            <text:p>Massimo Pacetti</text:p>
          </table:table-cell>
          <table:table-cell office:value-type="float" office:value="3620">
            <text:p>3620</text:p>
          </table:table-cell>
          <table:table-cell office:value-type="float" office:value="11720">
            <text:p>11720</text:p>
          </table:table-cell>
          <table:table-cell office:value-type="float" office:value="15340">
            <text:p>15340</text:p>
          </table:table-cell>
          <table:table-cell table:number-columns-repeated="1017"/>
        </table:table-row>
        <table:table-row table:style-name="ro2">
          <table:table-cell office:value-type="float" office:value="1865">
            <text:p>1865</text:p>
          </table:table-cell>
          <table:table-cell office:value-type="string">
            <text:p>QC</text:p>
          </table:table-cell>
          <table:table-cell office:value-type="string">
            <text:p>Papineau</text:p>
          </table:table-cell>
          <table:table-cell office:value-type="string">
            <text:p>Justin Trudeau</text:p>
          </table:table-cell>
          <table:table-cell office:value-type="float" office:value="4327">
            <text:p>4327</text:p>
          </table:table-cell>
          <table:table-cell office:value-type="float" office:value="12102">
            <text:p>12102</text:p>
          </table:table-cell>
          <table:table-cell office:value-type="float" office:value="16429">
            <text:p>16429</text:p>
          </table:table-cell>
          <table:table-cell table:number-columns-repeated="1017"/>
        </table:table-row>
        <table:table-row table:style-name="ro2">
          <table:table-cell office:value-type="float" office:value="2020">
            <text:p>2020</text:p>
          </table:table-cell>
          <table:table-cell office:value-type="string">
            <text:p>SK</text:p>
          </table:table-cell>
          <table:table-cell office:value-type="string">
            <text:p>Regina--Qu'Appelle</text:p>
          </table:table-cell>
          <table:table-cell office:value-type="string">
            <text:p>Andrew Scheer</text:p>
          </table:table-cell>
          <table:table-cell office:value-type="float" office:value="4477">
            <text:p>4477</text:p>
          </table:table-cell>
          <table:table-cell office:value-type="float" office:value="11419">
            <text:p>11419</text:p>
          </table:table-cell>
          <table:table-cell office:value-type="float" office:value="15896">
            <text:p>15896</text:p>
          </table:table-cell>
          <table:table-cell table:number-columns-repeated="1017"/>
        </table:table-row>
        <table:table-row table:style-name="ro2">
          <table:table-cell office:value-type="float" office:value="1908">
            <text:p>1908</text:p>
          </table:table-cell>
          <table:table-cell office:value-type="string">
            <text:p>ON</text:p>
          </table:table-cell>
          <table:table-cell office:value-type="string">
            <text:p>Don Valley East</text:p>
          </table:table-cell>
          <table:table-cell office:value-type="string">
            <text:p>Joe Daniel</text:p>
          </table:table-cell>
          <table:table-cell office:value-type="float" office:value="4544">
            <text:p>4544</text:p>
          </table:table-cell>
          <table:table-cell office:value-type="float" office:value="9878">
            <text:p>9878</text:p>
          </table:table-cell>
          <table:table-cell office:value-type="float" office:value="14422">
            <text:p>14422</text:p>
          </table:table-cell>
          <table:table-cell table:number-columns-repeated="1017"/>
        </table:table-row>
        <table:table-row table:style-name="ro2">
          <table:table-cell office:value-type="float" office:value="1927">
            <text:p>1927</text:p>
          </table:table-cell>
          <table:table-cell office:value-type="string">
            <text:p>ON</text:p>
          </table:table-cell>
          <table:table-cell office:value-type="string">
            <text:p>Kenora</text:p>
          </table:table-cell>
          <table:table-cell office:value-type="string">
            <text:p>Greg Rickford</text:p>
          </table:table-cell>
          <table:table-cell office:value-type="float" office:value="4712">
            <text:p>4712</text:p>
          </table:table-cell>
          <table:table-cell office:value-type="float" office:value="6855">
            <text:p>6855</text:p>
          </table:table-cell>
          <table:table-cell office:value-type="float" office:value="11567">
            <text:p>11567</text:p>
          </table:table-cell>
          <table:table-cell table:number-columns-repeated="1017"/>
        </table:table-row>
        <table:table-row table:style-name="ro3">
          <table:table-cell office:value-type="float" office:value="1858">
            <text:p>1858</text:p>
          </table:table-cell>
          <table:table-cell office:value-type="string">
            <text:p>QC</text:p>
          </table:table-cell>
          <table:table-cell office:value-type="string">
            <text:p>Haute-Gaspésie--La Mitis--Matane--Matapédia</text:p>
          </table:table-cell>
          <table:table-cell office:value-type="string">
            <text:p>Jean-François Fortin</text:p>
          </table:table-cell>
          <table:table-cell office:value-type="float" office:value="5149">
            <text:p>5149</text:p>
          </table:table-cell>
          <table:table-cell office:value-type="float" office:value="7484">
            <text:p>7484</text:p>
          </table:table-cell>
          <table:table-cell office:value-type="float" office:value="12633">
            <text:p>12633</text:p>
          </table:table-cell>
          <table:table-cell table:number-columns-repeated="1017"/>
        </table:table-row>
        <table:table-row table:style-name="ro2">
          <table:table-cell office:value-type="float" office:value="2068">
            <text:p>2068</text:p>
          </table:table-cell>
          <table:table-cell office:value-type="string">
            <text:p>BC</text:p>
          </table:table-cell>
          <table:table-cell office:value-type="string">
            <text:p>Nanaimo--Alberni</text:p>
          </table:table-cell>
          <table:table-cell office:value-type="string">
            <text:p>James Lunney</text:p>
          </table:table-cell>
          <table:table-cell office:value-type="float" office:value="5304">
            <text:p>5304</text:p>
          </table:table-cell>
          <table:table-cell office:value-type="float" office:value="25165">
            <text:p>25165</text:p>
          </table:table-cell>
          <table:table-cell office:value-type="float" office:value="30469">
            <text:p>30469</text:p>
          </table:table-cell>
          <table:table-cell table:number-columns-repeated="1017"/>
        </table:table-row>
        <table:table-row table:style-name="ro2">
          <table:table-cell office:value-type="float" office:value="1998">
            <text:p>1998</text:p>
          </table:table-cell>
          <table:table-cell office:value-type="string">
            <text:p>ON</text:p>
          </table:table-cell>
          <table:table-cell office:value-type="string">
            <text:p>York West</text:p>
          </table:table-cell>
          <table:table-cell office:value-type="string">
            <text:p>Judy Sgro</text:p>
          </table:table-cell>
          <table:table-cell office:value-type="float" office:value="5309">
            <text:p>5309</text:p>
          </table:table-cell>
          <table:table-cell office:value-type="float" office:value="7721">
            <text:p>7721</text:p>
          </table:table-cell>
          <table:table-cell office:value-type="float" office:value="13030">
            <text:p>13030</text:p>
          </table:table-cell>
          <table:table-cell table:number-columns-repeated="1017"/>
        </table:table-row>
        <table:table-row table:style-name="ro2">
          <table:table-cell office:value-type="float" office:value="2019">
            <text:p>2019</text:p>
          </table:table-cell>
          <table:table-cell office:value-type="string">
            <text:p>SK</text:p>
          </table:table-cell>
          <table:table-cell office:value-type="string">
            <text:p>Regina--Lumsden--Lake Centre</text:p>
          </table:table-cell>
          <table:table-cell office:value-type="string">
            <text:p>Tom Lukiwski</text:p>
          </table:table-cell>
          <table:table-cell office:value-type="float" office:value="5558">
            <text:p>5558</text:p>
          </table:table-cell>
          <table:table-cell office:value-type="float" office:value="12518">
            <text:p>12518</text:p>
          </table:table-cell>
          <table:table-cell office:value-type="float" office:value="18076">
            <text:p>18076</text:p>
          </table:table-cell>
          <table:table-cell table:number-columns-repeated="1017"/>
        </table:table-row>
        <table:table-row table:style-name="ro2">
          <table:table-cell office:value-type="float" office:value="1851">
            <text:p>1851</text:p>
          </table:table-cell>
          <table:table-cell office:value-type="string">
            <text:p>QC</text:p>
          </table:table-cell>
          <table:table-cell office:value-type="string">
            <text:p>Lévis--Bellechasse</text:p>
          </table:table-cell>
          <table:table-cell office:value-type="string">
            <text:p>Steven Blaney</text:p>
          </table:table-cell>
          <table:table-cell office:value-type="float" office:value="5960">
            <text:p>5960</text:p>
          </table:table-cell>
          <table:table-cell office:value-type="float" office:value="19890">
            <text:p>19890</text:p>
          </table:table-cell>
          <table:table-cell office:value-type="float" office:value="25850">
            <text:p>25850</text:p>
          </table:table-cell>
          <table:table-cell table:number-columns-repeated="1017"/>
        </table:table-row>
        <table:table-row table:style-name="ro2">
          <table:table-cell office:value-type="float" office:value="1985">
            <text:p>1985</text:p>
          </table:table-cell>
          <table:table-cell office:value-type="string">
            <text:p>ON</text:p>
          </table:table-cell>
          <table:table-cell office:value-type="string">
            <text:p>Toronto Centre</text:p>
          </table:table-cell>
          <table:table-cell office:value-type="string">
            <text:p>Bob Rae</text:p>
          </table:table-cell>
          <table:table-cell office:value-type="float" office:value="6014">
            <text:p>6014</text:p>
          </table:table-cell>
          <table:table-cell office:value-type="float" office:value="16818">
            <text:p>16818</text:p>
          </table:table-cell>
          <table:table-cell office:value-type="float" office:value="22832">
            <text:p>22832</text:p>
          </table:table-cell>
          <table:table-cell table:number-columns-repeated="1017"/>
        </table:table-row>
        <table:table-row table:style-name="ro2">
          <table:table-cell office:value-type="float" office:value="1935">
            <text:p>1935</text:p>
          </table:table-cell>
          <table:table-cell office:value-type="string">
            <text:p>ON</text:p>
          </table:table-cell>
          <table:table-cell office:value-type="string">
            <text:p>London North Centre</text:p>
          </table:table-cell>
          <table:table-cell office:value-type="string">
            <text:p>Susan Truppe</text:p>
          </table:table-cell>
          <table:table-cell office:value-type="float" office:value="6472">
            <text:p>6472</text:p>
          </table:table-cell>
          <table:table-cell office:value-type="float" office:value="12996">
            <text:p>12996</text:p>
          </table:table-cell>
          <table:table-cell office:value-type="float" office:value="19468">
            <text:p>19468</text:p>
          </table:table-cell>
          <table:table-cell table:number-columns-repeated="1017"/>
        </table:table-row>
        <table:table-row table:style-name="ro2">
          <table:table-cell office:value-type="float" office:value="2021">
            <text:p>2021</text:p>
          </table:table-cell>
          <table:table-cell office:value-type="string">
            <text:p>SK</text:p>
          </table:table-cell>
          <table:table-cell office:value-type="string">
            <text:p>Saskatoon--Humboldt</text:p>
          </table:table-cell>
          <table:table-cell office:value-type="string">
            <text:p>Brad Trost</text:p>
          </table:table-cell>
          <table:table-cell office:value-type="float" office:value="6683">
            <text:p>6683</text:p>
          </table:table-cell>
          <table:table-cell office:value-type="float" office:value="13271">
            <text:p>13271</text:p>
          </table:table-cell>
          <table:table-cell office:value-type="float" office:value="19954">
            <text:p>19954</text:p>
          </table:table-cell>
          <table:table-cell table:number-columns-repeated="1017"/>
        </table:table-row>
        <table:table-row table:style-name="ro2">
          <table:table-cell office:value-type="float" office:value="1949">
            <text:p>1949</text:p>
          </table:table-cell>
          <table:table-cell office:value-type="string">
            <text:p>ON</text:p>
          </table:table-cell>
          <table:table-cell office:value-type="string">
            <text:p>Nipissing--Timiskaming</text:p>
          </table:table-cell>
          <table:table-cell office:value-type="string">
            <text:p>Jay Aspin</text:p>
          </table:table-cell>
          <table:table-cell office:value-type="float" office:value="6714">
            <text:p>6714</text:p>
          </table:table-cell>
          <table:table-cell office:value-type="float" office:value="8781">
            <text:p>8781</text:p>
          </table:table-cell>
          <table:table-cell office:value-type="float" office:value="15495">
            <text:p>15495</text:p>
          </table:table-cell>
          <table:table-cell table:number-columns-repeated="1017"/>
        </table:table-row>
        <table:table-row table:style-name="ro2">
          <table:table-cell office:value-type="float" office:value="1913">
            <text:p>1913</text:p>
          </table:table-cell>
          <table:table-cell office:value-type="string">
            <text:p>ON</text:p>
          </table:table-cell>
          <table:table-cell office:value-type="string">
            <text:p>Essex</text:p>
          </table:table-cell>
          <table:table-cell office:value-type="string">
            <text:p>Jeff Watson</text:p>
          </table:table-cell>
          <table:table-cell office:value-type="float" office:value="6789">
            <text:p>6789</text:p>
          </table:table-cell>
          <table:table-cell office:value-type="float" office:value="18538">
            <text:p>18538</text:p>
          </table:table-cell>
          <table:table-cell office:value-type="float" office:value="25327">
            <text:p>25327</text:p>
          </table:table-cell>
          <table:table-cell table:number-columns-repeated="1017"/>
        </table:table-row>
        <table:table-row table:style-name="ro2">
          <table:table-cell office:value-type="float" office:value="1953">
            <text:p>1953</text:p>
          </table:table-cell>
          <table:table-cell office:value-type="string">
            <text:p>ON</text:p>
          </table:table-cell>
          <table:table-cell office:value-type="string">
            <text:p>Oshawa</text:p>
          </table:table-cell>
          <table:table-cell office:value-type="string">
            <text:p>Colin Carrie</text:p>
          </table:table-cell>
          <table:table-cell office:value-type="float" office:value="6822">
            <text:p>6822</text:p>
          </table:table-cell>
          <table:table-cell office:value-type="float" office:value="19212">
            <text:p>19212</text:p>
          </table:table-cell>
          <table:table-cell office:value-type="float" office:value="26034">
            <text:p>26034</text:p>
          </table:table-cell>
          <table:table-cell table:number-columns-repeated="1017"/>
        </table:table-row>
        <table:table-row table:style-name="ro2">
          <table:table-cell office:value-type="float" office:value="1809">
            <text:p>1809</text:p>
          </table:table-cell>
          <table:table-cell office:value-type="string">
            <text:p>NB</text:p>
          </table:table-cell>
          <table:table-cell office:value-type="string">
            <text:p>Beauséjour</text:p>
          </table:table-cell>
          <table:table-cell office:value-type="string">
            <text:p>Dominic LeBlanc</text:p>
          </table:table-cell>
          <table:table-cell office:value-type="float" office:value="7002">
            <text:p>7002</text:p>
          </table:table-cell>
          <table:table-cell office:value-type="float" office:value="10397">
            <text:p>10397</text:p>
          </table:table-cell>
          <table:table-cell office:value-type="float" office:value="17399">
            <text:p>17399</text:p>
          </table:table-cell>
          <table:table-cell table:number-columns-repeated="1017"/>
        </table:table-row>
        <table:table-row table:style-name="ro2">
          <table:table-cell office:value-type="float" office:value="2039">
            <text:p>2039</text:p>
          </table:table-cell>
          <table:table-cell office:value-type="string">
            <text:p>AB</text:p>
          </table:table-cell>
          <table:table-cell office:value-type="string">
            <text:p>Edmonton East</text:p>
          </table:table-cell>
          <table:table-cell office:value-type="string">
            <text:p>Peter Goldring</text:p>
          </table:table-cell>
          <table:table-cell office:value-type="float" office:value="7033">
            <text:p>7033</text:p>
          </table:table-cell>
          <table:table-cell office:value-type="float" office:value="17078">
            <text:p>17078</text:p>
          </table:table-cell>
          <table:table-cell office:value-type="float" office:value="24111">
            <text:p>24111</text:p>
          </table:table-cell>
          <table:table-cell table:number-columns-repeated="1017"/>
        </table:table-row>
        <table:table-row table:style-name="ro2">
          <table:table-cell office:value-type="float" office:value="1816">
            <text:p>1816</text:p>
          </table:table-cell>
          <table:table-cell office:value-type="string">
            <text:p>NB</text:p>
          </table:table-cell>
          <table:table-cell office:value-type="string">
            <text:p>Saint John</text:p>
          </table:table-cell>
          <table:table-cell office:value-type="string">
            <text:p>Rodney Weston</text:p>
          </table:table-cell>
          <table:table-cell office:value-type="float" office:value="7074">
            <text:p>7074</text:p>
          </table:table-cell>
          <table:table-cell office:value-type="float" office:value="11382">
            <text:p>11382</text:p>
          </table:table-cell>
          <table:table-cell office:value-type="float" office:value="18456">
            <text:p>18456</text:p>
          </table:table-cell>
          <table:table-cell table:number-columns-repeated="1017"/>
        </table:table-row>
        <table:table-row table:style-name="ro2">
          <table:table-cell office:value-type="float" office:value="1877">
            <text:p>1877</text:p>
          </table:table-cell>
          <table:table-cell office:value-type="string">
            <text:p>QC</text:p>
          </table:table-cell>
          <table:table-cell office:value-type="string">
            <text:p>Roberval--Lac-Saint-Jean</text:p>
          </table:table-cell>
          <table:table-cell office:value-type="string">
            <text:p>Denis Lebel</text:p>
          </table:table-cell>
          <table:table-cell office:value-type="float" office:value="7256">
            <text:p>7256</text:p>
          </table:table-cell>
          <table:table-cell office:value-type="float" office:value="11182">
            <text:p>11182</text:p>
          </table:table-cell>
          <table:table-cell office:value-type="float" office:value="18438">
            <text:p>18438</text:p>
          </table:table-cell>
          <table:table-cell table:number-columns-repeated="1017"/>
        </table:table-row>
        <table:table-row table:style-name="ro2">
          <table:table-cell office:value-type="float" office:value="2063">
            <text:p>2063</text:p>
          </table:table-cell>
          <table:table-cell office:value-type="string">
            <text:p>BC</text:p>
          </table:table-cell>
          <table:table-cell office:value-type="string">
            <text:p>Fleetwood--Port Kells</text:p>
          </table:table-cell>
          <table:table-cell office:value-type="string">
            <text:p>Nina Grewal</text:p>
          </table:table-cell>
          <table:table-cell office:value-type="float" office:value="7417">
            <text:p>7417</text:p>
          </table:table-cell>
          <table:table-cell office:value-type="float" office:value="16533">
            <text:p>16533</text:p>
          </table:table-cell>
          <table:table-cell office:value-type="float" office:value="23950">
            <text:p>23950</text:p>
          </table:table-cell>
          <table:table-cell table:number-columns-repeated="1017"/>
        </table:table-row>
        <table:table-row table:style-name="ro2">
          <table:table-cell office:value-type="float" office:value="2014">
            <text:p>2014</text:p>
          </table:table-cell>
          <table:table-cell office:value-type="string">
            <text:p>SK</text:p>
          </table:table-cell>
          <table:table-cell office:value-type="string">
            <text:p>Blackstrap</text:p>
          </table:table-cell>
          <table:table-cell office:value-type="string">
            <text:p>Lynne Yelich</text:p>
          </table:table-cell>
          <table:table-cell office:value-type="float" office:value="7511">
            <text:p>7511</text:p>
          </table:table-cell>
          <table:table-cell office:value-type="float" office:value="15769">
            <text:p>15769</text:p>
          </table:table-cell>
          <table:table-cell office:value-type="float" office:value="23280">
            <text:p>23280</text:p>
          </table:table-cell>
          <table:table-cell table:number-columns-repeated="1017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MB</text:p>
          </table:table-cell>
          <table:table-cell office:value-type="string">
            <text:p>Winnipeg South Centre</text:p>
          </table:table-cell>
          <table:table-cell office:value-type="string">
            <text:p>Joyce Bateman</text:p>
          </table:table-cell>
          <table:table-cell office:value-type="float" office:value="7561">
            <text:p>7561</text:p>
          </table:table-cell>
          <table:table-cell office:value-type="float" office:value="7945">
            <text:p>7945</text:p>
          </table:table-cell>
          <table:table-cell office:value-type="float" office:value="15506">
            <text:p>15506</text:p>
          </table:table-cell>
          <table:table-cell table:number-columns-repeated="1017"/>
        </table:table-row>
        <table:table-row table:style-name="ro2">
          <table:table-cell office:value-type="float" office:value="1812">
            <text:p>1812</text:p>
          </table:table-cell>
          <table:table-cell office:value-type="string">
            <text:p>NB</text:p>
          </table:table-cell>
          <table:table-cell office:value-type="string">
            <text:p>Madawaska--Restigouche</text:p>
          </table:table-cell>
          <table:table-cell office:value-type="string">
            <text:p>Bernard Valcourt</text:p>
          </table:table-cell>
          <table:table-cell office:value-type="float" office:value="7662">
            <text:p>7662</text:p>
          </table:table-cell>
          <table:table-cell office:value-type="float" office:value="6562">
            <text:p>6562</text:p>
          </table:table-cell>
          <table:table-cell office:value-type="float" office:value="14224">
            <text:p>14224</text:p>
          </table:table-cell>
          <table:table-cell table:number-columns-repeated="1017"/>
        </table:table-row>
        <table:table-row table:style-name="ro2">
          <table:table-cell office:value-type="float" office:value="1795">
            <text:p>1795</text:p>
          </table:table-cell>
          <table:table-cell office:value-type="string">
            <text:p>PE</text:p>
          </table:table-cell>
          <table:table-cell office:value-type="string">
            <text:p>Egmont</text:p>
          </table:table-cell>
          <table:table-cell office:value-type="string">
            <text:p>Gail Shea</text:p>
          </table:table-cell>
          <table:table-cell office:value-type="float" office:value="8098">
            <text:p>8098</text:p>
          </table:table-cell>
          <table:table-cell office:value-type="float" office:value="2369">
            <text:p>2369</text:p>
          </table:table-cell>
          <table:table-cell office:value-type="float" office:value="10467">
            <text:p>10467</text:p>
          </table:table-cell>
          <table:table-cell table:number-columns-repeated="1017"/>
        </table:table-row>
        <table:table-row table:style-name="ro2">
          <table:table-cell office:value-type="float" office:value="2025">
            <text:p>2025</text:p>
          </table:table-cell>
          <table:table-cell office:value-type="string">
            <text:p>SK</text:p>
          </table:table-cell>
          <table:table-cell office:value-type="string">
            <text:p>Wascana</text:p>
          </table:table-cell>
          <table:table-cell office:value-type="string">
            <text:p>Ralph Goodale</text:p>
          </table:table-cell>
          <table:table-cell office:value-type="float" office:value="8142">
            <text:p>8142</text:p>
          </table:table-cell>
          <table:table-cell office:value-type="float" office:value="7681">
            <text:p>7681</text:p>
          </table:table-cell>
          <table:table-cell office:value-type="float" office:value="15823">
            <text:p>15823</text:p>
          </table:table-cell>
          <table:table-cell table:number-columns-repeated="1017"/>
        </table:table-row>
        <table:table-row table:style-name="ro3">
          <table:table-cell office:value-type="float" office:value="1793">
            <text:p>1793</text:p>
          </table:table-cell>
          <table:table-cell office:value-type="string">
            <text:p>PE</text:p>
          </table:table-cell>
          <table:table-cell office:value-type="string">
            <text:p>Cardigan</text:p>
          </table:table-cell>
          <table:table-cell office:value-type="string">
            <text:p>Lawrence MacAulay</text:p>
          </table:table-cell>
          <table:table-cell office:value-type="float" office:value="8322">
            <text:p>8322</text:p>
          </table:table-cell>
          <table:table-cell office:value-type="float" office:value="2164">
            <text:p>2164</text:p>
          </table:table-cell>
          <table:table-cell office:value-type="float" office:value="10486">
            <text:p>10486</text:p>
          </table:table-cell>
          <table:table-cell table:number-columns-repeated="1017"/>
        </table:table-row>
        <table:table-row table:style-name="ro2">
          <table:table-cell office:value-type="float" office:value="1790">
            <text:p>1790</text:p>
          </table:table-cell>
          <table:table-cell office:value-type="string">
            <text:p>NL</text:p>
          </table:table-cell>
          <table:table-cell office:value-type="string">
            <text:p>Random--Burin--St. George's</text:p>
          </table:table-cell>
          <table:table-cell office:value-type="string">
            <text:p>Judy Foote</text:p>
          </table:table-cell>
          <table:table-cell office:value-type="float" office:value="8449">
            <text:p>8449</text:p>
          </table:table-cell>
          <table:table-cell office:value-type="float" office:value="4465">
            <text:p>4465</text:p>
          </table:table-cell>
          <table:table-cell office:value-type="float" office:value="12914">
            <text:p>12914</text:p>
          </table:table-cell>
          <table:table-cell table:number-columns-repeated="1017"/>
        </table:table-row>
        <table:table-row table:style-name="ro2">
          <table:table-cell office:value-type="float" office:value="2064">
            <text:p>2064</text:p>
          </table:table-cell>
          <table:table-cell office:value-type="string">
            <text:p>BC</text:p>
          </table:table-cell>
          <table:table-cell office:value-type="string">
            <text:p>Kamloops--Thompson--Cariboo</text:p>
          </table:table-cell>
          <table:table-cell office:value-type="string">
            <text:p>Cathy McLeod</text:p>
          </table:table-cell>
          <table:table-cell office:value-type="float" office:value="8699">
            <text:p>8699</text:p>
          </table:table-cell>
          <table:table-cell office:value-type="float" office:value="20983">
            <text:p>20983</text:p>
          </table:table-cell>
          <table:table-cell office:value-type="float" office:value="29682">
            <text:p>29682</text:p>
          </table:table-cell>
          <table:table-cell table:number-columns-repeated="1017"/>
        </table:table-row>
        <table:table-row table:style-name="ro2">
          <table:table-cell office:value-type="float" office:value="1813">
            <text:p>1813</text:p>
          </table:table-cell>
          <table:table-cell office:value-type="string">
            <text:p>NB</text:p>
          </table:table-cell>
          <table:table-cell office:value-type="string">
            <text:p>Miramichi</text:p>
          </table:table-cell>
          <table:table-cell office:value-type="string">
            <text:p>Tilly O'Neill Gordon</text:p>
          </table:table-cell>
          <table:table-cell office:value-type="float" office:value="9015">
            <text:p>9015</text:p>
          </table:table-cell>
          <table:table-cell office:value-type="float" office:value="7097">
            <text:p>7097</text:p>
          </table:table-cell>
          <table:table-cell office:value-type="float" office:value="16112">
            <text:p>16112</text:p>
          </table:table-cell>
          <table:table-cell table:number-columns-repeated="1017"/>
        </table:table-row>
        <table:table-row table:style-name="ro2">
          <table:table-cell office:value-type="float" office:value="1861">
            <text:p>1861</text:p>
          </table:table-cell>
          <table:table-cell office:value-type="string">
            <text:p>QC</text:p>
          </table:table-cell>
          <table:table-cell office:value-type="string">
            <text:p>Mount Royal</text:p>
          </table:table-cell>
          <table:table-cell office:value-type="string">
            <text:p>Irwin Cotler</text:p>
          </table:table-cell>
          <table:table-cell office:value-type="float" office:value="9188">
            <text:p>9188</text:p>
          </table:table-cell>
          <table:table-cell office:value-type="float" office:value="6963">
            <text:p>6963</text:p>
          </table:table-cell>
          <table:table-cell office:value-type="float" office:value="16151">
            <text:p>16151</text:p>
          </table:table-cell>
          <table:table-cell table:number-columns-repeated="1017"/>
        </table:table-row>
        <table:table-row table:style-name="ro2">
          <table:table-cell office:value-type="float" office:value="2018">
            <text:p>2018</text:p>
          </table:table-cell>
          <table:table-cell office:value-type="string">
            <text:p>SK</text:p>
          </table:table-cell>
          <table:table-cell office:value-type="string">
            <text:p>Prince Albert</text:p>
          </table:table-cell>
          <table:table-cell office:value-type="string">
            <text:p>Randy Hoback</text:p>
          </table:table-cell>
          <table:table-cell office:value-type="float" office:value="9373">
            <text:p>9373</text:p>
          </table:table-cell>
          <table:table-cell office:value-type="float" office:value="9841">
            <text:p>9841</text:p>
          </table:table-cell>
          <table:table-cell office:value-type="float" office:value="19214">
            <text:p>19214</text:p>
          </table:table-cell>
          <table:table-cell table:number-columns-repeated="1017"/>
        </table:table-row>
        <table:table-row table:style-name="ro2">
          <table:table-cell office:value-type="float" office:value="2066">
            <text:p>2066</text:p>
          </table:table-cell>
          <table:table-cell office:value-type="string">
            <text:p>BC</text:p>
          </table:table-cell>
          <table:table-cell office:value-type="string">
            <text:p>Kootenay--Columbia</text:p>
          </table:table-cell>
          <table:table-cell office:value-type="string">
            <text:p>David Wilks</text:p>
          </table:table-cell>
          <table:table-cell office:value-type="float" office:value="9711">
            <text:p>9711</text:p>
          </table:table-cell>
          <table:table-cell office:value-type="float" office:value="14199">
            <text:p>14199</text:p>
          </table:table-cell>
          <table:table-cell office:value-type="float" office:value="23910">
            <text:p>23910</text:p>
          </table:table-cell>
          <table:table-cell table:number-columns-repeated="1017"/>
        </table:table-row>
        <table:table-row table:style-name="ro2">
          <table:table-cell office:value-type="float" office:value="2023">
            <text:p>2023</text:p>
          </table:table-cell>
          <table:table-cell office:value-type="string">
            <text:p>SK</text:p>
          </table:table-cell>
          <table:table-cell office:value-type="string">
            <text:p>Saskatoon--Wanuskewin</text:p>
          </table:table-cell>
          <table:table-cell office:value-type="string">
            <text:p>Maurice Vellacott</text:p>
          </table:table-cell>
          <table:table-cell office:value-type="float" office:value="9788">
            <text:p>9788</text:p>
          </table:table-cell>
          <table:table-cell office:value-type="float" office:value="11395">
            <text:p>11395</text:p>
          </table:table-cell>
          <table:table-cell office:value-type="float" office:value="21183">
            <text:p>21183</text:p>
          </table:table-cell>
          <table:table-cell table:number-columns-repeated="1017"/>
        </table:table-row>
        <table:table-row table:style-name="ro2">
          <table:table-cell office:value-type="float" office:value="1940">
            <text:p>1940</text:p>
          </table:table-cell>
          <table:table-cell office:value-type="string">
            <text:p>ON</text:p>
          </table:table-cell>
          <table:table-cell office:value-type="string">
            <text:p>Mississauga East--Cooksville</text:p>
          </table:table-cell>
          <table:table-cell office:value-type="string">
            <text:p>Wladyslaw Lizon</text:p>
          </table:table-cell>
          <table:table-cell office:value-type="float" office:value="9960">
            <text:p>9960</text:p>
          </table:table-cell>
          <table:table-cell office:value-type="float" office:value="8836">
            <text:p>8836</text:p>
          </table:table-cell>
          <table:table-cell office:value-type="float" office:value="18796">
            <text:p>18796</text:p>
          </table:table-cell>
          <table:table-cell table:number-columns-repeated="1017"/>
        </table:table-row>
        <table:table-row table:style-name="ro2">
          <table:table-cell office:value-type="float" office:value="2061">
            <text:p>2061</text:p>
          </table:table-cell>
          <table:table-cell office:value-type="string">
            <text:p>BC</text:p>
          </table:table-cell>
          <table:table-cell office:value-type="string">
            <text:p>Pitt Meadows--Maple Ridge--Mission</text:p>
          </table:table-cell>
          <table:table-cell office:value-type="string">
            <text:p>Randy Kamp</text:p>
          </table:table-cell>
          <table:table-cell office:value-type="float" office:value="9968">
            <text:p>9968</text:p>
          </table:table-cell>
          <table:table-cell office:value-type="float" office:value="18835">
            <text:p>18835</text:p>
          </table:table-cell>
          <table:table-cell office:value-type="float" office:value="28803">
            <text:p>28803</text:p>
          </table:table-cell>
          <table:table-cell table:number-columns-repeated="1017"/>
        </table:table-row>
        <table:table-row table:style-name="ro2">
          <table:table-cell office:value-type="float" office:value="1859">
            <text:p>1859</text:p>
          </table:table-cell>
          <table:table-cell office:value-type="string">
            <text:p>QC</text:p>
          </table:table-cell>
          <table:table-cell office:value-type="string">
            <text:p>Mégantic--L'Érable</text:p>
          </table:table-cell>
          <table:table-cell office:value-type="string">
            <text:p>Christian Paradis</text:p>
          </table:table-cell>
          <table:table-cell office:value-type="float" office:value="10215">
            <text:p>10215</text:p>
          </table:table-cell>
          <table:table-cell office:value-type="float" office:value="11716">
            <text:p>11716</text:p>
          </table:table-cell>
          <table:table-cell office:value-type="float" office:value="21931">
            <text:p>21931</text:p>
          </table:table-cell>
          <table:table-cell table:number-columns-repeated="1017"/>
        </table:table-row>
        <table:table-row table:style-name="ro2">
          <table:table-cell office:value-type="float" office:value="1964">
            <text:p>1964</text:p>
          </table:table-cell>
          <table:table-cell office:value-type="string">
            <text:p>ON</text:p>
          </table:table-cell>
          <table:table-cell office:value-type="string">
            <text:p>Pickering--Scarborough East</text:p>
          </table:table-cell>
          <table:table-cell office:value-type="string">
            <text:p>Corneliu Chisu</text:p>
          </table:table-cell>
          <table:table-cell office:value-type="float" office:value="10288">
            <text:p>10288</text:p>
          </table:table-cell>
          <table:table-cell office:value-type="float" office:value="8932">
            <text:p>8932</text:p>
          </table:table-cell>
          <table:table-cell office:value-type="float" office:value="19220">
            <text:p>19220</text:p>
          </table:table-cell>
          <table:table-cell table:number-columns-repeated="1017"/>
        </table:table-row>
        <table:table-row table:style-name="ro3">
          <table:table-cell office:value-type="float" office:value="1929">
            <text:p>1929</text:p>
          </table:table-cell>
          <table:table-cell office:value-type="string">
            <text:p>ON</text:p>
          </table:table-cell>
          <table:table-cell office:value-type="string">
            <text:p>Kitchener Centre</text:p>
          </table:table-cell>
          <table:table-cell office:value-type="string">
            <text:p>Stephen Woodworth</text:p>
          </table:table-cell>
          <table:table-cell office:value-type="float" office:value="10377">
            <text:p>10377</text:p>
          </table:table-cell>
          <table:table-cell office:value-type="float" office:value="10742">
            <text:p>10742</text:p>
          </table:table-cell>
          <table:table-cell office:value-type="float" office:value="21119">
            <text:p>21119</text:p>
          </table:table-cell>
          <table:table-cell table:number-columns-repeated="1017"/>
        </table:table-row>
        <table:table-row table:style-name="ro2">
          <table:table-cell office:value-type="float" office:value="1815">
            <text:p>1815</text:p>
          </table:table-cell>
          <table:table-cell office:value-type="string">
            <text:p>NB</text:p>
          </table:table-cell>
          <table:table-cell office:value-type="string">
            <text:p>New Brunswick Southwest</text:p>
          </table:table-cell>
          <table:table-cell office:value-type="string">
            <text:p>John Williamson</text:p>
          </table:table-cell>
          <table:table-cell office:value-type="float" office:value="10653">
            <text:p>10653</text:p>
          </table:table-cell>
          <table:table-cell office:value-type="float" office:value="7413">
            <text:p>7413</text:p>
          </table:table-cell>
          <table:table-cell office:value-type="float" office:value="18066">
            <text:p>18066</text:p>
          </table:table-cell>
          <table:table-cell table:number-columns-repeated="1017"/>
        </table:table-row>
        <table:table-row table:style-name="ro2">
          <table:table-cell office:value-type="float" office:value="1786">
            <text:p>1786</text:p>
          </table:table-cell>
          <table:table-cell office:value-type="string">
            <text:p>NL</text:p>
          </table:table-cell>
          <table:table-cell office:value-type="string">
            <text:p>Avalon</text:p>
          </table:table-cell>
          <table:table-cell office:value-type="string">
            <text:p>Scott Andrews</text:p>
          </table:table-cell>
          <table:table-cell office:value-type="float" office:value="10851">
            <text:p>10851</text:p>
          </table:table-cell>
          <table:table-cell office:value-type="float" office:value="5157">
            <text:p>5157</text:p>
          </table:table-cell>
          <table:table-cell office:value-type="float" office:value="16008">
            <text:p>16008</text:p>
          </table:table-cell>
          <table:table-cell table:number-columns-repeated="1017"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MB</text:p>
          </table:table-cell>
          <table:table-cell office:value-type="string">
            <text:p>Dauphin--Swan River--Marquette</text:p>
          </table:table-cell>
          <table:table-cell office:value-type="string">
            <text:p>Robert Sopuck</text:p>
          </table:table-cell>
          <table:table-cell office:value-type="float" office:value="10886">
            <text:p>10886</text:p>
          </table:table-cell>
          <table:table-cell office:value-type="float" office:value="7657">
            <text:p>7657</text:p>
          </table:table-cell>
          <table:table-cell office:value-type="float" office:value="18543">
            <text:p>18543</text:p>
          </table:table-cell>
          <table:table-cell table:number-columns-repeated="1017"/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B</text:p>
          </table:table-cell>
          <table:table-cell office:value-type="string">
            <text:p>Kildonan--St. Paul</text:p>
          </table:table-cell>
          <table:table-cell office:value-type="string">
            <text:p>Joy Smith</text:p>
          </table:table-cell>
          <table:table-cell office:value-type="float" office:value="10943">
            <text:p>10943</text:p>
          </table:table-cell>
          <table:table-cell office:value-type="float" office:value="11727">
            <text:p>11727</text:p>
          </table:table-cell>
          <table:table-cell office:value-type="float" office:value="22670">
            <text:p>22670</text:p>
          </table:table-cell>
          <table:table-cell table:number-columns-repeated="1017"/>
        </table:table-row>
        <table:table-row table:style-name="ro2">
          <table:table-cell office:value-type="float" office:value="1810">
            <text:p>1810</text:p>
          </table:table-cell>
          <table:table-cell office:value-type="string">
            <text:p>NB</text:p>
          </table:table-cell>
          <table:table-cell office:value-type="string">
            <text:p>Fredericton</text:p>
          </table:table-cell>
          <table:table-cell office:value-type="string">
            <text:p>Keith Ashfield</text:p>
          </table:table-cell>
          <table:table-cell office:value-type="float" office:value="10947">
            <text:p>10947</text:p>
          </table:table-cell>
          <table:table-cell office:value-type="float" office:value="10626">
            <text:p>10626</text:p>
          </table:table-cell>
          <table:table-cell office:value-type="float" office:value="21573">
            <text:p>21573</text:p>
          </table:table-cell>
          <table:table-cell table:number-columns-repeated="1017"/>
        </table:table-row>
        <table:table-row table:style-name="ro2">
          <table:table-cell office:value-type="float" office:value="1915">
            <text:p>1915</text:p>
          </table:table-cell>
          <table:table-cell office:value-type="string">
            <text:p>ON</text:p>
          </table:table-cell>
          <table:table-cell office:value-type="string">
            <text:p>Etobicoke--Lakeshore</text:p>
          </table:table-cell>
          <table:table-cell office:value-type="string">
            <text:p>Bernard Trottier</text:p>
          </table:table-cell>
          <table:table-cell office:value-type="float" office:value="10951">
            <text:p>10951</text:p>
          </table:table-cell>
          <table:table-cell office:value-type="float" office:value="11046">
            <text:p>11046</text:p>
          </table:table-cell>
          <table:table-cell office:value-type="float" office:value="21997">
            <text:p>21997</text:p>
          </table:table-cell>
          <table:table-cell table:number-columns-repeated="1017"/>
        </table:table-row>
        <table:table-row table:style-name="ro2">
          <table:table-cell office:value-type="float" office:value="2088">
            <text:p>2088</text:p>
          </table:table-cell>
          <table:table-cell office:value-type="string">
            <text:p>BC</text:p>
          </table:table-cell>
          <table:table-cell office:value-type="string">
            <text:p>Vancouver South</text:p>
          </table:table-cell>
          <table:table-cell office:value-type="string">
            <text:p>Wai Young</text:p>
          </table:table-cell>
          <table:table-cell office:value-type="float" office:value="10952">
            <text:p>10952</text:p>
          </table:table-cell>
          <table:table-cell office:value-type="float" office:value="8552">
            <text:p>8552</text:p>
          </table:table-cell>
          <table:table-cell office:value-type="float" office:value="19504">
            <text:p>19504</text:p>
          </table:table-cell>
          <table:table-cell table:number-columns-repeated="1017"/>
        </table:table-row>
        <table:table-row table:style-name="ro2">
          <table:table-cell office:value-type="float" office:value="1822">
            <text:p>1822</text:p>
          </table:table-cell>
          <table:table-cell office:value-type="string">
            <text:p>QC</text:p>
          </table:table-cell>
          <table:table-cell office:value-type="string">
            <text:p>Beauce</text:p>
          </table:table-cell>
          <table:table-cell office:value-type="string">
            <text:p>Maxime Bernier</text:p>
          </table:table-cell>
          <table:table-cell office:value-type="float" office:value="10968">
            <text:p>10968</text:p>
          </table:table-cell>
          <table:table-cell office:value-type="float" office:value="15831">
            <text:p>15831</text:p>
          </table:table-cell>
          <table:table-cell office:value-type="float" office:value="26799">
            <text:p>26799</text:p>
          </table:table-cell>
          <table:table-cell table:number-columns-repeated="1017"/>
        </table:table-row>
        <table:table-row table:style-name="ro2">
          <table:table-cell office:value-type="float" office:value="1972">
            <text:p>1972</text:p>
          </table:table-cell>
          <table:table-cell office:value-type="string">
            <text:p>ON</text:p>
          </table:table-cell>
          <table:table-cell office:value-type="string">
            <text:p>Scarborough--Agincourt</text:p>
          </table:table-cell>
          <table:table-cell office:value-type="string">
            <text:p>Jim Karygiannis</text:p>
          </table:table-cell>
          <table:table-cell office:value-type="float" office:value="11122">
            <text:p>11122</text:p>
          </table:table-cell>
          <table:table-cell office:value-type="float" office:value="7376">
            <text:p>7376</text:p>
          </table:table-cell>
          <table:table-cell office:value-type="float" office:value="18498">
            <text:p>18498</text:p>
          </table:table-cell>
          <table:table-cell table:number-columns-repeated="1017"/>
        </table:table-row>
        <table:table-row table:style-name="ro2">
          <table:table-cell office:value-type="float" office:value="2038">
            <text:p>2038</text:p>
          </table:table-cell>
          <table:table-cell office:value-type="string">
            <text:p>AB</text:p>
          </table:table-cell>
          <table:table-cell office:value-type="string">
            <text:p>Edmonton Centre</text:p>
          </table:table-cell>
          <table:table-cell office:value-type="string">
            <text:p>Laurie Hawn</text:p>
          </table:table-cell>
          <table:table-cell office:value-type="float" office:value="11145">
            <text:p>11145</text:p>
          </table:table-cell>
          <table:table-cell office:value-type="float" office:value="12480">
            <text:p>12480</text:p>
          </table:table-cell>
          <table:table-cell office:value-type="float" office:value="23625">
            <text:p>23625</text:p>
          </table:table-cell>
          <table:table-cell table:number-columns-repeated="1017"/>
        </table:table-row>
        <table:table-row table:style-name="ro2">
          <table:table-cell office:value-type="float" office:value="1970">
            <text:p>1970</text:p>
          </table:table-cell>
          <table:table-cell office:value-type="string">
            <text:p>ON</text:p>
          </table:table-cell>
          <table:table-cell office:value-type="string">
            <text:p>Sarnia--Lambton</text:p>
          </table:table-cell>
          <table:table-cell office:value-type="string">
            <text:p>Pat Davidson</text:p>
          </table:table-cell>
          <table:table-cell office:value-type="float" office:value="11256">
            <text:p>11256</text:p>
          </table:table-cell>
          <table:table-cell office:value-type="float" office:value="14856">
            <text:p>14856</text:p>
          </table:table-cell>
          <table:table-cell office:value-type="float" office:value="26112">
            <text:p>26112</text:p>
          </table:table-cell>
          <table:table-cell table:number-columns-repeated="1017"/>
        </table:table-row>
        <table:table-row table:style-name="ro2">
          <table:table-cell office:value-type="float" office:value="2058">
            <text:p>2058</text:p>
          </table:table-cell>
          <table:table-cell office:value-type="string">
            <text:p>BC</text:p>
          </table:table-cell>
          <table:table-cell office:value-type="string">
            <text:p>Cariboo--Prince George</text:p>
          </table:table-cell>
          <table:table-cell office:value-type="string">
            <text:p>Dick Harris</text:p>
          </table:table-cell>
          <table:table-cell office:value-type="float" office:value="11308">
            <text:p>11308</text:p>
          </table:table-cell>
          <table:table-cell office:value-type="float" office:value="13135">
            <text:p>13135</text:p>
          </table:table-cell>
          <table:table-cell office:value-type="float" office:value="24443">
            <text:p>24443</text:p>
          </table:table-cell>
          <table:table-cell table:number-columns-repeated="1017"/>
        </table:table-row>
        <table:table-row table:style-name="ro2">
          <table:table-cell office:value-type="float" office:value="1811">
            <text:p>1811</text:p>
          </table:table-cell>
          <table:table-cell office:value-type="string">
            <text:p>NB</text:p>
          </table:table-cell>
          <table:table-cell office:value-type="string">
            <text:p>Fundy Royal</text:p>
          </table:table-cell>
          <table:table-cell office:value-type="string">
            <text:p>Rob Moore</text:p>
          </table:table-cell>
          <table:table-cell office:value-type="float" office:value="11361">
            <text:p>11361</text:p>
          </table:table-cell>
          <table:table-cell office:value-type="float" office:value="9845">
            <text:p>9845</text:p>
          </table:table-cell>
          <table:table-cell office:value-type="float" office:value="21206">
            <text:p>21206</text:p>
          </table:table-cell>
          <table:table-cell table:number-columns-repeated="1017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SK</text:p>
          </table:table-cell>
          <table:table-cell office:value-type="string">
            <text:p>Battlefords--Lloydminster</text:p>
          </table:table-cell>
          <table:table-cell office:value-type="string">
            <text:p>Gerry Ritz</text:p>
          </table:table-cell>
          <table:table-cell office:value-type="float" office:value="11436">
            <text:p>11436</text:p>
          </table:table-cell>
          <table:table-cell office:value-type="float" office:value="7767">
            <text:p>7767</text:p>
          </table:table-cell>
          <table:table-cell office:value-type="float" office:value="19203">
            <text:p>19203</text:p>
          </table:table-cell>
          <table:table-cell table:number-columns-repeated="1017"/>
        </table:table-row>
        <table:table-row table:style-name="ro2">
          <table:table-cell office:value-type="float" office:value="1936">
            <text:p>1936</text:p>
          </table:table-cell>
          <table:table-cell office:value-type="string">
            <text:p>ON</text:p>
          </table:table-cell>
          <table:table-cell office:value-type="string">
            <text:p>London West</text:p>
          </table:table-cell>
          <table:table-cell office:value-type="string">
            <text:p>Ed Holder</text:p>
          </table:table-cell>
          <table:table-cell office:value-type="float" office:value="11566">
            <text:p>11566</text:p>
          </table:table-cell>
          <table:table-cell office:value-type="float" office:value="16109">
            <text:p>16109</text:p>
          </table:table-cell>
          <table:table-cell office:value-type="float" office:value="27675">
            <text:p>27675</text:p>
          </table:table-cell>
          <table:table-cell table:number-columns-repeated="1017"/>
        </table:table-row>
        <table:table-row table:style-name="ro2">
          <table:table-cell office:value-type="float" office:value="1901">
            <text:p>1901</text:p>
          </table:table-cell>
          <table:table-cell office:value-type="string">
            <text:p>ON</text:p>
          </table:table-cell>
          <table:table-cell office:value-type="string">
            <text:p>Brant</text:p>
          </table:table-cell>
          <table:table-cell office:value-type="string">
            <text:p>Phil McColeman</text:p>
          </table:table-cell>
          <table:table-cell office:value-type="float" office:value="11694">
            <text:p>11694</text:p>
          </table:table-cell>
          <table:table-cell office:value-type="float" office:value="16351">
            <text:p>16351</text:p>
          </table:table-cell>
          <table:table-cell office:value-type="float" office:value="28045">
            <text:p>28045</text:p>
          </table:table-cell>
          <table:table-cell table:number-columns-repeated="1017"/>
        </table:table-row>
        <table:table-row table:style-name="ro3">
          <table:table-cell office:value-type="float" office:value="1803">
            <text:p>1803</text:p>
          </table:table-cell>
          <table:table-cell office:value-type="string">
            <text:p>NS</text:p>
          </table:table-cell>
          <table:table-cell office:value-type="string">
            <text:p>Cumberland--Colchester--Musquodoboit Valley</text:p>
          </table:table-cell>
          <table:table-cell office:value-type="string">
            <text:p>Scott Armstrong</text:p>
          </table:table-cell>
          <table:table-cell office:value-type="float" office:value="11719">
            <text:p>11719</text:p>
          </table:table-cell>
          <table:table-cell office:value-type="float" office:value="9322">
            <text:p>9322</text:p>
          </table:table-cell>
          <table:table-cell office:value-type="float" office:value="21041">
            <text:p>21041</text:p>
          </table:table-cell>
          <table:table-cell table:number-columns-repeated="1017"/>
        </table:table-row>
        <table:table-row table:style-name="ro3">
          <table:table-cell office:value-type="float" office:value="1905">
            <text:p>1905</text:p>
          </table:table-cell>
          <table:table-cell office:value-type="string">
            <text:p>ON</text:p>
          </table:table-cell>
          <table:table-cell office:value-type="string">
            <text:p>Chatham-Kent--Essex</text:p>
          </table:table-cell>
          <table:table-cell office:value-type="string">
            <text:p>Dave Van Kesteren</text:p>
          </table:table-cell>
          <table:table-cell office:value-type="float" office:value="11911">
            <text:p>11911</text:p>
          </table:table-cell>
          <table:table-cell office:value-type="float" office:value="11449">
            <text:p>11449</text:p>
          </table:table-cell>
          <table:table-cell office:value-type="float" office:value="23360">
            <text:p>23360</text:p>
          </table:table-cell>
          <table:table-cell table:number-columns-repeated="1017"/>
        </table:table-row>
        <table:table-row table:style-name="ro2">
          <table:table-cell office:value-type="float" office:value="1798">
            <text:p>1798</text:p>
          </table:table-cell>
          <table:table-cell office:value-type="string">
            <text:p>NS</text:p>
          </table:table-cell>
          <table:table-cell office:value-type="string">
            <text:p>Central Nova</text:p>
          </table:table-cell>
          <table:table-cell office:value-type="string">
            <text:p>Peter G. MacKay</text:p>
          </table:table-cell>
          <table:table-cell office:value-type="float" office:value="12181">
            <text:p>12181</text:p>
          </table:table-cell>
          <table:table-cell office:value-type="float" office:value="9412">
            <text:p>9412</text:p>
          </table:table-cell>
          <table:table-cell office:value-type="float" office:value="21593">
            <text:p>21593</text:p>
          </table:table-cell>
          <table:table-cell table:number-columns-repeated="1017"/>
        </table:table-row>
        <table:table-row table:style-name="ro2">
          <table:table-cell office:value-type="float" office:value="1788">
            <text:p>1788</text:p>
          </table:table-cell>
          <table:table-cell office:value-type="string">
            <text:p>NL</text:p>
          </table:table-cell>
          <table:table-cell office:value-type="string">
            <text:p>Humber--St. Barbe--Baie Verte</text:p>
          </table:table-cell>
          <table:table-cell office:value-type="string">
            <text:p>Gerry Byrne</text:p>
          </table:table-cell>
          <table:table-cell office:value-type="float" office:value="12368">
            <text:p>12368</text:p>
          </table:table-cell>
          <table:table-cell office:value-type="float" office:value="4751">
            <text:p>4751</text:p>
          </table:table-cell>
          <table:table-cell office:value-type="float" office:value="17119">
            <text:p>17119</text:p>
          </table:table-cell>
          <table:table-cell table:number-columns-repeated="1017"/>
        </table:table-row>
        <table:table-row table:style-name="ro2">
          <table:table-cell office:value-type="float" office:value="1992">
            <text:p>1992</text:p>
          </table:table-cell>
          <table:table-cell office:value-type="string">
            <text:p>ON</text:p>
          </table:table-cell>
          <table:table-cell office:value-type="string">
            <text:p>Willowdale</text:p>
          </table:table-cell>
          <table:table-cell office:value-type="string">
            <text:p>Chungsen Leung</text:p>
          </table:table-cell>
          <table:table-cell office:value-type="float" office:value="12430">
            <text:p>12430</text:p>
          </table:table-cell>
          <table:table-cell office:value-type="float" office:value="9777">
            <text:p>9777</text:p>
          </table:table-cell>
          <table:table-cell office:value-type="float" office:value="22207">
            <text:p>22207</text:p>
          </table:table-cell>
          <table:table-cell table:number-columns-repeated="1017"/>
        </table:table-row>
        <table:table-row table:style-name="ro2">
          <table:table-cell office:value-type="float" office:value="2075">
            <text:p>2075</text:p>
          </table:table-cell>
          <table:table-cell office:value-type="string">
            <text:p>BC</text:p>
          </table:table-cell>
          <table:table-cell office:value-type="string">
            <text:p>Port Moody--Westwood--Port Coquitlam</text:p>
          </table:table-cell>
          <table:table-cell office:value-type="string">
            <text:p>James Moore</text:p>
          </table:table-cell>
          <table:table-cell office:value-type="float" office:value="12581">
            <text:p>12581</text:p>
          </table:table-cell>
          <table:table-cell office:value-type="float" office:value="14600">
            <text:p>14600</text:p>
          </table:table-cell>
          <table:table-cell office:value-type="float" office:value="27181">
            <text:p>27181</text:p>
          </table:table-cell>
          <table:table-cell table:number-columns-repeated="1017"/>
        </table:table-row>
        <table:table-row table:style-name="ro2">
          <table:table-cell office:value-type="float" office:value="1999">
            <text:p>1999</text:p>
          </table:table-cell>
          <table:table-cell office:value-type="string">
            <text:p>MB</text:p>
          </table:table-cell>
          <table:table-cell office:value-type="string">
            <text:p>Brandon--Souris</text:p>
          </table:table-cell>
          <table:table-cell office:value-type="string">
            <text:p>Merv Tweed</text:p>
          </table:table-cell>
          <table:table-cell office:value-type="float" office:value="13541">
            <text:p>13541</text:p>
          </table:table-cell>
          <table:table-cell office:value-type="float" office:value="8845">
            <text:p>8845</text:p>
          </table:table-cell>
          <table:table-cell office:value-type="float" office:value="22386">
            <text:p>22386</text:p>
          </table:table-cell>
          <table:table-cell table:number-columns-repeated="1017"/>
        </table:table-row>
        <table:table-row table:style-name="ro2">
          <table:table-cell office:value-type="float" office:value="1968">
            <text:p>1968</text:p>
          </table:table-cell>
          <table:table-cell office:value-type="string">
            <text:p>ON</text:p>
          </table:table-cell>
          <table:table-cell office:value-type="string">
            <text:p>St. Catharines</text:p>
          </table:table-cell>
          <table:table-cell office:value-type="string">
            <text:p>Rick Dykstra</text:p>
          </table:table-cell>
          <table:table-cell office:value-type="float" office:value="13598">
            <text:p>13598</text:p>
          </table:table-cell>
          <table:table-cell office:value-type="float" office:value="11973">
            <text:p>11973</text:p>
          </table:table-cell>
          <table:table-cell office:value-type="float" office:value="25571">
            <text:p>25571</text:p>
          </table:table-cell>
          <table:table-cell table:number-columns-repeated="1017"/>
        </table:table-row>
        <table:table-row table:style-name="ro2">
          <table:table-cell office:value-type="float" office:value="1967">
            <text:p>1967</text:p>
          </table:table-cell>
          <table:table-cell office:value-type="string">
            <text:p>ON</text:p>
          </table:table-cell>
          <table:table-cell office:value-type="string">
            <text:p>Richmond Hill</text:p>
          </table:table-cell>
          <table:table-cell office:value-type="string">
            <text:p>Costas Menegakis</text:p>
          </table:table-cell>
          <table:table-cell office:value-type="float" office:value="13645">
            <text:p>13645</text:p>
          </table:table-cell>
          <table:table-cell office:value-type="float" office:value="8433">
            <text:p>8433</text:p>
          </table:table-cell>
          <table:table-cell office:value-type="float" office:value="22078">
            <text:p>22078</text:p>
          </table:table-cell>
          <table:table-cell table:number-columns-repeated="1017"/>
        </table:table-row>
        <table:table-row table:style-name="ro2">
          <table:table-cell office:value-type="float" office:value="1787">
            <text:p>1787</text:p>
          </table:table-cell>
          <table:table-cell office:value-type="string">
            <text:p>NL</text:p>
          </table:table-cell>
          <table:table-cell office:value-type="string">
            <text:p>Bonavista--Gander--Grand Falls--Windsor</text:p>
          </table:table-cell>
          <table:table-cell office:value-type="string">
            <text:p>Scott Simms</text:p>
          </table:table-cell>
          <table:table-cell office:value-type="float" office:value="13671">
            <text:p>13671</text:p>
          </table:table-cell>
          <table:table-cell office:value-type="float" office:value="4306">
            <text:p>4306</text:p>
          </table:table-cell>
          <table:table-cell office:value-type="float" office:value="17977">
            <text:p>17977</text:p>
          </table:table-cell>
          <table:table-cell table:number-columns-repeated="1017"/>
        </table:table-row>
        <table:table-row table:style-name="ro2">
          <table:table-cell office:value-type="float" office:value="1995">
            <text:p>1995</text:p>
          </table:table-cell>
          <table:table-cell office:value-type="string">
            <text:p>ON</text:p>
          </table:table-cell>
          <table:table-cell office:value-type="string">
            <text:p>York Centre</text:p>
          </table:table-cell>
          <table:table-cell office:value-type="string">
            <text:p>Mark Adler</text:p>
          </table:table-cell>
          <table:table-cell office:value-type="float" office:value="13700">
            <text:p>13700</text:p>
          </table:table-cell>
          <table:table-cell office:value-type="float" office:value="6656">
            <text:p>6656</text:p>
          </table:table-cell>
          <table:table-cell office:value-type="float" office:value="20356">
            <text:p>20356</text:p>
          </table:table-cell>
          <table:table-cell table:number-columns-repeated="1017"/>
        </table:table-row>
        <table:table-row table:style-name="ro3">
          <table:table-cell office:value-type="float" office:value="2090">
            <text:p>2090</text:p>
          </table:table-cell>
          <table:table-cell office:value-type="string">
            <text:p>BC</text:p>
          </table:table-cell>
          <table:table-cell office:value-type="string">
            <text:p>West Vancouver--Sunshine Coast--Sea to Sky Country</text:p>
          </table:table-cell>
          <table:table-cell office:value-type="string">
            <text:p>John Dunbar Weston</text:p>
          </table:table-cell>
          <table:table-cell office:value-type="float" office:value="13786">
            <text:p>13786</text:p>
          </table:table-cell>
          <table:table-cell office:value-type="float" office:value="14828">
            <text:p>14828</text:p>
          </table:table-cell>
          <table:table-cell office:value-type="float" office:value="28614">
            <text:p>28614</text:p>
          </table:table-cell>
          <table:table-cell table:number-columns-repeated="1017"/>
        </table:table-row>
        <table:table-row table:style-name="ro2">
          <table:table-cell office:value-type="float" office:value="1914">
            <text:p>1914</text:p>
          </table:table-cell>
          <table:table-cell office:value-type="string">
            <text:p>ON</text:p>
          </table:table-cell>
          <table:table-cell office:value-type="string">
            <text:p>Etobicoke Centre</text:p>
          </table:table-cell>
          <table:table-cell office:value-type="string">
            <text:p>Ted Opitz</text:p>
          </table:table-cell>
          <table:table-cell office:value-type="float" office:value="13909">
            <text:p>13909</text:p>
          </table:table-cell>
          <table:table-cell office:value-type="float" office:value="7735">
            <text:p>7735</text:p>
          </table:table-cell>
          <table:table-cell office:value-type="float" office:value="21644">
            <text:p>21644</text:p>
          </table:table-cell>
          <table:table-cell table:number-columns-repeated="1017"/>
        </table:table-row>
        <table:table-row table:style-name="ro2">
          <table:table-cell office:value-type="float" office:value="2076">
            <text:p>2076</text:p>
          </table:table-cell>
          <table:table-cell office:value-type="string">
            <text:p>BC</text:p>
          </table:table-cell>
          <table:table-cell office:value-type="string">
            <text:p>Prince George--Peace River</text:p>
          </table:table-cell>
          <table:table-cell office:value-type="string">
            <text:p>Bob Zimmer</text:p>
          </table:table-cell>
          <table:table-cell office:value-type="float" office:value="14070">
            <text:p>14070</text:p>
          </table:table-cell>
          <table:table-cell office:value-type="float" office:value="9876">
            <text:p>9876</text:p>
          </table:table-cell>
          <table:table-cell office:value-type="float" office:value="23946">
            <text:p>23946</text:p>
          </table:table-cell>
          <table:table-cell table:number-columns-repeated="1017"/>
        </table:table-row>
        <table:table-row table:style-name="ro2">
          <table:table-cell table:style-name="ce2" office:value-type="float" office:value="1958">
            <text:p>1958</text:p>
          </table:table-cell>
          <table:table-cell table:style-name="ce2" office:value-type="string">
            <text:p>ON</text:p>
          </table:table-cell>
          <table:table-cell table:style-name="ce5" office:value-type="string">
            <text:p>Ottawa West--Nepean</text:p>
          </table:table-cell>
          <table:table-cell table:style-name="ce5" office:value-type="string">
            <text:p>John Baird</text:p>
          </table:table-cell>
          <table:table-cell table:style-name="ce2" office:value-type="float" office:value="14098">
            <text:p>14098</text:p>
          </table:table-cell>
          <table:table-cell table:style-name="ce2" office:value-type="float" office:value="11128">
            <text:p>11128</text:p>
          </table:table-cell>
          <table:table-cell table:style-name="ce2" office:value-type="float" office:value="25226">
            <text:p>25226</text:p>
          </table:table-cell>
          <table:table-cell table:style-name="ce2" table:number-columns-repeated="1017"/>
        </table:table-row>
        <table:table-row table:style-name="ro2">
          <table:table-cell office:value-type="float" office:value="2045">
            <text:p>2045</text:p>
          </table:table-cell>
          <table:table-cell office:value-type="string">
            <text:p>AB</text:p>
          </table:table-cell>
          <table:table-cell office:value-type="string">
            <text:p>Lethbridge</text:p>
          </table:table-cell>
          <table:table-cell office:value-type="string">
            <text:p>Jim Hillyer</text:p>
          </table:table-cell>
          <table:table-cell office:value-type="float" office:value="14101">
            <text:p>14101</text:p>
          </table:table-cell>
          <table:table-cell office:value-type="float" office:value="13072">
            <text:p>13072</text:p>
          </table:table-cell>
          <table:table-cell office:value-type="float" office:value="27173">
            <text:p>27173</text:p>
          </table:table-cell>
          <table:table-cell table:number-columns-repeated="1017"/>
        </table:table-row>
        <table:table-row table:style-name="ro2">
          <table:table-cell office:value-type="float" office:value="1903">
            <text:p>1903</text:p>
          </table:table-cell>
          <table:table-cell office:value-type="string">
            <text:p>ON</text:p>
          </table:table-cell>
          <table:table-cell office:value-type="string">
            <text:p>Cambridge</text:p>
          </table:table-cell>
          <table:table-cell office:value-type="string">
            <text:p>Gary Goodyear</text:p>
          </table:table-cell>
          <table:table-cell office:value-type="float" office:value="14156">
            <text:p>14156</text:p>
          </table:table-cell>
          <table:table-cell office:value-type="float" office:value="15238">
            <text:p>15238</text:p>
          </table:table-cell>
          <table:table-cell office:value-type="float" office:value="29394">
            <text:p>29394</text:p>
          </table:table-cell>
          <table:table-cell table:number-columns-repeated="1017"/>
        </table:table-row>
        <table:table-row table:style-name="ro2">
          <table:table-cell office:value-type="float" office:value="1939">
            <text:p>1939</text:p>
          </table:table-cell>
          <table:table-cell office:value-type="string">
            <text:p>ON</text:p>
          </table:table-cell>
          <table:table-cell office:value-type="string">
            <text:p>Mississauga--Brampton South</text:p>
          </table:table-cell>
          <table:table-cell office:value-type="string">
            <text:p>Eve Adams</text:p>
          </table:table-cell>
          <table:table-cell office:value-type="float" office:value="14167">
            <text:p>14167</text:p>
          </table:table-cell>
          <table:table-cell office:value-type="float" office:value="9465">
            <text:p>9465</text:p>
          </table:table-cell>
          <table:table-cell office:value-type="float" office:value="23632">
            <text:p>23632</text:p>
          </table:table-cell>
          <table:table-cell table:number-columns-repeated="1017"/>
        </table:table-row>
        <table:table-row table:style-name="ro2">
          <table:table-cell office:value-type="float" office:value="1943">
            <text:p>1943</text:p>
          </table:table-cell>
          <table:table-cell office:value-type="string">
            <text:p>ON</text:p>
          </table:table-cell>
          <table:table-cell office:value-type="string">
            <text:p>Mississauga--Streetsville</text:p>
          </table:table-cell>
          <table:table-cell office:value-type="string">
            <text:p>Brad Butt</text:p>
          </table:table-cell>
          <table:table-cell office:value-type="float" office:value="14270">
            <text:p>14270</text:p>
          </table:table-cell>
          <table:table-cell office:value-type="float" office:value="7834">
            <text:p>7834</text:p>
          </table:table-cell>
          <table:table-cell office:value-type="float" office:value="22104">
            <text:p>22104</text:p>
          </table:table-cell>
          <table:table-cell table:number-columns-repeated="1017"/>
        </table:table-row>
        <table:table-row table:style-name="ro2">
          <table:table-cell office:value-type="float" office:value="2016">
            <text:p>2016</text:p>
          </table:table-cell>
          <table:table-cell office:value-type="string">
            <text:p>SK</text:p>
          </table:table-cell>
          <table:table-cell office:value-type="string">
            <text:p>Cypress Hills--Grasslands</text:p>
          </table:table-cell>
          <table:table-cell office:value-type="string">
            <text:p>David Anderson</text:p>
          </table:table-cell>
          <table:table-cell office:value-type="float" office:value="14307">
            <text:p>14307</text:p>
          </table:table-cell>
          <table:table-cell office:value-type="float" office:value="6248">
            <text:p>6248</text:p>
          </table:table-cell>
          <table:table-cell office:value-type="float" office:value="20555">
            <text:p>20555</text:p>
          </table:table-cell>
          <table:table-cell table:number-columns-repeated="1017"/>
        </table:table-row>
        <table:table-row table:style-name="ro2">
          <table:table-cell office:value-type="float" office:value="1807">
            <text:p>1807</text:p>
          </table:table-cell>
          <table:table-cell office:value-type="string">
            <text:p>NS</text:p>
          </table:table-cell>
          <table:table-cell office:value-type="string">
            <text:p>West Nova</text:p>
          </table:table-cell>
          <table:table-cell office:value-type="string">
            <text:p>Greg Kerr</text:p>
          </table:table-cell>
          <table:table-cell office:value-type="float" office:value="14573">
            <text:p>14573</text:p>
          </table:table-cell>
          <table:table-cell office:value-type="float" office:value="5631">
            <text:p>5631</text:p>
          </table:table-cell>
          <table:table-cell office:value-type="float" office:value="20204">
            <text:p>20204</text:p>
          </table:table-cell>
          <table:table-cell table:number-columns-repeated="1017"/>
        </table:table-row>
        <table:table-row table:style-name="ro2">
          <table:table-cell office:value-type="float" office:value="1899">
            <text:p>1899</text:p>
          </table:table-cell>
          <table:table-cell office:value-type="string">
            <text:p>ON</text:p>
          </table:table-cell>
          <table:table-cell office:value-type="string">
            <text:p>Brampton--Springdale</text:p>
          </table:table-cell>
          <table:table-cell office:value-type="string">
            <text:p>Parm Gill</text:p>
          </table:table-cell>
          <table:table-cell office:value-type="float" office:value="14596">
            <text:p>14596</text:p>
          </table:table-cell>
          <table:table-cell office:value-type="float" office:value="10022">
            <text:p>10022</text:p>
          </table:table-cell>
          <table:table-cell office:value-type="float" office:value="24618">
            <text:p>24618</text:p>
          </table:table-cell>
          <table:table-cell table:number-columns-repeated="1017"/>
        </table:table-row>
        <table:table-row table:style-name="ro2">
          <table:table-cell office:value-type="float" office:value="1961">
            <text:p>1961</text:p>
          </table:table-cell>
          <table:table-cell office:value-type="string">
            <text:p>ON</text:p>
          </table:table-cell>
          <table:table-cell office:value-type="string">
            <text:p>Parry Sound--Muskoka</text:p>
          </table:table-cell>
          <table:table-cell office:value-type="string">
            <text:p>Tony Clement</text:p>
          </table:table-cell>
          <table:table-cell office:value-type="float" office:value="14647">
            <text:p>14647</text:p>
          </table:table-cell>
          <table:table-cell office:value-type="float" office:value="11217">
            <text:p>11217</text:p>
          </table:table-cell>
          <table:table-cell office:value-type="float" office:value="25864">
            <text:p>25864</text:p>
          </table:table-cell>
          <table:table-cell table:number-columns-repeated="1017"/>
        </table:table-row>
        <table:table-row table:style-name="ro2">
          <table:table-cell office:value-type="float" office:value="1963">
            <text:p>1963</text:p>
          </table:table-cell>
          <table:table-cell office:value-type="string">
            <text:p>ON</text:p>
          </table:table-cell>
          <table:table-cell office:value-type="string">
            <text:p>Peterborough</text:p>
          </table:table-cell>
          <table:table-cell office:value-type="string">
            <text:p>Dean Del Mastro</text:p>
          </table:table-cell>
          <table:table-cell office:value-type="float" office:value="14670">
            <text:p>14670</text:p>
          </table:table-cell>
          <table:table-cell office:value-type="float" office:value="14723">
            <text:p>14723</text:p>
          </table:table-cell>
          <table:table-cell office:value-type="float" office:value="29393">
            <text:p>29393</text:p>
          </table:table-cell>
          <table:table-cell table:number-columns-repeated="1017"/>
        </table:table-row>
        <table:table-row table:style-name="ro2">
          <table:table-cell office:value-type="float" office:value="1817">
            <text:p>1817</text:p>
          </table:table-cell>
          <table:table-cell office:value-type="string">
            <text:p>NB</text:p>
          </table:table-cell>
          <table:table-cell office:value-type="string">
            <text:p>Tobique--Mactaquac</text:p>
          </table:table-cell>
          <table:table-cell office:value-type="string">
            <text:p>Mike Allen</text:p>
          </table:table-cell>
          <table:table-cell office:value-type="float" office:value="14720">
            <text:p>14720</text:p>
          </table:table-cell>
          <table:table-cell office:value-type="float" office:value="6388">
            <text:p>6388</text:p>
          </table:table-cell>
          <table:table-cell office:value-type="float" office:value="21108">
            <text:p>21108</text:p>
          </table:table-cell>
          <table:table-cell table:number-columns-repeated="1017"/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MB</text:p>
          </table:table-cell>
          <table:table-cell office:value-type="string">
            <text:p>Saint Boniface</text:p>
          </table:table-cell>
          <table:table-cell office:value-type="string">
            <text:p>Shelly Glover</text:p>
          </table:table-cell>
          <table:table-cell office:value-type="float" office:value="14802">
            <text:p>14802</text:p>
          </table:table-cell>
          <table:table-cell office:value-type="float" office:value="6935">
            <text:p>6935</text:p>
          </table:table-cell>
          <table:table-cell office:value-type="float" office:value="21737">
            <text:p>21737</text:p>
          </table:table-cell>
          <table:table-cell table:number-columns-repeated="1017"/>
        </table:table-row>
        <table:table-row table:style-name="ro3">
          <table:table-cell office:value-type="float" office:value="2060">
            <text:p>2060</text:p>
          </table:table-cell>
          <table:table-cell office:value-type="string">
            <text:p>BC</text:p>
          </table:table-cell>
          <table:table-cell office:value-type="string">
            <text:p>Delta--Richmond East</text:p>
          </table:table-cell>
          <table:table-cell office:value-type="string">
            <text:p>Kerry-Lynne Findlay</text:p>
          </table:table-cell>
          <table:table-cell office:value-type="float" office:value="14878">
            <text:p>14878</text:p>
          </table:table-cell>
          <table:table-cell office:value-type="float" office:value="11181">
            <text:p>11181</text:p>
          </table:table-cell>
          <table:table-cell office:value-type="float" office:value="26059">
            <text:p>26059</text:p>
          </table:table-cell>
          <table:table-cell table:number-columns-repeated="1017"/>
        </table:table-row>
        <table:table-row table:style-name="ro2">
          <table:table-cell office:value-type="float" office:value="2026">
            <text:p>2026</text:p>
          </table:table-cell>
          <table:table-cell office:value-type="string">
            <text:p>SK</text:p>
          </table:table-cell>
          <table:table-cell office:value-type="string">
            <text:p>Yorkton--Melville</text:p>
          </table:table-cell>
          <table:table-cell office:value-type="string">
            <text:p>Garry Breitkreuz</text:p>
          </table:table-cell>
          <table:table-cell office:value-type="float" office:value="14975">
            <text:p>14975</text:p>
          </table:table-cell>
          <table:table-cell office:value-type="float" office:value="6931">
            <text:p>6931</text:p>
          </table:table-cell>
          <table:table-cell office:value-type="float" office:value="21906">
            <text:p>21906</text:p>
          </table:table-cell>
          <table:table-cell table:number-columns-repeated="1017"/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MB</text:p>
          </table:table-cell>
          <table:table-cell office:value-type="string">
            <text:p>Charleswood--St. James--Assiniboia</text:p>
          </table:table-cell>
          <table:table-cell office:value-type="string">
            <text:p>Steven Fletcher</text:p>
          </table:table-cell>
          <table:table-cell office:value-type="float" office:value="15130">
            <text:p>15130</text:p>
          </table:table-cell>
          <table:table-cell office:value-type="float" office:value="8134">
            <text:p>8134</text:p>
          </table:table-cell>
          <table:table-cell office:value-type="float" office:value="23264">
            <text:p>23264</text:p>
          </table:table-cell>
          <table:table-cell table:number-columns-repeated="1017"/>
        </table:table-row>
        <table:table-row table:style-name="ro3">
          <table:table-cell office:value-type="float" office:value="1962">
            <text:p>1962</text:p>
          </table:table-cell>
          <table:table-cell office:value-type="string">
            <text:p>ON</text:p>
          </table:table-cell>
          <table:table-cell office:value-type="string">
            <text:p>Perth--Wellington</text:p>
          </table:table-cell>
          <table:table-cell office:value-type="string">
            <text:p>Gary Schellenberger</text:p>
          </table:table-cell>
          <table:table-cell office:value-type="float" office:value="15420">
            <text:p>15420</text:p>
          </table:table-cell>
          <table:table-cell office:value-type="float" office:value="9861">
            <text:p>9861</text:p>
          </table:table-cell>
          <table:table-cell office:value-type="float" office:value="25281">
            <text:p>25281</text:p>
          </table:table-cell>
          <table:table-cell table:number-columns-repeated="1017"/>
        </table:table-row>
        <table:table-row table:style-name="ro2">
          <table:table-cell office:value-type="float" office:value="2059">
            <text:p>2059</text:p>
          </table:table-cell>
          <table:table-cell office:value-type="string">
            <text:p>BC</text:p>
          </table:table-cell>
          <table:table-cell office:value-type="string">
            <text:p>Chilliwack--Fraser Canyon</text:p>
          </table:table-cell>
          <table:table-cell office:value-type="string">
            <text:p>Mark Strahl</text:p>
          </table:table-cell>
          <table:table-cell office:value-type="float" office:value="15469">
            <text:p>15469</text:p>
          </table:table-cell>
          <table:table-cell office:value-type="float" office:value="12691">
            <text:p>12691</text:p>
          </table:table-cell>
          <table:table-cell office:value-type="float" office:value="28160">
            <text:p>28160</text:p>
          </table:table-cell>
          <table:table-cell table:number-columns-repeated="1017"/>
        </table:table-row>
        <table:table-row table:style-name="ro2">
          <table:table-cell office:value-type="float" office:value="1920">
            <text:p>1920</text:p>
          </table:table-cell>
          <table:table-cell office:value-type="string">
            <text:p>ON</text:p>
          </table:table-cell>
          <table:table-cell office:value-type="string">
            <text:p>Haldimand--Norfolk</text:p>
          </table:table-cell>
          <table:table-cell office:value-type="string">
            <text:p>Diane Finley</text:p>
          </table:table-cell>
          <table:table-cell office:value-type="float" office:value="15593">
            <text:p>15593</text:p>
          </table:table-cell>
          <table:table-cell office:value-type="float" office:value="10062">
            <text:p>10062</text:p>
          </table:table-cell>
          <table:table-cell office:value-type="float" office:value="25655">
            <text:p>25655</text:p>
          </table:table-cell>
          <table:table-cell table:number-columns-repeated="1017"/>
        </table:table-row>
        <table:table-row table:style-name="ro2">
          <table:table-cell office:value-type="float" office:value="2074">
            <text:p>2074</text:p>
          </table:table-cell>
          <table:table-cell office:value-type="string">
            <text:p>BC</text:p>
          </table:table-cell>
          <table:table-cell office:value-type="string">
            <text:p>Okanagan--Coquihalla</text:p>
          </table:table-cell>
          <table:table-cell office:value-type="string">
            <text:p>Dan Albas</text:p>
          </table:table-cell>
          <table:table-cell office:value-type="float" office:value="15672">
            <text:p>15672</text:p>
          </table:table-cell>
          <table:table-cell office:value-type="float" office:value="12853">
            <text:p>12853</text:p>
          </table:table-cell>
          <table:table-cell office:value-type="float" office:value="28525">
            <text:p>28525</text:p>
          </table:table-cell>
          <table:table-cell table:number-columns-repeated="1017"/>
        </table:table-row>
        <table:table-row table:style-name="ro2">
          <table:table-cell office:value-type="float" office:value="1919">
            <text:p>1919</text:p>
          </table:table-cell>
          <table:table-cell office:value-type="string">
            <text:p>ON</text:p>
          </table:table-cell>
          <table:table-cell office:value-type="string">
            <text:p>Guelph</text:p>
          </table:table-cell>
          <table:table-cell office:value-type="string">
            <text:p>Frank Valeriote</text:p>
          </table:table-cell>
          <table:table-cell office:value-type="float" office:value="15708">
            <text:p>15708</text:p>
          </table:table-cell>
          <table:table-cell office:value-type="float" office:value="9880">
            <text:p>9880</text:p>
          </table:table-cell>
          <table:table-cell office:value-type="float" office:value="25588">
            <text:p>25588</text:p>
          </table:table-cell>
          <table:table-cell table:number-columns-repeated="1017"/>
        </table:table-row>
        <table:table-row table:style-name="ro2">
          <table:table-cell office:value-type="float" office:value="1926">
            <text:p>1926</text:p>
          </table:table-cell>
          <table:table-cell office:value-type="string">
            <text:p>ON</text:p>
          </table:table-cell>
          <table:table-cell office:value-type="string">
            <text:p>Huron--Bruce</text:p>
          </table:table-cell>
          <table:table-cell office:value-type="string">
            <text:p>Ben Lobb</text:p>
          </table:table-cell>
          <table:table-cell office:value-type="float" office:value="15762">
            <text:p>15762</text:p>
          </table:table-cell>
          <table:table-cell office:value-type="float" office:value="13493">
            <text:p>13493</text:p>
          </table:table-cell>
          <table:table-cell office:value-type="float" office:value="29255">
            <text:p>29255</text:p>
          </table:table-cell>
          <table:table-cell table:number-columns-repeated="1017"/>
        </table:table-row>
        <table:table-row table:style-name="ro2">
          <table:table-cell office:value-type="float" office:value="1959">
            <text:p>1959</text:p>
          </table:table-cell>
          <table:table-cell office:value-type="string">
            <text:p>ON</text:p>
          </table:table-cell>
          <table:table-cell office:value-type="string">
            <text:p>Oxford</text:p>
          </table:table-cell>
          <table:table-cell office:value-type="string">
            <text:p>Dave MacKenzie</text:p>
          </table:table-cell>
          <table:table-cell office:value-type="float" office:value="15809">
            <text:p>15809</text:p>
          </table:table-cell>
          <table:table-cell office:value-type="float" office:value="12164">
            <text:p>12164</text:p>
          </table:table-cell>
          <table:table-cell office:value-type="float" office:value="27973">
            <text:p>27973</text:p>
          </table:table-cell>
          <table:table-cell table:number-columns-repeated="1017"/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MB</text:p>
          </table:table-cell>
          <table:table-cell office:value-type="string">
            <text:p>Selkirk--Interlake</text:p>
          </table:table-cell>
          <table:table-cell office:value-type="string">
            <text:p>James Bezan</text:p>
          </table:table-cell>
          <table:table-cell office:value-type="float" office:value="15915">
            <text:p>15915</text:p>
          </table:table-cell>
          <table:table-cell office:value-type="float" office:value="10933">
            <text:p>10933</text:p>
          </table:table-cell>
          <table:table-cell office:value-type="float" office:value="26848">
            <text:p>26848</text:p>
          </table:table-cell>
          <table:table-cell table:number-columns-repeated="1017"/>
        </table:table-row>
        <table:table-row table:style-name="ro2">
          <table:table-cell office:value-type="float" office:value="1946">
            <text:p>1946</text:p>
          </table:table-cell>
          <table:table-cell office:value-type="string">
            <text:p>ON</text:p>
          </table:table-cell>
          <table:table-cell office:value-type="string">
            <text:p>Niagara Falls</text:p>
          </table:table-cell>
          <table:table-cell office:value-type="string">
            <text:p>Rob Nicholson</text:p>
          </table:table-cell>
          <table:table-cell office:value-type="float" office:value="16067">
            <text:p>16067</text:p>
          </table:table-cell>
          <table:table-cell office:value-type="float" office:value="12681">
            <text:p>12681</text:p>
          </table:table-cell>
          <table:table-cell office:value-type="float" office:value="28748">
            <text:p>28748</text:p>
          </table:table-cell>
          <table:table-cell table:number-columns-repeated="1017"/>
        </table:table-row>
        <table:table-row table:style-name="ro2">
          <table:table-cell office:value-type="float" office:value="1965">
            <text:p>1965</text:p>
          </table:table-cell>
          <table:table-cell office:value-type="string">
            <text:p>ON</text:p>
          </table:table-cell>
          <table:table-cell office:value-type="string">
            <text:p>Prince Edward--Hastings</text:p>
          </table:table-cell>
          <table:table-cell office:value-type="string">
            <text:p>Daryl Kramp</text:p>
          </table:table-cell>
          <table:table-cell office:value-type="float" office:value="16122">
            <text:p>16122</text:p>
          </table:table-cell>
          <table:table-cell office:value-type="float" office:value="12940">
            <text:p>12940</text:p>
          </table:table-cell>
          <table:table-cell office:value-type="float" office:value="29062">
            <text:p>29062</text:p>
          </table:table-cell>
          <table:table-cell table:number-columns-repeated="1017"/>
        </table:table-row>
        <table:table-row table:style-name="ro2">
          <table:table-cell office:value-type="float" office:value="2024">
            <text:p>2024</text:p>
          </table:table-cell>
          <table:table-cell office:value-type="string">
            <text:p>SK</text:p>
          </table:table-cell>
          <table:table-cell office:value-type="string">
            <text:p>Souris--Moose Mountain</text:p>
          </table:table-cell>
          <table:table-cell office:value-type="string">
            <text:p>Ed Komarnicki</text:p>
          </table:table-cell>
          <table:table-cell office:value-type="float" office:value="16137">
            <text:p>16137</text:p>
          </table:table-cell>
          <table:table-cell office:value-type="float" office:value="5461">
            <text:p>5461</text:p>
          </table:table-cell>
          <table:table-cell office:value-type="float" office:value="21598">
            <text:p>21598</text:p>
          </table:table-cell>
          <table:table-cell table:number-columns-repeated="1017"/>
        </table:table-row>
        <table:table-row table:style-name="ro2">
          <table:table-cell office:value-type="float" office:value="1931">
            <text:p>1931</text:p>
          </table:table-cell>
          <table:table-cell office:value-type="string">
            <text:p>ON</text:p>
          </table:table-cell>
          <table:table-cell office:value-type="string">
            <text:p>Kitchener--Waterloo</text:p>
          </table:table-cell>
          <table:table-cell office:value-type="string">
            <text:p>Peter Braid</text:p>
          </table:table-cell>
          <table:table-cell office:value-type="float" office:value="16433">
            <text:p>16433</text:p>
          </table:table-cell>
          <table:table-cell office:value-type="float" office:value="10606">
            <text:p>10606</text:p>
          </table:table-cell>
          <table:table-cell office:value-type="float" office:value="27039">
            <text:p>27039</text:p>
          </table:table-cell>
          <table:table-cell table:number-columns-repeated="1017"/>
        </table:table-row>
        <table:table-row table:style-name="ro2">
          <table:table-cell office:value-type="float" office:value="2072">
            <text:p>2072</text:p>
          </table:table-cell>
          <table:table-cell office:value-type="string">
            <text:p>BC</text:p>
          </table:table-cell>
          <table:table-cell office:value-type="string">
            <text:p>Okanagan--Shuswap</text:p>
          </table:table-cell>
          <table:table-cell office:value-type="string">
            <text:p>Colin Mayes</text:p>
          </table:table-cell>
          <table:table-cell office:value-type="float" office:value="16484">
            <text:p>16484</text:p>
          </table:table-cell>
          <table:table-cell office:value-type="float" office:value="14955">
            <text:p>14955</text:p>
          </table:table-cell>
          <table:table-cell office:value-type="float" office:value="31439">
            <text:p>31439</text:p>
          </table:table-cell>
          <table:table-cell table:number-columns-repeated="1017"/>
        </table:table-row>
        <table:table-row table:style-name="ro2">
          <table:table-cell office:value-type="float" office:value="1893">
            <text:p>1893</text:p>
          </table:table-cell>
          <table:table-cell office:value-type="string">
            <text:p>ON</text:p>
          </table:table-cell>
          <table:table-cell office:value-type="string">
            <text:p>Ajax--Pickering</text:p>
          </table:table-cell>
          <table:table-cell office:value-type="string">
            <text:p>Chris Alexander</text:p>
          </table:table-cell>
          <table:table-cell office:value-type="float" office:value="16527">
            <text:p>16527</text:p>
          </table:table-cell>
          <table:table-cell office:value-type="float" office:value="8270">
            <text:p>8270</text:p>
          </table:table-cell>
          <table:table-cell office:value-type="float" office:value="24797">
            <text:p>24797</text:p>
          </table:table-cell>
          <table:table-cell table:number-columns-repeated="1017"/>
        </table:table-row>
        <table:table-row table:style-name="ro2">
          <table:table-cell office:value-type="float" office:value="1942">
            <text:p>1942</text:p>
          </table:table-cell>
          <table:table-cell office:value-type="string">
            <text:p>ON</text:p>
          </table:table-cell>
          <table:table-cell office:value-type="string">
            <text:p>Mississauga South</text:p>
          </table:table-cell>
          <table:table-cell office:value-type="string">
            <text:p>Stella Ambler</text:p>
          </table:table-cell>
          <table:table-cell office:value-type="float" office:value="16637">
            <text:p>16637</text:p>
          </table:table-cell>
          <table:table-cell office:value-type="float" office:value="6354">
            <text:p>6354</text:p>
          </table:table-cell>
          <table:table-cell office:value-type="float" office:value="22991">
            <text:p>22991</text:p>
          </table:table-cell>
          <table:table-cell table:number-columns-repeated="1017"/>
        </table:table-row>
        <table:table-row table:style-name="ro2">
          <table:table-cell office:value-type="float" office:value="2042">
            <text:p>2042</text:p>
          </table:table-cell>
          <table:table-cell office:value-type="string">
            <text:p>AB</text:p>
          </table:table-cell>
          <table:table-cell office:value-type="string">
            <text:p>Edmonton--Sherwood Park</text:p>
          </table:table-cell>
          <table:table-cell office:value-type="string">
            <text:p>Tim Uppal</text:p>
          </table:table-cell>
          <table:table-cell office:value-type="float" office:value="16652">
            <text:p>16652</text:p>
          </table:table-cell>
          <table:table-cell office:value-type="float" office:value="7971">
            <text:p>7971</text:p>
          </table:table-cell>
          <table:table-cell office:value-type="float" office:value="24623">
            <text:p>24623</text:p>
          </table:table-cell>
          <table:table-cell table:number-columns-repeated="1017"/>
        </table:table-row>
        <table:table-row table:style-name="ro2">
          <table:table-cell office:value-type="float" office:value="1909">
            <text:p>1909</text:p>
          </table:table-cell>
          <table:table-cell office:value-type="string">
            <text:p>ON</text:p>
          </table:table-cell>
          <table:table-cell office:value-type="string">
            <text:p>Don Valley West</text:p>
          </table:table-cell>
          <table:table-cell office:value-type="string">
            <text:p>John Carmichael</text:p>
          </table:table-cell>
          <table:table-cell office:value-type="float" office:value="16682">
            <text:p>16682</text:p>
          </table:table-cell>
          <table:table-cell office:value-type="float" office:value="6280">
            <text:p>6280</text:p>
          </table:table-cell>
          <table:table-cell office:value-type="float" office:value="22962">
            <text:p>22962</text:p>
          </table:table-cell>
          <table:table-cell table:number-columns-repeated="1017"/>
        </table:table-row>
        <table:table-row table:style-name="ro2">
          <table:table-cell office:value-type="float" office:value="1912">
            <text:p>1912</text:p>
          </table:table-cell>
          <table:table-cell office:value-type="string">
            <text:p>ON</text:p>
          </table:table-cell>
          <table:table-cell office:value-type="string">
            <text:p>Elgin--Middlesex--London</text:p>
          </table:table-cell>
          <table:table-cell office:value-type="string">
            <text:p>Joe Preston</text:p>
          </table:table-cell>
          <table:table-cell office:value-type="float" office:value="16708">
            <text:p>16708</text:p>
          </table:table-cell>
          <table:table-cell office:value-type="float" office:value="12439">
            <text:p>12439</text:p>
          </table:table-cell>
          <table:table-cell office:value-type="float" office:value="29147">
            <text:p>29147</text:p>
          </table:table-cell>
          <table:table-cell table:number-columns-repeated="1017"/>
        </table:table-row>
        <table:table-row table:style-name="ro2">
          <table:table-cell office:value-type="float" office:value="2037">
            <text:p>2037</text:p>
          </table:table-cell>
          <table:table-cell office:value-type="string">
            <text:p>AB</text:p>
          </table:table-cell>
          <table:table-cell office:value-type="string">
            <text:p>Edmonton--Mill Woods--Beaumont</text:p>
          </table:table-cell>
          <table:table-cell office:value-type="string">
            <text:p>Mike Lake</text:p>
          </table:table-cell>
          <table:table-cell office:value-type="float" office:value="16982">
            <text:p>16982</text:p>
          </table:table-cell>
          <table:table-cell office:value-type="float" office:value="10875">
            <text:p>10875</text:p>
          </table:table-cell>
          <table:table-cell office:value-type="float" office:value="27857">
            <text:p>27857</text:p>
          </table:table-cell>
          <table:table-cell table:number-columns-repeated="1017"/>
        </table:table-row>
        <table:table-row table:style-name="ro2">
          <table:table-cell office:value-type="float" office:value="1911">
            <text:p>1911</text:p>
          </table:table-cell>
          <table:table-cell office:value-type="string">
            <text:p>ON</text:p>
          </table:table-cell>
          <table:table-cell office:value-type="string">
            <text:p>Eglinton--Lawrence</text:p>
          </table:table-cell>
          <table:table-cell office:value-type="string">
            <text:p>Joe Oliver</text:p>
          </table:table-cell>
          <table:table-cell office:value-type="float" office:value="17039">
            <text:p>17039</text:p>
          </table:table-cell>
          <table:table-cell office:value-type="float" office:value="5613">
            <text:p>5613</text:p>
          </table:table-cell>
          <table:table-cell office:value-type="float" office:value="22652">
            <text:p>22652</text:p>
          </table:table-cell>
          <table:table-cell table:number-columns-repeated="1017"/>
        </table:table-row>
        <table:table-row table:style-name="ro2">
          <table:table-cell office:value-type="float" office:value="1900">
            <text:p>1900</text:p>
          </table:table-cell>
          <table:table-cell office:value-type="string">
            <text:p>ON</text:p>
          </table:table-cell>
          <table:table-cell office:value-type="string">
            <text:p>Brampton West</text:p>
          </table:table-cell>
          <table:table-cell office:value-type="string">
            <text:p>Kyle Seeback</text:p>
          </table:table-cell>
          <table:table-cell office:value-type="float" office:value="17095">
            <text:p>17095</text:p>
          </table:table-cell>
          <table:table-cell office:value-type="float" office:value="11225">
            <text:p>11225</text:p>
          </table:table-cell>
          <table:table-cell office:value-type="float" office:value="28320">
            <text:p>28320</text:p>
          </table:table-cell>
          <table:table-cell table:number-columns-repeated="1017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MB</text:p>
          </table:table-cell>
          <table:table-cell office:value-type="string">
            <text:p>Winnipeg South</text:p>
          </table:table-cell>
          <table:table-cell office:value-type="string">
            <text:p>Rod Bruinooge</text:p>
          </table:table-cell>
          <table:table-cell office:value-type="float" office:value="17147">
            <text:p>17147</text:p>
          </table:table-cell>
          <table:table-cell office:value-type="float" office:value="5693">
            <text:p>5693</text:p>
          </table:table-cell>
          <table:table-cell office:value-type="float" office:value="22840">
            <text:p>22840</text:p>
          </table:table-cell>
          <table:table-cell table:number-columns-repeated="1017"/>
        </table:table-row>
        <table:table-row table:style-name="ro2">
          <table:table-cell office:value-type="float" office:value="1930">
            <text:p>1930</text:p>
          </table:table-cell>
          <table:table-cell office:value-type="string">
            <text:p>ON</text:p>
          </table:table-cell>
          <table:table-cell office:value-type="string">
            <text:p>Kitchener--Conestoga</text:p>
          </table:table-cell>
          <table:table-cell office:value-type="string">
            <text:p>Harold Albrecht</text:p>
          </table:table-cell>
          <table:table-cell office:value-type="float" office:value="17237">
            <text:p>17237</text:p>
          </table:table-cell>
          <table:table-cell office:value-type="float" office:value="11665">
            <text:p>11665</text:p>
          </table:table-cell>
          <table:table-cell office:value-type="float" office:value="28902">
            <text:p>28902</text:p>
          </table:table-cell>
          <table:table-cell table:number-columns-repeated="1017"/>
        </table:table-row>
        <table:table-row table:style-name="ro2">
          <table:table-cell office:value-type="float" office:value="1938">
            <text:p>1938</text:p>
          </table:table-cell>
          <table:table-cell office:value-type="string">
            <text:p>ON</text:p>
          </table:table-cell>
          <table:table-cell office:value-type="string">
            <text:p>Lambton--Kent--Middlesex</text:p>
          </table:table-cell>
          <table:table-cell office:value-type="string">
            <text:p>Bev Shipley</text:p>
          </table:table-cell>
          <table:table-cell office:value-type="float" office:value="17247">
            <text:p>17247</text:p>
          </table:table-cell>
          <table:table-cell office:value-type="float" office:value="12299">
            <text:p>12299</text:p>
          </table:table-cell>
          <table:table-cell office:value-type="float" office:value="29546">
            <text:p>29546</text:p>
          </table:table-cell>
          <table:table-cell table:number-columns-repeated="1017"/>
        </table:table-row>
        <table:table-row table:style-name="ro2">
          <table:table-cell office:value-type="float" office:value="2077">
            <text:p>2077</text:p>
          </table:table-cell>
          <table:table-cell office:value-type="string">
            <text:p>BC</text:p>
          </table:table-cell>
          <table:table-cell office:value-type="string">
            <text:p>Richmond</text:p>
          </table:table-cell>
          <table:table-cell office:value-type="string">
            <text:p>Alice Wong</text:p>
          </table:table-cell>
          <table:table-cell office:value-type="float" office:value="17249">
            <text:p>17249</text:p>
          </table:table-cell>
          <table:table-cell office:value-type="float" office:value="7860">
            <text:p>7860</text:p>
          </table:table-cell>
          <table:table-cell office:value-type="float" office:value="25109">
            <text:p>25109</text:p>
          </table:table-cell>
          <table:table-cell table:number-columns-repeated="1017"/>
        </table:table-row>
        <table:table-row table:style-name="ro2">
          <table:table-cell office:value-type="float" office:value="2027">
            <text:p>2027</text:p>
          </table:table-cell>
          <table:table-cell office:value-type="string">
            <text:p>AB</text:p>
          </table:table-cell>
          <table:table-cell office:value-type="string">
            <text:p>Fort McMurray--Athabasca</text:p>
          </table:table-cell>
          <table:table-cell office:value-type="string">
            <text:p>Brian Jean</text:p>
          </table:table-cell>
          <table:table-cell office:value-type="float" office:value="17935">
            <text:p>17935</text:p>
          </table:table-cell>
          <table:table-cell office:value-type="float" office:value="4053">
            <text:p>4053</text:p>
          </table:table-cell>
          <table:table-cell office:value-type="float" office:value="21988">
            <text:p>21988</text:p>
          </table:table-cell>
          <table:table-cell table:number-columns-repeated="1017"/>
        </table:table-row>
        <table:table-row table:style-name="ro2">
          <table:table-cell office:value-type="float" office:value="2028">
            <text:p>2028</text:p>
          </table:table-cell>
          <table:table-cell office:value-type="string">
            <text:p>AB</text:p>
          </table:table-cell>
          <table:table-cell office:value-type="string">
            <text:p>Calgary East</text:p>
          </table:table-cell>
          <table:table-cell office:value-type="string">
            <text:p>Deepak Obhrai</text:p>
          </table:table-cell>
          <table:table-cell office:value-type="float" office:value="18478">
            <text:p>18478</text:p>
          </table:table-cell>
          <table:table-cell office:value-type="float" office:value="4894">
            <text:p>4894</text:p>
          </table:table-cell>
          <table:table-cell office:value-type="float" office:value="23372">
            <text:p>23372</text:p>
          </table:table-cell>
          <table:table-cell table:number-columns-repeated="1017"/>
        </table:table-row>
        <table:table-row table:style-name="ro2">
          <table:table-cell office:value-type="float" office:value="1917">
            <text:p>1917</text:p>
          </table:table-cell>
          <table:table-cell office:value-type="string">
            <text:p>ON</text:p>
          </table:table-cell>
          <table:table-cell office:value-type="string">
            <text:p>Glengarry--Prescott--Russell</text:p>
          </table:table-cell>
          <table:table-cell office:value-type="string">
            <text:p>Pierre Lemieux</text:p>
          </table:table-cell>
          <table:table-cell office:value-type="float" office:value="18566">
            <text:p>18566</text:p>
          </table:table-cell>
          <table:table-cell office:value-type="float" office:value="9608">
            <text:p>9608</text:p>
          </table:table-cell>
          <table:table-cell office:value-type="float" office:value="28174">
            <text:p>28174</text:p>
          </table:table-cell>
          <table:table-cell table:number-columns-repeated="1017"/>
        </table:table-row>
        <table:table-row table:style-name="ro3">
          <table:table-cell office:value-type="float" office:value="1895">
            <text:p>1895</text:p>
          </table:table-cell>
          <table:table-cell office:value-type="string">
            <text:p>ON</text:p>
          </table:table-cell>
          <table:table-cell office:value-type="string">
            <text:p>Ancaster--Dundas--Flamborough--Westdale</text:p>
          </table:table-cell>
          <table:table-cell office:value-type="string">
            <text:p>David Sweet</text:p>
          </table:table-cell>
          <table:table-cell office:value-type="float" office:value="19284">
            <text:p>19284</text:p>
          </table:table-cell>
          <table:table-cell office:value-type="float" office:value="10956">
            <text:p>10956</text:p>
          </table:table-cell>
          <table:table-cell office:value-type="float" office:value="30240">
            <text:p>30240</text:p>
          </table:table-cell>
          <table:table-cell table:number-columns-repeated="1017"/>
        </table:table-row>
        <table:table-row table:style-name="ro2">
          <table:table-cell office:value-type="float" office:value="2030">
            <text:p>2030</text:p>
          </table:table-cell>
          <table:table-cell office:value-type="string">
            <text:p>AB</text:p>
          </table:table-cell>
          <table:table-cell office:value-type="string">
            <text:p>Calgary Northeast</text:p>
          </table:table-cell>
          <table:table-cell office:value-type="string">
            <text:p>Devinder Shory</text:p>
          </table:table-cell>
          <table:table-cell office:value-type="float" office:value="19288">
            <text:p>19288</text:p>
          </table:table-cell>
          <table:table-cell office:value-type="float" office:value="4262">
            <text:p>4262</text:p>
          </table:table-cell>
          <table:table-cell office:value-type="float" office:value="23550">
            <text:p>23550</text:p>
          </table:table-cell>
          <table:table-cell table:number-columns-repeated="1017"/>
        </table:table-row>
        <table:table-row table:style-name="ro2">
          <table:table-cell office:value-type="float" office:value="2073">
            <text:p>2073</text:p>
          </table:table-cell>
          <table:table-cell office:value-type="string">
            <text:p>BC</text:p>
          </table:table-cell>
          <table:table-cell office:value-type="string">
            <text:p>North Vancouver</text:p>
          </table:table-cell>
          <table:table-cell office:value-type="string">
            <text:p>Andrew Saxton</text:p>
          </table:table-cell>
          <table:table-cell office:value-type="float" office:value="19379">
            <text:p>19379</text:p>
          </table:table-cell>
          <table:table-cell office:value-type="float" office:value="9617">
            <text:p>9617</text:p>
          </table:table-cell>
          <table:table-cell office:value-type="float" office:value="28996">
            <text:p>28996</text:p>
          </table:table-cell>
          <table:table-cell table:number-columns-repeated="1017"/>
        </table:table-row>
        <table:table-row table:style-name="ro2">
          <table:table-cell office:value-type="float" office:value="1906">
            <text:p>1906</text:p>
          </table:table-cell>
          <table:table-cell office:value-type="string">
            <text:p>ON</text:p>
          </table:table-cell>
          <table:table-cell office:value-type="string">
            <text:p>Durham</text:p>
          </table:table-cell>
          <table:table-cell office:value-type="string">
            <text:p>Bev Oda</text:p>
          </table:table-cell>
          <table:table-cell office:value-type="float" office:value="19460">
            <text:p>19460</text:p>
          </table:table-cell>
          <table:table-cell office:value-type="float" office:value="12277">
            <text:p>12277</text:p>
          </table:table-cell>
          <table:table-cell office:value-type="float" office:value="31737">
            <text:p>31737</text:p>
          </table:table-cell>
          <table:table-cell table:number-columns-repeated="1017"/>
        </table:table-row>
        <table:table-row table:style-name="ro2">
          <table:table-cell office:value-type="float" office:value="1941">
            <text:p>1941</text:p>
          </table:table-cell>
          <table:table-cell office:value-type="string">
            <text:p>ON</text:p>
          </table:table-cell>
          <table:table-cell office:value-type="string">
            <text:p>Mississauga--Erindale</text:p>
          </table:table-cell>
          <table:table-cell office:value-type="string">
            <text:p>Robert Dechert</text:p>
          </table:table-cell>
          <table:table-cell office:value-type="float" office:value="19466">
            <text:p>19466</text:p>
          </table:table-cell>
          <table:table-cell office:value-type="float" office:value="10327">
            <text:p>10327</text:p>
          </table:table-cell>
          <table:table-cell office:value-type="float" office:value="29793">
            <text:p>29793</text:p>
          </table:table-cell>
          <table:table-cell table:number-columns-repeated="1017"/>
        </table:table-row>
        <table:table-row table:style-name="ro2">
          <table:table-cell table:style-name="ce2" office:value-type="float" office:value="1955">
            <text:p>1955</text:p>
          </table:table-cell>
          <table:table-cell table:style-name="ce2" office:value-type="string">
            <text:p>ON</text:p>
          </table:table-cell>
          <table:table-cell table:style-name="ce5" office:value-type="string">
            <text:p>Ottawa--Orléans</text:p>
          </table:table-cell>
          <table:table-cell table:style-name="ce5" office:value-type="string">
            <text:p>Royal Galipeau</text:p>
          </table:table-cell>
          <table:table-cell table:style-name="ce2" office:value-type="float" office:value="19498">
            <text:p>19498</text:p>
          </table:table-cell>
          <table:table-cell table:style-name="ce2" office:value-type="float" office:value="9086">
            <text:p>9086</text:p>
          </table:table-cell>
          <table:table-cell table:style-name="ce2" office:value-type="float" office:value="28584">
            <text:p>28584</text:p>
          </table:table-cell>
          <table:table-cell table:style-name="ce2" table:number-columns-repeated="1017"/>
        </table:table-row>
        <table:table-row table:style-name="ro2">
          <table:table-cell office:value-type="float" office:value="1918">
            <text:p>1918</text:p>
          </table:table-cell>
          <table:table-cell office:value-type="string">
            <text:p>ON</text:p>
          </table:table-cell>
          <table:table-cell office:value-type="string">
            <text:p>Bruce--Grey--Owen Sound</text:p>
          </table:table-cell>
          <table:table-cell office:value-type="string">
            <text:p>Larry Miller</text:p>
          </table:table-cell>
          <table:table-cell office:value-type="float" office:value="19736">
            <text:p>19736</text:p>
          </table:table-cell>
          <table:table-cell office:value-type="float" office:value="9008">
            <text:p>9008</text:p>
          </table:table-cell>
          <table:table-cell office:value-type="float" office:value="28744">
            <text:p>28744</text:p>
          </table:table-cell>
          <table:table-cell table:number-columns-repeated="1017"/>
        </table:table-row>
        <table:table-row table:style-name="ro2">
          <table:table-cell office:value-type="float" office:value="1978">
            <text:p>1978</text:p>
          </table:table-cell>
          <table:table-cell office:value-type="string">
            <text:p>ON</text:p>
          </table:table-cell>
          <table:table-cell office:value-type="string">
            <text:p>Simcoe North</text:p>
          </table:table-cell>
          <table:table-cell office:value-type="string">
            <text:p>Bruce Stanton</text:p>
          </table:table-cell>
          <table:table-cell office:value-type="float" office:value="20066">
            <text:p>20066</text:p>
          </table:table-cell>
          <table:table-cell office:value-type="float" office:value="11515">
            <text:p>11515</text:p>
          </table:table-cell>
          <table:table-cell office:value-type="float" office:value="31581">
            <text:p>31581</text:p>
          </table:table-cell>
          <table:table-cell table:number-columns-repeated="1017"/>
        </table:table-row>
        <table:table-row table:style-name="ro2">
          <table:table-cell office:value-type="float" office:value="2081">
            <text:p>2081</text:p>
          </table:table-cell>
          <table:table-cell office:value-type="string">
            <text:p>BC</text:p>
          </table:table-cell>
          <table:table-cell office:value-type="string">
            <text:p>South Surrey--White Rock--Cloverdale</text:p>
          </table:table-cell>
          <table:table-cell office:value-type="string">
            <text:p>Russ Hiebert</text:p>
          </table:table-cell>
          <table:table-cell office:value-type="float" office:value="20109">
            <text:p>20109</text:p>
          </table:table-cell>
          <table:table-cell office:value-type="float" office:value="11881">
            <text:p>11881</text:p>
          </table:table-cell>
          <table:table-cell office:value-type="float" office:value="31990">
            <text:p>31990</text:p>
          </table:table-cell>
          <table:table-cell table:number-columns-repeated="1017"/>
        </table:table-row>
        <table:table-row table:style-name="ro2">
          <table:table-cell office:value-type="float" office:value="1950">
            <text:p>1950</text:p>
          </table:table-cell>
          <table:table-cell office:value-type="string">
            <text:p>ON</text:p>
          </table:table-cell>
          <table:table-cell office:value-type="string">
            <text:p>Northumberland--Quinte West</text:p>
          </table:table-cell>
          <table:table-cell office:value-type="string">
            <text:p>Rick Norlock</text:p>
          </table:table-cell>
          <table:table-cell office:value-type="float" office:value="20227">
            <text:p>20227</text:p>
          </table:table-cell>
          <table:table-cell office:value-type="float" office:value="12626">
            <text:p>12626</text:p>
          </table:table-cell>
          <table:table-cell office:value-type="float" office:value="32853">
            <text:p>32853</text:p>
          </table:table-cell>
          <table:table-cell table:number-columns-repeated="1017"/>
        </table:table-row>
        <table:table-row table:style-name="ro2">
          <table:table-cell office:value-type="float" office:value="1896">
            <text:p>1896</text:p>
          </table:table-cell>
          <table:table-cell office:value-type="string">
            <text:p>ON</text:p>
          </table:table-cell>
          <table:table-cell office:value-type="string">
            <text:p>Barrie</text:p>
          </table:table-cell>
          <table:table-cell office:value-type="string">
            <text:p>Patrick Brown</text:p>
          </table:table-cell>
          <table:table-cell office:value-type="float" office:value="20279">
            <text:p>20279</text:p>
          </table:table-cell>
          <table:table-cell office:value-type="float" office:value="11842">
            <text:p>11842</text:p>
          </table:table-cell>
          <table:table-cell office:value-type="float" office:value="32121">
            <text:p>32121</text:p>
          </table:table-cell>
          <table:table-cell table:number-columns-repeated="1017"/>
        </table:table-row>
        <table:table-row table:style-name="ro2">
          <table:table-cell office:value-type="float" office:value="2029">
            <text:p>2029</text:p>
          </table:table-cell>
          <table:table-cell office:value-type="string">
            <text:p>AB</text:p>
          </table:table-cell>
          <table:table-cell office:value-type="string">
            <text:p>Calgary Centre-North</text:p>
          </table:table-cell>
          <table:table-cell office:value-type="string">
            <text:p>Michelle Rempel</text:p>
          </table:table-cell>
          <table:table-cell office:value-type="float" office:value="20395">
            <text:p>20395</text:p>
          </table:table-cell>
          <table:table-cell office:value-type="float" office:value="8048">
            <text:p>8048</text:p>
          </table:table-cell>
          <table:table-cell office:value-type="float" office:value="28443">
            <text:p>28443</text:p>
          </table:table-cell>
          <table:table-cell table:number-columns-repeated="1017"/>
        </table:table-row>
        <table:table-row table:style-name="ro2">
          <table:table-cell office:value-type="float" office:value="1966">
            <text:p>1966</text:p>
          </table:table-cell>
          <table:table-cell office:value-type="string">
            <text:p>ON</text:p>
          </table:table-cell>
          <table:table-cell office:value-type="string">
            <text:p>Renfrew--Nipissing--Pembroke</text:p>
          </table:table-cell>
          <table:table-cell office:value-type="string">
            <text:p>Cheryl Gallant</text:p>
          </table:table-cell>
          <table:table-cell office:value-type="float" office:value="20559">
            <text:p>20559</text:p>
          </table:table-cell>
          <table:table-cell office:value-type="float" office:value="6903">
            <text:p>6903</text:p>
          </table:table-cell>
          <table:table-cell office:value-type="float" office:value="27462">
            <text:p>27462</text:p>
          </table:table-cell>
          <table:table-cell table:number-columns-repeated="1017"/>
        </table:table-row>
        <table:table-row table:style-name="ro2">
          <table:table-cell office:value-type="float" office:value="1977">
            <text:p>1977</text:p>
          </table:table-cell>
          <table:table-cell office:value-type="string">
            <text:p>ON</text:p>
          </table:table-cell>
          <table:table-cell office:value-type="string">
            <text:p>Simcoe--Grey</text:p>
          </table:table-cell>
          <table:table-cell office:value-type="string">
            <text:p>Kellie Leitch</text:p>
          </table:table-cell>
          <table:table-cell office:value-type="float" office:value="20599">
            <text:p>20599</text:p>
          </table:table-cell>
          <table:table-cell office:value-type="float" office:value="11185">
            <text:p>11185</text:p>
          </table:table-cell>
          <table:table-cell office:value-type="float" office:value="31784">
            <text:p>31784</text:p>
          </table:table-cell>
          <table:table-cell table:number-columns-repeated="1017"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B</text:p>
          </table:table-cell>
          <table:table-cell office:value-type="string">
            <text:p>Provencher</text:p>
          </table:table-cell>
          <table:table-cell office:value-type="string">
            <text:p>Vic Toews</text:p>
          </table:table-cell>
          <table:table-cell office:value-type="float" office:value="20769">
            <text:p>20769</text:p>
          </table:table-cell>
          <table:table-cell office:value-type="float" office:value="7051">
            <text:p>7051</text:p>
          </table:table-cell>
          <table:table-cell office:value-type="float" office:value="27820">
            <text:p>27820</text:p>
          </table:table-cell>
          <table:table-cell table:number-columns-repeated="1017"/>
        </table:table-row>
        <table:table-row table:style-name="ro2">
          <table:table-cell office:value-type="float" office:value="1933">
            <text:p>1933</text:p>
          </table:table-cell>
          <table:table-cell office:value-type="string">
            <text:p>ON</text:p>
          </table:table-cell>
          <table:table-cell office:value-type="string">
            <text:p>Leeds--Grenville</text:p>
          </table:table-cell>
          <table:table-cell office:value-type="string">
            <text:p>Gord Brown</text:p>
          </table:table-cell>
          <table:table-cell office:value-type="float" office:value="20958">
            <text:p>20958</text:p>
          </table:table-cell>
          <table:table-cell office:value-type="float" office:value="9033">
            <text:p>9033</text:p>
          </table:table-cell>
          <table:table-cell office:value-type="float" office:value="29991">
            <text:p>29991</text:p>
          </table:table-cell>
          <table:table-cell table:number-columns-repeated="1017"/>
        </table:table-row>
        <table:table-row table:style-name="ro2">
          <table:table-cell office:value-type="float" office:value="1947">
            <text:p>1947</text:p>
          </table:table-cell>
          <table:table-cell office:value-type="string">
            <text:p>ON</text:p>
          </table:table-cell>
          <table:table-cell office:value-type="string">
            <text:p>Niagara West--Glanbrook</text:p>
          </table:table-cell>
          <table:table-cell office:value-type="string">
            <text:p>Dean Allison</text:p>
          </table:table-cell>
          <table:table-cell office:value-type="float" office:value="20967">
            <text:p>20967</text:p>
          </table:table-cell>
          <table:table-cell office:value-type="float" office:value="12734">
            <text:p>12734</text:p>
          </table:table-cell>
          <table:table-cell office:value-type="float" office:value="33701">
            <text:p>33701</text:p>
          </table:table-cell>
          <table:table-cell table:number-columns-repeated="1017"/>
        </table:table-row>
        <table:table-row table:style-name="ro2">
          <table:table-cell office:value-type="float" office:value="2032">
            <text:p>2032</text:p>
          </table:table-cell>
          <table:table-cell office:value-type="string">
            <text:p>AB</text:p>
          </table:table-cell>
          <table:table-cell office:value-type="string">
            <text:p>Calgary Centre</text:p>
          </table:table-cell>
          <table:table-cell office:value-type="string">
            <text:p>Lee Richardson</text:p>
          </table:table-cell>
          <table:table-cell office:value-type="float" office:value="21087">
            <text:p>21087</text:p>
          </table:table-cell>
          <table:table-cell office:value-type="float" office:value="7314">
            <text:p>7314</text:p>
          </table:table-cell>
          <table:table-cell office:value-type="float" office:value="28401">
            <text:p>28401</text:p>
          </table:table-cell>
          <table:table-cell table:number-columns-repeated="1017"/>
        </table:table-row>
        <table:table-row table:style-name="ro2">
          <table:table-cell office:value-type="float" office:value="1979">
            <text:p>1979</text:p>
          </table:table-cell>
          <table:table-cell office:value-type="string">
            <text:p>ON</text:p>
          </table:table-cell>
          <table:table-cell office:value-type="string">
            <text:p>Stormont--Dundas--South Glengarry</text:p>
          </table:table-cell>
          <table:table-cell office:value-type="string">
            <text:p>Guy Lauzon</text:p>
          </table:table-cell>
          <table:table-cell office:value-type="float" office:value="21225">
            <text:p>21225</text:p>
          </table:table-cell>
          <table:table-cell office:value-type="float" office:value="8313">
            <text:p>8313</text:p>
          </table:table-cell>
          <table:table-cell office:value-type="float" office:value="29538">
            <text:p>29538</text:p>
          </table:table-cell>
          <table:table-cell table:number-columns-repeated="1017"/>
        </table:table-row>
        <table:table-row table:style-name="ro2">
          <table:table-cell office:value-type="float" office:value="2065">
            <text:p>2065</text:p>
          </table:table-cell>
          <table:table-cell office:value-type="string">
            <text:p>BC</text:p>
          </table:table-cell>
          <table:table-cell office:value-type="string">
            <text:p>Kelowna--Lake Country</text:p>
          </table:table-cell>
          <table:table-cell office:value-type="string">
            <text:p>Ron Cannan</text:p>
          </table:table-cell>
          <table:table-cell office:value-type="float" office:value="21244">
            <text:p>21244</text:p>
          </table:table-cell>
          <table:table-cell office:value-type="float" office:value="13322">
            <text:p>13322</text:p>
          </table:table-cell>
          <table:table-cell office:value-type="float" office:value="34566">
            <text:p>34566</text:p>
          </table:table-cell>
          <table:table-cell table:number-columns-repeated="1017"/>
        </table:table-row>
        <table:table-row table:style-name="ro2">
          <table:table-cell office:value-type="float" office:value="1902">
            <text:p>1902</text:p>
          </table:table-cell>
          <table:table-cell office:value-type="string">
            <text:p>ON</text:p>
          </table:table-cell>
          <table:table-cell office:value-type="string">
            <text:p>Burlington</text:p>
          </table:table-cell>
          <table:table-cell office:value-type="string">
            <text:p>Mike Wallace</text:p>
          </table:table-cell>
          <table:table-cell office:value-type="float" office:value="21509">
            <text:p>21509</text:p>
          </table:table-cell>
          <table:table-cell office:value-type="float" office:value="11449">
            <text:p>11449</text:p>
          </table:table-cell>
          <table:table-cell office:value-type="float" office:value="32958">
            <text:p>32958</text:p>
          </table:table-cell>
          <table:table-cell table:number-columns-repeated="1017"/>
        </table:table-row>
        <table:table-row table:style-name="ro2">
          <table:table-cell office:value-type="float" office:value="1910">
            <text:p>1910</text:p>
          </table:table-cell>
          <table:table-cell office:value-type="string">
            <text:p>ON</text:p>
          </table:table-cell>
          <table:table-cell office:value-type="string">
            <text:p>Dufferin--Caledon</text:p>
          </table:table-cell>
          <table:table-cell office:value-type="string">
            <text:p>David Tilson</text:p>
          </table:table-cell>
          <table:table-cell office:value-type="float" office:value="21515">
            <text:p>21515</text:p>
          </table:table-cell>
          <table:table-cell office:value-type="float" office:value="7132">
            <text:p>7132</text:p>
          </table:table-cell>
          <table:table-cell office:value-type="float" office:value="28647">
            <text:p>28647</text:p>
          </table:table-cell>
          <table:table-cell table:number-columns-repeated="1017"/>
        </table:table-row>
        <table:table-row table:style-name="ro2">
          <table:table-cell office:value-type="float" office:value="1932">
            <text:p>1932</text:p>
          </table:table-cell>
          <table:table-cell office:value-type="string">
            <text:p>ON</text:p>
          </table:table-cell>
          <table:table-cell office:value-type="string">
            <text:p>Lanark--Frontenac--Lennox and Addington</text:p>
          </table:table-cell>
          <table:table-cell office:value-type="string">
            <text:p>Scott Reid</text:p>
          </table:table-cell>
          <table:table-cell office:value-type="float" office:value="21580">
            <text:p>21580</text:p>
          </table:table-cell>
          <table:table-cell office:value-type="float" office:value="12174">
            <text:p>12174</text:p>
          </table:table-cell>
          <table:table-cell office:value-type="float" office:value="33754">
            <text:p>33754</text:p>
          </table:table-cell>
          <table:table-cell table:number-columns-repeated="1017"/>
        </table:table-row>
        <table:table-row table:style-name="ro2">
          <table:table-cell office:value-type="float" office:value="1952">
            <text:p>1952</text:p>
          </table:table-cell>
          <table:table-cell office:value-type="string">
            <text:p>ON</text:p>
          </table:table-cell>
          <table:table-cell office:value-type="string">
            <text:p>Oakville</text:p>
          </table:table-cell>
          <table:table-cell office:value-type="string">
            <text:p>Terence Young</text:p>
          </table:table-cell>
          <table:table-cell office:value-type="float" office:value="21951">
            <text:p>21951</text:p>
          </table:table-cell>
          <table:table-cell office:value-type="float" office:value="8117">
            <text:p>8117</text:p>
          </table:table-cell>
          <table:table-cell office:value-type="float" office:value="30068">
            <text:p>30068</text:p>
          </table:table-cell>
          <table:table-cell table:number-columns-repeated="1017"/>
        </table:table-row>
        <table:table-row table:style-name="ro2">
          <table:table-cell office:value-type="float" office:value="1921">
            <text:p>1921</text:p>
          </table:table-cell>
          <table:table-cell office:value-type="string">
            <text:p>ON</text:p>
          </table:table-cell>
          <table:table-cell office:value-type="string">
            <text:p>Haliburton--Kawartha Lakes--Brock</text:p>
          </table:table-cell>
          <table:table-cell office:value-type="string">
            <text:p>Barry Devolin</text:p>
          </table:table-cell>
          <table:table-cell office:value-type="float" office:value="22258">
            <text:p>22258</text:p>
          </table:table-cell>
          <table:table-cell office:value-type="float" office:value="12934">
            <text:p>12934</text:p>
          </table:table-cell>
          <table:table-cell office:value-type="float" office:value="35192">
            <text:p>35192</text:p>
          </table:table-cell>
          <table:table-cell table:number-columns-repeated="1017"/>
        </table:table-row>
        <table:table-row table:style-name="ro2">
          <table:table-cell office:value-type="float" office:value="2055">
            <text:p>2055</text:p>
          </table:table-cell>
          <table:table-cell office:value-type="string">
            <text:p>BC</text:p>
          </table:table-cell>
          <table:table-cell office:value-type="string">
            <text:p>Abbotsford</text:p>
          </table:table-cell>
          <table:table-cell office:value-type="string">
            <text:p>Ed Fast</text:p>
          </table:table-cell>
          <table:table-cell office:value-type="float" office:value="22404">
            <text:p>22404</text:p>
          </table:table-cell>
          <table:table-cell office:value-type="float" office:value="10089">
            <text:p>10089</text:p>
          </table:table-cell>
          <table:table-cell office:value-type="float" office:value="32493">
            <text:p>32493</text:p>
          </table:table-cell>
          <table:table-cell table:number-columns-repeated="1017"/>
        </table:table-row>
        <table:table-row table:style-name="ro2">
          <table:table-cell office:value-type="float" office:value="1945">
            <text:p>1945</text:p>
          </table:table-cell>
          <table:table-cell office:value-type="string">
            <text:p>ON</text:p>
          </table:table-cell>
          <table:table-cell office:value-type="string">
            <text:p>Newmarket--Aurora</text:p>
          </table:table-cell>
          <table:table-cell office:value-type="string">
            <text:p>Lois Brown</text:p>
          </table:table-cell>
          <table:table-cell office:value-type="float" office:value="22714">
            <text:p>22714</text:p>
          </table:table-cell>
          <table:table-cell office:value-type="float" office:value="8886">
            <text:p>8886</text:p>
          </table:table-cell>
          <table:table-cell office:value-type="float" office:value="31600">
            <text:p>31600</text:p>
          </table:table-cell>
          <table:table-cell table:number-columns-repeated="1017"/>
        </table:table-row>
        <table:table-row table:style-name="ro2">
          <table:table-cell office:value-type="float" office:value="1991">
            <text:p>1991</text:p>
          </table:table-cell>
          <table:table-cell office:value-type="string">
            <text:p>ON</text:p>
          </table:table-cell>
          <table:table-cell office:value-type="string">
            <text:p>Whitby--Oshawa</text:p>
          </table:table-cell>
          <table:table-cell office:value-type="string">
            <text:p>Jim Flaherty</text:p>
          </table:table-cell>
          <table:table-cell office:value-type="float" office:value="23220">
            <text:p>23220</text:p>
          </table:table-cell>
          <table:table-cell office:value-type="float" office:value="14305">
            <text:p>14305</text:p>
          </table:table-cell>
          <table:table-cell office:value-type="float" office:value="37525">
            <text:p>37525</text:p>
          </table:table-cell>
          <table:table-cell table:number-columns-repeated="1017"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B</text:p>
          </table:table-cell>
          <table:table-cell office:value-type="string">
            <text:p>Portage--Lisgar</text:p>
          </table:table-cell>
          <table:table-cell office:value-type="string">
            <text:p>Candice Hoeppner</text:p>
          </table:table-cell>
          <table:table-cell office:value-type="float" office:value="23421">
            <text:p>23421</text:p>
          </table:table-cell>
          <table:table-cell office:value-type="float" office:value="3478">
            <text:p>3478</text:p>
          </table:table-cell>
          <table:table-cell office:value-type="float" office:value="26899">
            <text:p>26899</text:p>
          </table:table-cell>
          <table:table-cell table:number-columns-repeated="1017"/>
        </table:table-row>
        <table:table-row table:style-name="ro2">
          <table:table-cell office:value-type="float" office:value="1996">
            <text:p>1996</text:p>
          </table:table-cell>
          <table:table-cell office:value-type="string">
            <text:p>ON</text:p>
          </table:table-cell>
          <table:table-cell office:value-type="string">
            <text:p>York--Simcoe</text:p>
          </table:table-cell>
          <table:table-cell office:value-type="string">
            <text:p>Peter Van Loan</text:p>
          </table:table-cell>
          <table:table-cell office:value-type="float" office:value="23424">
            <text:p>23424</text:p>
          </table:table-cell>
          <table:table-cell office:value-type="float" office:value="10190">
            <text:p>10190</text:p>
          </table:table-cell>
          <table:table-cell office:value-type="float" office:value="33614">
            <text:p>33614</text:p>
          </table:table-cell>
          <table:table-cell table:number-columns-repeated="1017"/>
        </table:table-row>
        <table:table-row table:style-name="ro2">
          <table:table-cell office:value-type="float" office:value="2067">
            <text:p>2067</text:p>
          </table:table-cell>
          <table:table-cell office:value-type="string">
            <text:p>BC</text:p>
          </table:table-cell>
          <table:table-cell office:value-type="string">
            <text:p>Langley</text:p>
          </table:table-cell>
          <table:table-cell office:value-type="string">
            <text:p>Mark Warawa</text:p>
          </table:table-cell>
          <table:table-cell office:value-type="float" office:value="24292">
            <text:p>24292</text:p>
          </table:table-cell>
          <table:table-cell office:value-type="float" office:value="11277">
            <text:p>11277</text:p>
          </table:table-cell>
          <table:table-cell office:value-type="float" office:value="35569">
            <text:p>35569</text:p>
          </table:table-cell>
          <table:table-cell table:number-columns-repeated="1017"/>
        </table:table-row>
        <table:table-row table:style-name="ro2">
          <table:table-cell office:value-type="float" office:value="2047">
            <text:p>2047</text:p>
          </table:table-cell>
          <table:table-cell office:value-type="string">
            <text:p>AB</text:p>
          </table:table-cell>
          <table:table-cell office:value-type="string">
            <text:p>Medicine Hat</text:p>
          </table:table-cell>
          <table:table-cell office:value-type="string">
            <text:p>LaVar Payne</text:p>
          </table:table-cell>
          <table:table-cell office:value-type="float" office:value="25103">
            <text:p>25103</text:p>
          </table:table-cell>
          <table:table-cell office:value-type="float" office:value="5616">
            <text:p>5616</text:p>
          </table:table-cell>
          <table:table-cell office:value-type="float" office:value="30719">
            <text:p>30719</text:p>
          </table:table-cell>
          <table:table-cell table:number-columns-repeated="1017"/>
        </table:table-row>
        <table:table-row table:style-name="ro2">
          <table:table-cell office:value-type="float" office:value="2040">
            <text:p>2040</text:p>
          </table:table-cell>
          <table:table-cell office:value-type="string">
            <text:p>AB</text:p>
          </table:table-cell>
          <table:table-cell office:value-type="string">
            <text:p>Edmonton--Leduc</text:p>
          </table:table-cell>
          <table:table-cell office:value-type="string">
            <text:p>James Rajotte</text:p>
          </table:table-cell>
          <table:table-cell office:value-type="float" office:value="26290">
            <text:p>26290</text:p>
          </table:table-cell>
          <table:table-cell office:value-type="float" office:value="11488">
            <text:p>11488</text:p>
          </table:table-cell>
          <table:table-cell office:value-type="float" office:value="37778">
            <text:p>37778</text:p>
          </table:table-cell>
          <table:table-cell table:number-columns-repeated="1017"/>
        </table:table-row>
        <table:table-row table:style-name="ro2">
          <table:table-cell office:value-type="float" office:value="2054">
            <text:p>2054</text:p>
          </table:table-cell>
          <table:table-cell office:value-type="string">
            <text:p>AB</text:p>
          </table:table-cell>
          <table:table-cell office:value-type="string">
            <text:p>Yellowhead</text:p>
          </table:table-cell>
          <table:table-cell office:value-type="string">
            <text:p>Rob Merrifield</text:p>
          </table:table-cell>
          <table:table-cell office:value-type="float" office:value="26514">
            <text:p>26514</text:p>
          </table:table-cell>
          <table:table-cell office:value-type="float" office:value="5411">
            <text:p>5411</text:p>
          </table:table-cell>
          <table:table-cell office:value-type="float" office:value="31925">
            <text:p>31925</text:p>
          </table:table-cell>
          <table:table-cell table:number-columns-repeated="1017"/>
        </table:table-row>
        <table:table-row table:style-name="ro2">
          <table:table-cell office:value-type="float" office:value="2051">
            <text:p>2051</text:p>
          </table:table-cell>
          <table:table-cell office:value-type="string">
            <text:p>AB</text:p>
          </table:table-cell>
          <table:table-cell office:value-type="string">
            <text:p>Westlock--St. Paul</text:p>
          </table:table-cell>
          <table:table-cell office:value-type="string">
            <text:p>Brian Storseth</text:p>
          </table:table-cell>
          <table:table-cell office:value-type="float" office:value="27549">
            <text:p>27549</text:p>
          </table:table-cell>
          <table:table-cell office:value-type="float" office:value="5103">
            <text:p>5103</text:p>
          </table:table-cell>
          <table:table-cell office:value-type="float" office:value="32652">
            <text:p>32652</text:p>
          </table:table-cell>
          <table:table-cell table:number-columns-repeated="1017"/>
        </table:table-row>
        <table:table-row table:style-name="ro2">
          <table:table-cell office:value-type="float" office:value="1990">
            <text:p>1990</text:p>
          </table:table-cell>
          <table:table-cell office:value-type="string">
            <text:p>ON</text:p>
          </table:table-cell>
          <table:table-cell office:value-type="string">
            <text:p>Wellington--Halton Hills</text:p>
          </table:table-cell>
          <table:table-cell office:value-type="string">
            <text:p>Michael Chong</text:p>
          </table:table-cell>
          <table:table-cell office:value-type="float" office:value="27986">
            <text:p>27986</text:p>
          </table:table-cell>
          <table:table-cell office:value-type="float" office:value="7146">
            <text:p>7146</text:p>
          </table:table-cell>
          <table:table-cell office:value-type="float" office:value="35132">
            <text:p>35132</text:p>
          </table:table-cell>
          <table:table-cell table:number-columns-repeated="1017"/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AB</text:p>
          </table:table-cell>
          <table:table-cell office:value-type="string">
            <text:p>Peace River</text:p>
          </table:table-cell>
          <table:table-cell office:value-type="string">
            <text:p>Chris Warkentin</text:p>
          </table:table-cell>
          <table:table-cell office:value-type="float" office:value="28594">
            <text:p>28594</text:p>
          </table:table-cell>
          <table:table-cell office:value-type="float" office:value="7740">
            <text:p>7740</text:p>
          </table:table-cell>
          <table:table-cell office:value-type="float" office:value="36334">
            <text:p>36334</text:p>
          </table:table-cell>
          <table:table-cell table:number-columns-repeated="1017"/>
        </table:table-row>
        <table:table-row table:style-name="ro2">
          <table:table-cell office:value-type="float" office:value="1981">
            <text:p>1981</text:p>
          </table:table-cell>
          <table:table-cell office:value-type="string">
            <text:p>ON</text:p>
          </table:table-cell>
          <table:table-cell office:value-type="string">
            <text:p>Thornhill</text:p>
          </table:table-cell>
          <table:table-cell office:value-type="string">
            <text:p>Peter Kent</text:p>
          </table:table-cell>
          <table:table-cell office:value-type="float" office:value="29488">
            <text:p>29488</text:p>
          </table:table-cell>
          <table:table-cell office:value-type="float" office:value="7141">
            <text:p>7141</text:p>
          </table:table-cell>
          <table:table-cell office:value-type="float" office:value="36629">
            <text:p>36629</text:p>
          </table:table-cell>
          <table:table-cell table:number-columns-repeated="1017"/>
        </table:table-row>
        <table:table-row table:style-name="ro2">
          <table:table-cell office:value-type="float" office:value="2049">
            <text:p>2049</text:p>
          </table:table-cell>
          <table:table-cell office:value-type="string">
            <text:p>AB</text:p>
          </table:table-cell>
          <table:table-cell office:value-type="string">
            <text:p>Red Deer</text:p>
          </table:table-cell>
          <table:table-cell office:value-type="string">
            <text:p>Earl Dreeshen</text:p>
          </table:table-cell>
          <table:table-cell office:value-type="float" office:value="30393">
            <text:p>30393</text:p>
          </table:table-cell>
          <table:table-cell office:value-type="float" office:value="7566">
            <text:p>7566</text:p>
          </table:table-cell>
          <table:table-cell office:value-type="float" office:value="37959">
            <text:p>37959</text:p>
          </table:table-cell>
          <table:table-cell table:number-columns-repeated="1017"/>
        </table:table-row>
        <table:table-row table:style-name="ro2">
          <table:table-cell table:style-name="ce2" office:value-type="float" office:value="1944">
            <text:p>1944</text:p>
          </table:table-cell>
          <table:table-cell table:style-name="ce2" office:value-type="string">
            <text:p>ON</text:p>
          </table:table-cell>
          <table:table-cell table:style-name="ce5" office:value-type="string">
            <text:p>Nepean--Carleton</text:p>
          </table:table-cell>
          <table:table-cell table:style-name="ce5" office:value-type="string">
            <text:p>Pierre Poilievre</text:p>
          </table:table-cell>
          <table:table-cell table:style-name="ce2" office:value-type="float" office:value="30515">
            <text:p>30515</text:p>
          </table:table-cell>
          <table:table-cell table:style-name="ce2" office:value-type="float" office:value="12962">
            <text:p>12962</text:p>
          </table:table-cell>
          <table:table-cell table:style-name="ce2" office:value-type="float" office:value="43477">
            <text:p>43477</text:p>
          </table:table-cell>
          <table:table-cell table:style-name="ce2" table:number-columns-repeated="1017"/>
        </table:table-row>
        <table:table-row table:style-name="ro2">
          <table:table-cell office:value-type="float" office:value="1988">
            <text:p>1988</text:p>
          </table:table-cell>
          <table:table-cell office:value-type="string">
            <text:p>ON</text:p>
          </table:table-cell>
          <table:table-cell office:value-type="string">
            <text:p>Vaughan</text:p>
          </table:table-cell>
          <table:table-cell office:value-type="string">
            <text:p>Julian Fantino</text:p>
          </table:table-cell>
          <table:table-cell office:value-type="float" office:value="30593">
            <text:p>30593</text:p>
          </table:table-cell>
          <table:table-cell office:value-type="float" office:value="7940">
            <text:p>7940</text:p>
          </table:table-cell>
          <table:table-cell office:value-type="float" office:value="38533">
            <text:p>38533</text:p>
          </table:table-cell>
          <table:table-cell table:number-columns-repeated="1017"/>
        </table:table-row>
        <table:table-row table:style-name="ro2">
          <table:table-cell office:value-type="float" office:value="1951">
            <text:p>1951</text:p>
          </table:table-cell>
          <table:table-cell office:value-type="string">
            <text:p>ON</text:p>
          </table:table-cell>
          <table:table-cell office:value-type="string">
            <text:p>Oak Ridges--Markham</text:p>
          </table:table-cell>
          <table:table-cell office:value-type="string">
            <text:p>Paul Calandra</text:p>
          </table:table-cell>
          <table:table-cell office:value-type="float" office:value="31012">
            <text:p>31012</text:p>
          </table:table-cell>
          <table:table-cell office:value-type="float" office:value="15229">
            <text:p>15229</text:p>
          </table:table-cell>
          <table:table-cell office:value-type="float" office:value="46241">
            <text:p>46241</text:p>
          </table:table-cell>
          <table:table-cell table:number-columns-repeated="1017"/>
        </table:table-row>
        <table:table-row table:style-name="ro2">
          <table:table-cell office:value-type="float" office:value="1922">
            <text:p>1922</text:p>
          </table:table-cell>
          <table:table-cell office:value-type="string">
            <text:p>ON</text:p>
          </table:table-cell>
          <table:table-cell office:value-type="string">
            <text:p>Halton</text:p>
          </table:table-cell>
          <table:table-cell office:value-type="string">
            <text:p>Lisa Raitt</text:p>
          </table:table-cell>
          <table:table-cell office:value-type="float" office:value="31254">
            <text:p>31254</text:p>
          </table:table-cell>
          <table:table-cell office:value-type="float" office:value="12960">
            <text:p>12960</text:p>
          </table:table-cell>
          <table:table-cell office:value-type="float" office:value="44214">
            <text:p>44214</text:p>
          </table:table-cell>
          <table:table-cell table:number-columns-repeated="1017"/>
        </table:table-row>
        <table:table-row table:style-name="ro2">
          <table:table-cell office:value-type="float" office:value="2052">
            <text:p>2052</text:p>
          </table:table-cell>
          <table:table-cell office:value-type="string">
            <text:p>AB</text:p>
          </table:table-cell>
          <table:table-cell office:value-type="string">
            <text:p>Wetaskiwin</text:p>
          </table:table-cell>
          <table:table-cell office:value-type="string">
            <text:p>Blaine Calkins</text:p>
          </table:table-cell>
          <table:table-cell office:value-type="float" office:value="32475">
            <text:p>32475</text:p>
          </table:table-cell>
          <table:table-cell office:value-type="float" office:value="5281">
            <text:p>5281</text:p>
          </table:table-cell>
          <table:table-cell office:value-type="float" office:value="37756">
            <text:p>37756</text:p>
          </table:table-cell>
          <table:table-cell table:number-columns-repeated="1017"/>
        </table:table-row>
        <table:table-row table:style-name="ro2">
          <table:table-cell table:style-name="ce2" office:value-type="float" office:value="1904">
            <text:p>1904</text:p>
          </table:table-cell>
          <table:table-cell table:style-name="ce2" office:value-type="string">
            <text:p>ON</text:p>
          </table:table-cell>
          <table:table-cell table:style-name="ce5" office:value-type="string">
            <text:p>Carleton--Mississippi Mills</text:p>
          </table:table-cell>
          <table:table-cell table:style-name="ce5" office:value-type="string">
            <text:p>Gordon O'Connor</text:p>
          </table:table-cell>
          <table:table-cell table:style-name="ce2" office:value-type="float" office:value="32500">
            <text:p>32500</text:p>
          </table:table-cell>
          <table:table-cell table:style-name="ce2" office:value-type="float" office:value="11223">
            <text:p>11223</text:p>
          </table:table-cell>
          <table:table-cell table:style-name="ce2" office:value-type="float" office:value="43723">
            <text:p>43723</text:p>
          </table:table-cell>
          <table:table-cell table:style-name="ce2" table:number-columns-repeated="1017"/>
        </table:table-row>
        <table:table-row table:style-name="ro2">
          <table:table-cell office:value-type="float" office:value="2043">
            <text:p>2043</text:p>
          </table:table-cell>
          <table:table-cell office:value-type="string">
            <text:p>AB</text:p>
          </table:table-cell>
          <table:table-cell office:value-type="string">
            <text:p>Edmonton--Spruce Grove</text:p>
          </table:table-cell>
          <table:table-cell office:value-type="string">
            <text:p>Rona Ambrose</text:p>
          </table:table-cell>
          <table:table-cell office:value-type="float" office:value="32510">
            <text:p>32510</text:p>
          </table:table-cell>
          <table:table-cell office:value-type="float" office:value="9272">
            <text:p>9272</text:p>
          </table:table-cell>
          <table:table-cell office:value-type="float" office:value="41782">
            <text:p>41782</text:p>
          </table:table-cell>
          <table:table-cell table:number-columns-repeated="1017"/>
        </table:table-row>
        <table:table-row table:style-name="ro2">
          <table:table-cell office:value-type="float" office:value="2031">
            <text:p>2031</text:p>
          </table:table-cell>
          <table:table-cell office:value-type="string">
            <text:p>AB</text:p>
          </table:table-cell>
          <table:table-cell office:value-type="string">
            <text:p>Calgary--Nose Hill</text:p>
          </table:table-cell>
          <table:table-cell office:value-type="string">
            <text:p>Diane Ablonczy</text:p>
          </table:table-cell>
          <table:table-cell office:value-type="float" office:value="33195">
            <text:p>33195</text:p>
          </table:table-cell>
          <table:table-cell office:value-type="float" office:value="7189">
            <text:p>7189</text:p>
          </table:table-cell>
          <table:table-cell office:value-type="float" office:value="40384">
            <text:p>40384</text:p>
          </table:table-cell>
          <table:table-cell table:number-columns-repeated="1017"/>
        </table:table-row>
        <table:table-row table:style-name="ro2">
          <table:table-cell office:value-type="float" office:value="2035">
            <text:p>2035</text:p>
          </table:table-cell>
          <table:table-cell office:value-type="string">
            <text:p>AB</text:p>
          </table:table-cell>
          <table:table-cell office:value-type="string">
            <text:p>Calgary West</text:p>
          </table:table-cell>
          <table:table-cell office:value-type="string">
            <text:p>Robert Anders</text:p>
          </table:table-cell>
          <table:table-cell office:value-type="float" office:value="33317">
            <text:p>33317</text:p>
          </table:table-cell>
          <table:table-cell office:value-type="float" office:value="6679">
            <text:p>6679</text:p>
          </table:table-cell>
          <table:table-cell office:value-type="float" office:value="39996">
            <text:p>39996</text:p>
          </table:table-cell>
          <table:table-cell table:number-columns-repeated="1017"/>
        </table:table-row>
        <table:table-row table:style-name="ro2">
          <table:table-cell office:value-type="float" office:value="2050">
            <text:p>2050</text:p>
          </table:table-cell>
          <table:table-cell office:value-type="string">
            <text:p>AB</text:p>
          </table:table-cell>
          <table:table-cell office:value-type="string">
            <text:p>Vegreville--Wainwright</text:p>
          </table:table-cell>
          <table:table-cell office:value-type="string">
            <text:p>Leon Benoit</text:p>
          </table:table-cell>
          <table:table-cell office:value-type="float" office:value="33584">
            <text:p>33584</text:p>
          </table:table-cell>
          <table:table-cell office:value-type="float" office:value="5561">
            <text:p>5561</text:p>
          </table:table-cell>
          <table:table-cell office:value-type="float" office:value="39145">
            <text:p>39145</text:p>
          </table:table-cell>
          <table:table-cell table:number-columns-repeated="1017"/>
        </table:table-row>
        <table:table-row table:style-name="ro2">
          <table:table-cell office:value-type="float" office:value="2046">
            <text:p>2046</text:p>
          </table:table-cell>
          <table:table-cell office:value-type="string">
            <text:p>AB</text:p>
          </table:table-cell>
          <table:table-cell office:value-type="string">
            <text:p>Macleod</text:p>
          </table:table-cell>
          <table:table-cell office:value-type="string">
            <text:p>Ted Menzies</text:p>
          </table:table-cell>
          <table:table-cell office:value-type="float" office:value="34672">
            <text:p>34672</text:p>
          </table:table-cell>
          <table:table-cell office:value-type="float" office:value="5335">
            <text:p>5335</text:p>
          </table:table-cell>
          <table:table-cell office:value-type="float" office:value="40007">
            <text:p>40007</text:p>
          </table:table-cell>
          <table:table-cell table:number-columns-repeated="1017"/>
        </table:table-row>
        <table:table-row table:style-name="ro2">
          <table:table-cell office:value-type="float" office:value="2034">
            <text:p>2034</text:p>
          </table:table-cell>
          <table:table-cell office:value-type="string">
            <text:p>AB</text:p>
          </table:table-cell>
          <table:table-cell office:value-type="string">
            <text:p>Calgary Southwest</text:p>
          </table:table-cell>
          <table:table-cell office:value-type="string">
            <text:p>Stephen J Harper</text:p>
          </table:table-cell>
          <table:table-cell office:value-type="float" office:value="36175">
            <text:p>36175</text:p>
          </table:table-cell>
          <table:table-cell office:value-type="float" office:value="6823">
            <text:p>6823</text:p>
          </table:table-cell>
          <table:table-cell office:value-type="float" office:value="42998">
            <text:p>42998</text:p>
          </table:table-cell>
          <table:table-cell table:number-columns-repeated="1017"/>
        </table:table-row>
        <table:table-row table:style-name="ro2">
          <table:table-cell office:value-type="float" office:value="2053">
            <text:p>2053</text:p>
          </table:table-cell>
          <table:table-cell office:value-type="string">
            <text:p>AB</text:p>
          </table:table-cell>
          <table:table-cell office:value-type="string">
            <text:p>Wild Rose</text:p>
          </table:table-cell>
          <table:table-cell office:value-type="string">
            <text:p>Blake Richards</text:p>
          </table:table-cell>
          <table:table-cell office:value-type="float" office:value="37074">
            <text:p>37074</text:p>
          </table:table-cell>
          <table:table-cell office:value-type="float" office:value="6595">
            <text:p>6595</text:p>
          </table:table-cell>
          <table:table-cell office:value-type="float" office:value="43669">
            <text:p>43669</text:p>
          </table:table-cell>
          <table:table-cell table:number-columns-repeated="1017"/>
        </table:table-row>
        <table:table-row table:style-name="ro2">
          <table:table-cell office:value-type="float" office:value="2036">
            <text:p>2036</text:p>
          </table:table-cell>
          <table:table-cell office:value-type="string">
            <text:p>AB</text:p>
          </table:table-cell>
          <table:table-cell office:value-type="string">
            <text:p>Crowfoot</text:p>
          </table:table-cell>
          <table:table-cell office:value-type="string">
            <text:p>Kevin A Sorenson</text:p>
          </table:table-cell>
          <table:table-cell office:value-type="float" office:value="39310">
            <text:p>39310</text:p>
          </table:table-cell>
          <table:table-cell office:value-type="float" office:value="4805">
            <text:p>4805</text:p>
          </table:table-cell>
          <table:table-cell office:value-type="float" office:value="44115">
            <text:p>44115</text:p>
          </table:table-cell>
          <table:table-cell table:number-columns-repeated="1017"/>
        </table:table-row>
        <table:table-row table:style-name="ro2">
          <table:table-cell office:value-type="float" office:value="2033">
            <text:p>2033</text:p>
          </table:table-cell>
          <table:table-cell office:value-type="string">
            <text:p>AB</text:p>
          </table:table-cell>
          <table:table-cell office:value-type="string">
            <text:p>Calgary Southeast</text:p>
          </table:table-cell>
          <table:table-cell office:value-type="string">
            <text:p>Jason Kenney</text:p>
          </table:table-cell>
          <table:table-cell office:value-type="float" office:value="41691">
            <text:p>41691</text:p>
          </table:table-cell>
          <table:table-cell office:value-type="float" office:value="6482">
            <text:p>6482</text:p>
          </table:table-cell>
          <table:table-cell office:value-type="float" office:value="48173">
            <text:p>48173</text:p>
          </table:table-cell>
          <table:table-cell table:number-columns-repeated="1017"/>
        </table:table-row>
        <table:table-row table:style-name="ro4" table:number-rows-repeated="10482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6T17:38:11</dc:date>
    <dc:creator>Julien </dc:creator>
    <meta:generator>LibreOffice/3.5$Linux_X86_64 LibreOffice_project/350m1$Build-2</meta:generator>
    <meta:editing-duration>P0D</meta:editing-duration>
    <meta:editing-cycles>2</meta:editing-cycles>
    <meta:printed-by>Julien </meta:printed-by>
    <meta:print-date>2015-01-26T17:27:32</meta:print-date>
    <meta:document-statistic meta:table-count="1" meta:cell-count="2163" meta:object-count="0"/>
  </office:meta>
</office:document-meta>
</file>